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9.11mm"/>
    </style:style>
    <style:style style:name="co13" style:family="table-column">
      <style:table-column-properties fo:break-before="auto" style:column-width="31.12mm"/>
    </style:style>
    <style:style style:name="co14" style:family="table-column">
      <style:table-column-properties fo:break-before="auto" style:column-width="49.28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38.95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30.04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10">
      <style:text-properties style:font-name="DejaVu Sans"/>
    </style:style>
    <style:style style:name="ce9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2" style:family="table-cell" style:parent-style-name="Default" style:data-style-name="N11">
      <style:text-properties style:font-name="DejaVu Sans"/>
    </style:style>
    <style:style style:name="ce13" style:family="table-cell" style:parent-style-name="Default" style:data-style-name="N111">
      <style:text-properties style:font-name="DejaVu Sans"/>
    </style:style>
    <style:style style:name="ce14" style:family="table-cell" style:parent-style-name="Default">
      <style:table-cell-properties style:rotation-angle="0"/>
      <style:text-properties style:font-name="DejaVu Sans"/>
    </style:style>
    <style:style style:name="ce15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 fo:font-weight="bold" style:font-weight-asian="bold" style:font-weight-complex="bold"/>
    </style:style>
    <style:style style:name="ce24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3"/>
        <table:table-column table:style-name="co10" table:default-cell-style-name="ce3"/>
        <table:table-column table:style-name="co11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7" office:value-type="string" calcext:value-type="string">
            <text:p>Reproduction rate (4 days comparison period)</text:p>
          </table:table-cell>
          <table:table-cell table:style-name="ce7" office:value-type="string" calcext:value-type="string">
            <text:p>Reproduction rate (7 days comparison period)</text:p>
          </table:table-cell>
          <table:table-cell table:style-name="ce6" office:value-type="string" calcext:value-type="string">
            <text:p>Active cases</text:p>
          </table:table-cell>
          <table:table-cell table:style-name="ce6" office:value-type="string" calcext:value-type="string">
            <text:p>Prevalence</text:p>
          </table:table-cell>
          <table:table-cell table:style-name="ce6" office:value-type="string" calcext:value-type="string">
            <text:p>Hospitalization</text:p>
          </table:table-cell>
          <table:table-cell table:style-name="ce9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ceased persons per day</text:p>
          </table:table-cell>
          <table:table-cell table:style-name="ce9" office:value-type="string" calcext:value-type="string">
            <text:p>Mortality rate increase (7 days arithmetic mean)</text:p>
          </table:table-cell>
          <table:table-cell table:style-name="ce11" office:value-type="string" calcext:value-type="string">
            <text:p>Case mortality percent</text:p>
          </table:table-cell>
          <table:table-cell table:style-name="ce6" office:value-type="string" calcext:value-type="string">
            <text:p>New deaths per new infections</text:p>
          </table:table-cell>
          <table:table-cell table:style-name="ce14" table:number-columns-repeated="6"/>
          <table:table-cell table:style-name="ce15"/>
          <table:table-cell table:style-name="ce14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2" table:formula="of:=[.J2]/[.B2]" office:value-type="percentage" office:value="0" calcext:value-type="percentage">
            <text:p>0,00%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3]/[.B3]" office:value-type="percentage" office:value="0" calcext:value-type="percentage">
            <text:p>0,00%</text:p>
          </table:table-cell>
          <table:table-cell table:formula="of:=[.K3]/[.C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4]/[.B4]" office:value-type="percentage" office:value="0" calcext:value-type="percentage">
            <text:p>0,00%</text:p>
          </table:table-cell>
          <table:table-cell table:formula="of:=[.K4]/[.C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5]/[.B5]" office:value-type="percentage" office:value="0" calcext:value-type="percentage">
            <text:p>0,00%</text:p>
          </table:table-cell>
          <table:table-cell table:formula="of:=[.K5]/[.C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6]/[.B6]" office:value-type="percentage" office:value="0" calcext:value-type="percentage">
            <text:p>0,00%</text:p>
          </table:table-cell>
          <table:table-cell table:formula="of:=[.K6]/[.C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2" table:formula="of:=[.J7]/[.B7]" office:value-type="percentage" office:value="0.00175592625109745" calcext:value-type="percentage">
            <text:p>0,18%</text:p>
          </table:table-cell>
          <table:table-cell table:formula="of:=[.K7]/[.C7]" office:value-type="float" office:value="0.0740740740740741" calcext:value-type="float">
            <text:p>0,07407407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2" table:formula="of:=[.J8]/[.B8]" office:value-type="percentage" office:value="0.00154320987654321" calcext:value-type="percentage">
            <text:p>0,15%</text:p>
          </table:table-cell>
          <table:table-cell table:formula="of:=[.K8]/[.C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2" table:formula="of:=[.J9]/[.B9]" office:value-type="percentage" office:value="0.001914486279515" calcext:value-type="percentage">
            <text:p>0,19%</text:p>
          </table:table-cell>
          <table:table-cell table:formula="of:=[.K9]/[.C9]" office:value-type="float" office:value="0.003690036900369" calcext:value-type="float">
            <text:p>0,003690036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2" table:formula="of:=[.J10]/[.B10]" office:value-type="percentage" office:value="0.00253271422541157" calcext:value-type="percentage">
            <text:p>0,25%</text:p>
          </table:table-cell>
          <table:table-cell table:formula="of:=[.K10]/[.C10]" office:value-type="float" office:value="0.00374064837905237" calcext:value-type="float">
            <text:p>0,00374064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2" table:formula="of:=[.J11]/[.B11]" office:value-type="percentage" office:value="0.00195950359242325" calcext:value-type="percentage">
            <text:p>0,20%</text:p>
          </table:table-cell>
          <table:table-cell table:formula="of:=[.K11]/[.C1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2" table:formula="of:=[.J12]/[.B12]" office:value-type="percentage" office:value="0.00210803689064559" calcext:value-type="percentage">
            <text:p>0,21%</text:p>
          </table:table-cell>
          <table:table-cell table:formula="of:=[.K12]/[.C12]" office:value-type="float" office:value="0.00272851296043656" calcext:value-type="float">
            <text:p>0,0027285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2" table:formula="of:=[.J13]/[.B13]" office:value-type="percentage" office:value="0.00248036378668871" calcext:value-type="percentage">
            <text:p>0,25%</text:p>
          </table:table-cell>
          <table:table-cell table:formula="of:=[.K13]/[.C13]" office:value-type="float" office:value="0.00383509108341323" calcext:value-type="float">
            <text:p>0,00383509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2" table:formula="of:=[.J14]/[.B14]" office:value-type="percentage" office:value="0.00216234198270126" calcext:value-type="percentage">
            <text:p>0,22%</text:p>
          </table:table-cell>
          <table:table-cell table:formula="of:=[.K14]/[.C14]" office:value-type="float" office:value="0.000851788756388416" calcext:value-type="float">
            <text:p>0,00085178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2" table:formula="of:=[.J15]/[.B15]" office:value-type="percentage" office:value="0.00181665735047513" calcext:value-type="percentage">
            <text:p>0,18%</text:p>
          </table:table-cell>
          <table:table-cell table:formula="of:=[.K15]/[.C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2" table:formula="of:=[.J16]/[.B16]" office:value-type="percentage" office:value="0.00158575262259088" calcext:value-type="percentage">
            <text:p>0,16%</text:p>
          </table:table-cell>
          <table:table-cell table:formula="of:=[.K16]/[.C1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2" table:formula="of:=[.J17]/[.B17]" office:value-type="percentage" office:value="0.00181834712246568" calcext:value-type="percentage">
            <text:p>0,18%</text:p>
          </table:table-cell>
          <table:table-cell table:formula="of:=[.K17]/[.C17]" office:value-type="float" office:value="0.00249910746162085" calcext:value-type="float">
            <text:p>0,00249910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2" table:formula="of:=[.J18]/[.B18]" office:value-type="percentage" office:value="0.0024559297058342" calcext:value-type="percentage">
            <text:p>0,25%</text:p>
          </table:table-cell>
          <table:table-cell table:formula="of:=[.K18]/[.C18]" office:value-type="float" office:value="0.00341343528126707" calcext:value-type="float">
            <text:p>0,00341343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2" table:formula="of:=[.J19]/[.B19]" office:value-type="percentage" office:value="0.00312165121371663" calcext:value-type="percentage">
            <text:p>0,31%</text:p>
          </table:table-cell>
          <table:table-cell table:formula="of:=[.K19]/[.C19]" office:value-type="float" office:value="0.00700636942675159" calcext:value-type="float">
            <text:p>0,007006369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2" table:formula="of:=[.J20]/[.B20]" office:value-type="percentage" office:value="0.0037943004763058" calcext:value-type="percentage">
            <text:p>0,38%</text:p>
          </table:table-cell>
          <table:table-cell table:formula="of:=[.K20]/[.C20]" office:value-type="float" office:value="0.00815463606161281" calcext:value-type="float">
            <text:p>0,00815463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2" table:formula="of:=[.J21]/[.B21]" office:value-type="percentage" office:value="0.00431329590579214" calcext:value-type="percentage">
            <text:p>0,43%</text:p>
          </table:table-cell>
          <table:table-cell table:formula="of:=[.K21]/[.C21]" office:value-type="float" office:value="0.00721045515998197" calcext:value-type="float">
            <text:p>0,00721045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2" table:formula="of:=[.J22]/[.B22]" office:value-type="percentage" office:value="0.00472206376370666" calcext:value-type="percentage">
            <text:p>0,47%</text:p>
          </table:table-cell>
          <table:table-cell table:formula="of:=[.K22]/[.C22]" office:value-type="float" office:value="0.00982066609735269" calcext:value-type="float">
            <text:p>0,0098206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2" table:formula="of:=[.J23]/[.B23]" office:value-type="percentage" office:value="0.00542346882874986" calcext:value-type="percentage">
            <text:p>0,54%</text:p>
          </table:table-cell>
          <table:table-cell table:formula="of:=[.K23]/[.C23]" office:value-type="float" office:value="0.00989099717400081" calcext:value-type="float">
            <text:p>0,00989099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2" table:formula="of:=[.J24]/[.B24]" office:value-type="percentage" office:value="0.00598278471433977" calcext:value-type="percentage">
            <text:p>0,60%</text:p>
          </table:table-cell>
          <table:table-cell table:formula="of:=[.K24]/[.C24]" office:value-type="float" office:value="0.00951557093425606" calcext:value-type="float">
            <text:p>0,009515570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2" table:formula="of:=[.J25]/[.B25]" office:value-type="percentage" office:value="0.00668972047260302" calcext:value-type="percentage">
            <text:p>0,67%</text:p>
          </table:table-cell>
          <table:table-cell table:formula="of:=[.K25]/[.C25]" office:value-type="float" office:value="0.0114394661582459" calcext:value-type="float">
            <text:p>0,01143946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2" table:formula="of:=[.J26]/[.B26]" office:value-type="percentage" office:value="0.00740289645460255" calcext:value-type="percentage">
            <text:p>0,74%</text:p>
          </table:table-cell>
          <table:table-cell table:formula="of:=[.K26]/[.C26]" office:value-type="float" office:value="0.016141235813367" calcext:value-type="float">
            <text:p>0,01614123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2" table:formula="of:=[.J27]/[.B27]" office:value-type="percentage" office:value="0.00794094034695801" calcext:value-type="percentage">
            <text:p>0,79%</text:p>
          </table:table-cell>
          <table:table-cell table:formula="of:=[.K27]/[.C27]" office:value-type="float" office:value="0.0138918122500526" calcext:value-type="float">
            <text:p>0,013891812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2" table:formula="of:=[.J28]/[.B28]" office:value-type="percentage" office:value="0.00941643919693764" calcext:value-type="percentage">
            <text:p>0,94%</text:p>
          </table:table-cell>
          <table:table-cell table:formula="of:=[.K28]/[.C28]" office:value-type="float" office:value="0.0277356446370531" calcext:value-type="float">
            <text:p>0,02773564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2" table:formula="of:=[.J29]/[.B29]" office:value-type="percentage" office:value="0.0108660154974319" calcext:value-type="percentage">
            <text:p>1,09%</text:p>
          </table:table-cell>
          <table:table-cell table:formula="of:=[.K29]/[.C29]" office:value-type="float" office:value="0.0273244085824317" calcext:value-type="float">
            <text:p>0,02732440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2" table:formula="of:=[.J30]/[.B30]" office:value-type="percentage" office:value="0.0118603955278692" calcext:value-type="percentage">
            <text:p>1,19%</text:p>
          </table:table-cell>
          <table:table-cell table:formula="of:=[.K30]/[.C30]" office:value-type="float" office:value="0.0227420402858999" calcext:value-type="float">
            <text:p>0,02274204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2" table:formula="of:=[.J31]/[.B31]" office:value-type="percentage" office:value="0.0127609917687211" calcext:value-type="percentage">
            <text:p>1,28%</text:p>
          </table:table-cell>
          <table:table-cell table:formula="of:=[.K31]/[.C31]" office:value-type="float" office:value="0.0234855847100745" calcext:value-type="float">
            <text:p>0,0234855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2" table:formula="of:=[.J32]/[.B32]" office:value-type="percentage" office:value="0.0134999650259973" calcext:value-type="percentage">
            <text:p>1,35%</text:p>
          </table:table-cell>
          <table:table-cell table:formula="of:=[.K32]/[.C32]" office:value-type="float" office:value="0.0231831634330812" calcext:value-type="float">
            <text:p>0,02318316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2" table:formula="of:=[.J33]/[.B33]" office:value-type="percentage" office:value="0.0146324443378328" calcext:value-type="percentage">
            <text:p>1,46%</text:p>
          </table:table-cell>
          <table:table-cell table:formula="of:=[.K33]/[.C33]" office:value-type="float" office:value="0.0309973045822102" calcext:value-type="float">
            <text:p>0,03099730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2" table:formula="of:=[.J34]/[.B34]" office:value-type="percentage" office:value="0.0150328647356669" calcext:value-type="percentage">
            <text:p>1,50%</text:p>
          </table:table-cell>
          <table:table-cell table:formula="of:=[.K34]/[.C34]" office:value-type="float" office:value="0.025020397062823" calcext:value-type="float">
            <text:p>0,02502039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2" table:formula="of:=[.J35]/[.B35]" office:value-type="percentage" office:value="0.0161955152431343" calcext:value-type="percentage">
            <text:p>1,62%</text:p>
          </table:table-cell>
          <table:table-cell table:formula="of:=[.K35]/[.C35]" office:value-type="float" office:value="0.0451225873761085" calcext:value-type="float">
            <text:p>0,04512258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2" table:formula="of:=[.J36]/[.B36]" office:value-type="percentage" office:value="0.0180280544038439" calcext:value-type="percentage">
            <text:p>1,80%</text:p>
          </table:table-cell>
          <table:table-cell table:formula="of:=[.K36]/[.C36]" office:value-type="float" office:value="0.063452410691981" calcext:value-type="float">
            <text:p>0,063452410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2" table:formula="of:=[.J37]/[.B37]" office:value-type="percentage" office:value="0.0194728378403357" calcext:value-type="percentage">
            <text:p>1,95%</text:p>
          </table:table-cell>
          <table:table-cell table:formula="of:=[.K37]/[.C37]" office:value-type="float" office:value="0.0494571773220748" calcext:value-type="float">
            <text:p>0,049457177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2" table:formula="of:=[.J38]/[.B38]" office:value-type="percentage" office:value="0.0209028848271306" calcext:value-type="percentage">
            <text:p>2,09%</text:p>
          </table:table-cell>
          <table:table-cell table:formula="of:=[.K38]/[.C38]" office:value-type="float" office:value="0.0499718204020289" calcext:value-type="float">
            <text:p>0,04997182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2" table:formula="of:=[.J39]/[.B39]" office:value-type="percentage" office:value="0.0216219891550086" calcext:value-type="percentage">
            <text:p>2,16%</text:p>
          </table:table-cell>
          <table:table-cell table:formula="of:=[.K39]/[.C39]" office:value-type="float" office:value="0.0413743043793854" calcext:value-type="float">
            <text:p>0,041374304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2" table:formula="of:=[.J40]/[.B40]" office:value-type="percentage" office:value="0.0221864391304709" calcext:value-type="percentage">
            <text:p>2,22%</text:p>
          </table:table-cell>
          <table:table-cell table:formula="of:=[.K40]/[.C40]" office:value-type="float" office:value="0.0457284650833038" calcext:value-type="float">
            <text:p>0,045728465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2" table:formula="of:=[.J41]/[.B41]" office:value-type="percentage" office:value="0.0227531378032126" calcext:value-type="percentage">
            <text:p>2,28%</text:p>
          </table:table-cell>
          <table:table-cell table:formula="of:=[.K41]/[.C41]" office:value-type="float" office:value="0.0496649586125345" calcext:value-type="float">
            <text:p>0,04966495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2" table:formula="of:=[.J42]/[.B42]" office:value-type="percentage" office:value="0.0237333930198724" calcext:value-type="percentage">
            <text:p>2,37%</text:p>
          </table:table-cell>
          <table:table-cell table:formula="of:=[.K42]/[.C42]" office:value-type="float" office:value="0.0816522574447646" calcext:value-type="float">
            <text:p>0,08165225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2" table:formula="of:=[.J43]/[.B43]" office:value-type="percentage" office:value="0.0255047654878355" calcext:value-type="percentage">
            <text:p>2,55%</text:p>
          </table:table-cell>
          <table:table-cell table:formula="of:=[.K43]/[.C43]" office:value-type="float" office:value="0.114641995172969" calcext:value-type="float">
            <text:p>0,11464199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2" table:formula="of:=[.J44]/[.B44]" office:value-type="percentage" office:value="0.0273591414334994" calcext:value-type="percentage">
            <text:p>2,74%</text:p>
          </table:table-cell>
          <table:table-cell table:formula="of:=[.K44]/[.C44]" office:value-type="float" office:value="0.109909281228193" calcext:value-type="float">
            <text:p>0,10990928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2" table:formula="of:=[.J45]/[.B45]" office:value-type="percentage" office:value="0.0289023387880146" calcext:value-type="percentage">
            <text:p>2,89%</text:p>
          </table:table-cell>
          <table:table-cell table:formula="of:=[.K45]/[.C45]" office:value-type="float" office:value="0.0884615384615385" calcext:value-type="float">
            <text:p>0,08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2" table:formula="of:=[.J46]/[.B46]" office:value-type="percentage" office:value="0.0299041756706612" calcext:value-type="percentage">
            <text:p>2,99%</text:p>
          </table:table-cell>
          <table:table-cell table:formula="of:=[.K46]/[.C46]" office:value-type="float" office:value="0.0670545857578277" calcext:value-type="float">
            <text:p>0,06705458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2" table:formula="of:=[.J47]/[.B47]" office:value-type="percentage" office:value="0.0306940105935081" calcext:value-type="percentage">
            <text:p>3,07%</text:p>
          </table:table-cell>
          <table:table-cell table:formula="of:=[.K47]/[.C47]" office:value-type="float" office:value="0.0748576078112286" calcext:value-type="float">
            <text:p>0,07485760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2" table:formula="of:=[.J48]/[.B48]" office:value-type="percentage" office:value="0.0310858885312553" calcext:value-type="percentage">
            <text:p>3,11%</text:p>
          </table:table-cell>
          <table:table-cell table:formula="of:=[.K48]/[.C48]" office:value-type="float" office:value="0.0619718309859155" calcext:value-type="float">
            <text:p>0,0619718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2" table:formula="of:=[.J49]/[.B49]" office:value-type="percentage" office:value="0.0320514161037802" calcext:value-type="percentage">
            <text:p>3,21%</text:p>
          </table:table-cell>
          <table:table-cell table:formula="of:=[.K49]/[.C49]" office:value-type="float" office:value="0.108683473389356" calcext:value-type="float">
            <text:p>0,1086834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2" table:formula="of:=[.J50]/[.B50]" office:value-type="percentage" office:value="0.0334879953875932" calcext:value-type="percentage">
            <text:p>3,35%</text:p>
          </table:table-cell>
          <table:table-cell table:formula="of:=[.K50]/[.C50]" office:value-type="float" office:value="0.125614662494412" calcext:value-type="float">
            <text:p>0,12561466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2" table:formula="of:=[.J51]/[.B51]" office:value-type="percentage" office:value="0.0344082244707726" calcext:value-type="percentage">
            <text:p>3,44%</text:p>
          </table:table-cell>
          <table:table-cell table:formula="of:=[.K51]/[.C51]" office:value-type="float" office:value="0.0914115646258503" calcext:value-type="float">
            <text:p>0,091411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2" table:formula="of:=[.J52]/[.B52]" office:value-type="percentage" office:value="0.0353829887686773" calcext:value-type="percentage">
            <text:p>3,54%</text:p>
          </table:table-cell>
          <table:table-cell table:formula="of:=[.K52]/[.C52]" office:value-type="float" office:value="0.0971330765939238" calcext:value-type="float">
            <text:p>0,097133076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2" table:formula="of:=[.J53]/[.B53]" office:value-type="percentage" office:value="0.0360802424592293" calcext:value-type="percentage">
            <text:p>3,61%</text:p>
          </table:table-cell>
          <table:table-cell table:formula="of:=[.K53]/[.C53]" office:value-type="float" office:value="0.0871046228710462" calcext:value-type="float">
            <text:p>0,087104622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2" table:formula="of:=[.J54]/[.B54]" office:value-type="percentage" office:value="0.0365818063888438" calcext:value-type="percentage">
            <text:p>3,66%</text:p>
          </table:table-cell>
          <table:table-cell table:formula="of:=[.K54]/[.C54]" office:value-type="float" office:value="0.0805987334484744" calcext:value-type="float">
            <text:p>0,08059873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2" table:formula="of:=[.J55]/[.B55]" office:value-type="percentage" office:value="0.0370506401706263" calcext:value-type="percentage">
            <text:p>3,71%</text:p>
          </table:table-cell>
          <table:table-cell table:formula="of:=[.K55]/[.C55]" office:value-type="float" office:value="0.108055009823183" calcext:value-type="float">
            <text:p>0,10805500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2" table:formula="of:=[.J56]/[.B56]" office:value-type="percentage" office:value="0.037822140632096" calcext:value-type="percentage">
            <text:p>3,78%</text:p>
          </table:table-cell>
          <table:table-cell table:formula="of:=[.K56]/[.C56]" office:value-type="float" office:value="0.142482517482517" calcext:value-type="float">
            <text:p>0,14248251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2" table:formula="of:=[.J57]/[.B57]" office:value-type="percentage" office:value="0.0387906699399268" calcext:value-type="percentage">
            <text:p>3,88%</text:p>
          </table:table-cell>
          <table:table-cell table:formula="of:=[.K57]/[.C57]" office:value-type="float" office:value="0.154907975460123" calcext:value-type="float">
            <text:p>0,15490797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2" table:formula="of:=[.J58]/[.B58]" office:value-type="percentage" office:value="0.0395175937505892" calcext:value-type="percentage">
            <text:p>3,95%</text:p>
          </table:table-cell>
          <table:table-cell table:formula="of:=[.K58]/[.C58]" office:value-type="float" office:value="0.117050067658999" calcext:value-type="float">
            <text:p>0,11705006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2" table:formula="of:=[.J59]/[.B59]" office:value-type="percentage" office:value="0.0400938838358965" calcext:value-type="percentage">
            <text:p>4,01%</text:p>
          </table:table-cell>
          <table:table-cell table:formula="of:=[.K59]/[.C59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2" table:formula="of:=[.J60]/[.B60]" office:value-type="percentage" office:value="0.0406609648553212" calcext:value-type="percentage">
            <text:p>4,07%</text:p>
          </table:table-cell>
          <table:table-cell table:formula="of:=[.K60]/[.C60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2" table:formula="of:=[.J61]/[.B61]" office:value-type="percentage" office:value="0.0409179302875148" calcext:value-type="percentage">
            <text:p>4,09%</text:p>
          </table:table-cell>
          <table:table-cell table:formula="of:=[.K61]/[.C61]" office:value-type="float" office:value="0.0933165195460277" calcext:value-type="float">
            <text:p>0,09331651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2" table:formula="of:=[.J62]/[.B62]" office:value-type="percentage" office:value="0.0410111843113222" calcext:value-type="percentage">
            <text:p>4,10%</text:p>
          </table:table-cell>
          <table:table-cell table:formula="of:=[.K62]/[.C62]" office:value-type="float" office:value="0.0633284241531664" calcext:value-type="float">
            <text:p>0,06332842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2" table:formula="of:=[.J63]/[.B63]" office:value-type="percentage" office:value="0.0416880263639692" calcext:value-type="percentage">
            <text:p>4,17%</text:p>
          </table:table-cell>
          <table:table-cell table:formula="of:=[.K63]/[.C63]" office:value-type="float" office:value="0.202919708029197" calcext:value-type="float">
            <text:p>0,202919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2" table:formula="of:=[.J64]/[.B64]" office:value-type="percentage" office:value="0.0424264844114811" calcext:value-type="percentage">
            <text:p>4,24%</text:p>
          </table:table-cell>
          <table:table-cell table:formula="of:=[.K64]/[.C64]" office:value-type="float" office:value="0.159112825458052" calcext:value-type="float">
            <text:p>0,15911282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2" table:formula="of:=[.J65]/[.B65]" office:value-type="percentage" office:value="0.0428620455051749" calcext:value-type="percentage">
            <text:p>4,29%</text:p>
          </table:table-cell>
          <table:table-cell table:formula="of:=[.K65]/[.C65]" office:value-type="float" office:value="0.103015075376884" calcext:value-type="float">
            <text:p>0,10301507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2" table:formula="of:=[.J66]/[.B66]" office:value-type="percentage" office:value="0.0434309623430962" calcext:value-type="percentage">
            <text:p>4,34%</text:p>
          </table:table-cell>
          <table:table-cell table:formula="of:=[.K66]/[.C66]" office:value-type="float" office:value="0.121588089330025" calcext:value-type="float">
            <text:p>0,12158808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2" table:formula="of:=[.J67]/[.B67]" office:value-type="percentage" office:value="0.0437197050150993" calcext:value-type="percentage">
            <text:p>4,37%</text:p>
          </table:table-cell>
          <table:table-cell table:formula="of:=[.K67]/[.C67]" office:value-type="float" office:value="0.0823341326938449" calcext:value-type="float">
            <text:p>0,08233413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2" table:formula="of:=[.J68]/[.B68]" office:value-type="percentage" office:value="0.0437010247136829" calcext:value-type="percentage">
            <text:p>4,37%</text:p>
          </table:table-cell>
          <table:table-cell table:formula="of:=[.K68]/[.C68]" office:value-type="float" office:value="0.0389805097451274" calcext:value-type="float">
            <text:p>0,038980509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2" table:formula="of:=[.J69]/[.B69]" office:value-type="percentage" office:value="0.0437387586613593" calcext:value-type="percentage">
            <text:p>4,37%</text:p>
          </table:table-cell>
          <table:table-cell table:formula="of:=[.K69]/[.C69]" office:value-type="float" office:value="0.061624649859944" calcext:value-type="float">
            <text:p>0,061624649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2" table:formula="of:=[.J70]/[.B70]" office:value-type="percentage" office:value="0.0441797452318953" calcext:value-type="percentage">
            <text:p>4,42%</text:p>
          </table:table-cell>
          <table:table-cell table:formula="of:=[.K70]/[.C70]" office:value-type="float" office:value="0.12433011789925" calcext:value-type="float">
            <text:p>0,12433011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2" table:formula="of:=[.J71]/[.B71]" office:value-type="percentage" office:value="0.0445635295903237" calcext:value-type="percentage">
            <text:p>4,46%</text:p>
          </table:table-cell>
          <table:table-cell table:formula="of:=[.K71]/[.C71]" office:value-type="float" office:value="0.1265664160401" calcext:value-type="float">
            <text:p>0,1265664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2" table:formula="of:=[.J72]/[.B72]" office:value-type="percentage" office:value="0.0448388576338692" calcext:value-type="percentage">
            <text:p>4,48%</text:p>
          </table:table-cell>
          <table:table-cell table:formula="of:=[.K72]/[.C72]" office:value-type="float" office:value="0.0953912111468382" calcext:value-type="float">
            <text:p>0,09539121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2" table:formula="of:=[.J73]/[.B73]" office:value-type="percentage" office:value="0.0451857327665866" calcext:value-type="percentage">
            <text:p>4,52%</text:p>
          </table:table-cell>
          <table:table-cell table:formula="of:=[.K73]/[.C73]" office:value-type="float" office:value="0.110624315443593" calcext:value-type="float">
            <text:p>0,11062431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2" table:formula="of:=[.J74]/[.B74]" office:value-type="percentage" office:value="0.045352530902562" calcext:value-type="percentage">
            <text:p>4,54%</text:p>
          </table:table-cell>
          <table:table-cell table:formula="of:=[.K74]/[.C74]" office:value-type="float" office:value="0.0919354838709677" calcext:value-type="float">
            <text:p>0,091935483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2" table:formula="of:=[.J75]/[.B75]" office:value-type="percentage" office:value="0.0453901522755298" calcext:value-type="percentage">
            <text:p>4,54%</text:p>
          </table:table-cell>
          <table:table-cell table:formula="of:=[.K75]/[.C75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2" table:formula="of:=[.J76]/[.B76]" office:value-type="percentage" office:value="0.0454215012278402" calcext:value-type="percentage">
            <text:p>4,54%</text:p>
          </table:table-cell>
          <table:table-cell table:formula="of:=[.K76]/[.C76]" office:value-type="float" office:value="0.0614035087719298" calcext:value-type="float">
            <text:p>0,06140350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2" table:formula="of:=[.J77]/[.B77]" office:value-type="percentage" office:value="0.0456994463786314" calcext:value-type="percentage">
            <text:p>4,57%</text:p>
          </table:table-cell>
          <table:table-cell table:formula="of:=[.K77]/[.C77]" office:value-type="float" office:value="0.140350877192982" calcext:value-type="float">
            <text:p>0,14035087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2" table:formula="of:=[.J78]/[.B78]" office:value-type="percentage" office:value="0.0459640809740522" calcext:value-type="percentage">
            <text:p>4,60%</text:p>
          </table:table-cell>
          <table:table-cell table:formula="of:=[.K78]/[.C78]" office:value-type="float" office:value="0.104140526976161" calcext:value-type="float">
            <text:p>0,1041405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2" table:formula="of:=[.J79]/[.B79]" office:value-type="percentage" office:value="0.046092830632751" calcext:value-type="percentage">
            <text:p>4,61%</text:p>
          </table:table-cell>
          <table:table-cell table:formula="of:=[.K79]/[.C79]" office:value-type="float" office:value="0.076510067114094" calcext:value-type="float">
            <text:p>0,07651006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2" table:formula="of:=[.J80]/[.B80]" office:value-type="percentage" office:value="0.0461255445455161" calcext:value-type="percentage">
            <text:p>4,61%</text:p>
          </table:table-cell>
          <table:table-cell table:formula="of:=[.K80]/[.C80]" office:value-type="float" office:value="0.058695652173913" calcext:value-type="float">
            <text:p>0,05869565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2" table:formula="of:=[.J81]/[.B81]" office:value-type="percentage" office:value="0.046196232780433" calcext:value-type="percentage">
            <text:p>4,62%</text:p>
          </table:table-cell>
          <table:table-cell table:formula="of:=[.K81]/[.C81]" office:value-type="float" office:value="0.0658307210031348" calcext:value-type="float">
            <text:p>0,0658307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2" table:formula="of:=[.J82]/[.B82]" office:value-type="percentage" office:value="0.0462584347182257" calcext:value-type="percentage">
            <text:p>4,63%</text:p>
          </table:table-cell>
          <table:table-cell table:formula="of:=[.K82]/[.C82]" office:value-type="float" office:value="0.0719257540603248" calcext:value-type="float">
            <text:p>0,0719257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2" table:formula="of:=[.J83]/[.B83]" office:value-type="percentage" office:value="0.0462395699165593" calcext:value-type="percentage">
            <text:p>4,62%</text:p>
          </table:table-cell>
          <table:table-cell table:formula="of:=[.K83]/[.C83]" office:value-type="float" office:value="0.0346020761245675" calcext:value-type="float">
            <text:p>0,03460207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2" table:formula="of:=[.J84]/[.B84]" office:value-type="percentage" office:value="0.0463793700629043" calcext:value-type="percentage">
            <text:p>4,64%</text:p>
          </table:table-cell>
          <table:table-cell table:formula="of:=[.K84]/[.C84]" office:value-type="float" office:value="0.104166666666667" calcext:value-type="float">
            <text:p>0,10416666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2" table:formula="of:=[.J85]/[.B85]" office:value-type="percentage" office:value="0.0465478022345621" calcext:value-type="percentage">
            <text:p>4,65%</text:p>
          </table:table-cell>
          <table:table-cell table:formula="of:=[.K85]/[.C85]" office:value-type="float" office:value="0.129834254143646" calcext:value-type="float">
            <text:p>0,1298342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2" table:formula="of:=[.J86]/[.B86]" office:value-type="percentage" office:value="0.0468013599158677" calcext:value-type="percentage">
            <text:p>4,68%</text:p>
          </table:table-cell>
          <table:table-cell table:formula="of:=[.K86]/[.C86]" office:value-type="float" office:value="0.175637393767705" calcext:value-type="float">
            <text:p>0,17563739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2" table:formula="of:=[.J87]/[.B87]" office:value-type="percentage" office:value="0.0468253000698223" calcext:value-type="percentage">
            <text:p>4,68%</text:p>
          </table:table-cell>
          <table:table-cell table:formula="of:=[.K87]/[.C87]" office:value-type="float" office:value="0.0526315789473684" calcext:value-type="float">
            <text:p>0,052631578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2" table:formula="of:=[.J88]/[.B88]" office:value-type="percentage" office:value="0.0468498200843286" calcext:value-type="percentage">
            <text:p>4,68%</text:p>
          </table:table-cell>
          <table:table-cell table:formula="of:=[.K88]/[.C88]" office:value-type="float" office:value="0.0528455284552846" calcext:value-type="float">
            <text:p>0,0528455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2" table:formula="of:=[.J89]/[.B89]" office:value-type="percentage" office:value="0.0468366008750179" calcext:value-type="percentage">
            <text:p>4,68%</text:p>
          </table:table-cell>
          <table:table-cell table:formula="of:=[.K89]/[.C89]" office:value-type="float" office:value="0.0384615384615385" calcext:value-type="float">
            <text:p>0,03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2" table:formula="of:=[.J90]/[.B90]" office:value-type="percentage" office:value="0.046811319198086" calcext:value-type="percentage">
            <text:p>4,68%</text:p>
          </table:table-cell>
          <table:table-cell table:formula="of:=[.K90]/[.C90]" office:value-type="float" office:value="0.033033033033033" calcext:value-type="float">
            <text:p>0,0330330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2" table:formula="of:=[.J91]/[.B91]" office:value-type="percentage" office:value="0.0468169732129123" calcext:value-type="percentage">
            <text:p>4,68%</text:p>
          </table:table-cell>
          <table:table-cell table:formula="of:=[.K91]/[.C91]" office:value-type="float" office:value="0.0516431924882629" calcext:value-type="float">
            <text:p>0,05164319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2" table:formula="of:=[.J92]/[.B92]" office:value-type="percentage" office:value="0.0468881943302078" calcext:value-type="percentage">
            <text:p>4,69%</text:p>
          </table:table-cell>
          <table:table-cell table:formula="of:=[.K92]/[.C92]" office:value-type="float" office:value="0.0847953216374269" calcext:value-type="float">
            <text:p>0,08479532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2" table:formula="of:=[.J93]/[.B93]" office:value-type="percentage" office:value="0.0469512595478322" calcext:value-type="percentage">
            <text:p>4,70%</text:p>
          </table:table-cell>
          <table:table-cell table:formula="of:=[.K93]/[.C93]" office:value-type="float" office:value="0.0761421319796954" calcext:value-type="float">
            <text:p>0,0761421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2" table:formula="of:=[.J94]/[.B94]" office:value-type="percentage" office:value="0.0469959786327351" calcext:value-type="percentage">
            <text:p>4,70%</text:p>
          </table:table-cell>
          <table:table-cell table:formula="of:=[.K94]/[.C94]" office:value-type="float" office:value="0.0631163708086785" calcext:value-type="float">
            <text:p>0,0631163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2" table:formula="of:=[.J95]/[.B95]" office:value-type="percentage" office:value="0.0470715055695293" calcext:value-type="percentage">
            <text:p>4,71%</text:p>
          </table:table-cell>
          <table:table-cell table:formula="of:=[.K95]/[.C95]" office:value-type="float" office:value="0.0810810810810811" calcext:value-type="float">
            <text:p>0,08108108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2" table:formula="of:=[.J96]/[.B96]" office:value-type="percentage" office:value="0.0471140728017872" calcext:value-type="percentage">
            <text:p>4,71%</text:p>
          </table:table-cell>
          <table:table-cell table:formula="of:=[.K96]/[.C96]" office:value-type="float" office:value="0.0730897009966778" calcext:value-type="float">
            <text:p>0,07308970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2" table:formula="of:=[.J97]/[.B97]" office:value-type="percentage" office:value="0.047091909030202" calcext:value-type="percentage">
            <text:p>4,71%</text:p>
          </table:table-cell>
          <table:table-cell table:formula="of:=[.K97]/[.C97]" office:value-type="float" office:value="0.0280373831775701" calcext:value-type="float">
            <text:p>0,02803738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2" table:formula="of:=[.J98]/[.B98]" office:value-type="percentage" office:value="0.0472030908785486" calcext:value-type="percentage">
            <text:p>4,72%</text:p>
          </table:table-cell>
          <table:table-cell table:formula="of:=[.K98]/[.C98]" office:value-type="float" office:value="0.105714285714286" calcext:value-type="float">
            <text:p>0,10571428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2" table:formula="of:=[.J99]/[.B99]" office:value-type="percentage" office:value="0.0472192620401274" calcext:value-type="percentage">
            <text:p>4,72%</text:p>
          </table:table-cell>
          <table:table-cell table:formula="of:=[.K99]/[.C99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2" table:formula="of:=[.J100]/[.B100]" office:value-type="percentage" office:value="0.0472181473012038" calcext:value-type="percentage">
            <text:p>4,72%</text:p>
          </table:table-cell>
          <table:table-cell table:formula="of:=[.K100]/[.C100]" office:value-type="float" office:value="0.0468468468468469" calcext:value-type="float">
            <text:p>0,046846846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2" table:formula="of:=[.J101]/[.B101]" office:value-type="percentage" office:value="0.0471956224350205" calcext:value-type="percentage">
            <text:p>4,72%</text:p>
          </table:table-cell>
          <table:table-cell table:formula="of:=[.K101]/[.C101]" office:value-type="float" office:value="0.0310077519379845" calcext:value-type="float">
            <text:p>0,031007751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2" table:formula="of:=[.J102]/[.B102]" office:value-type="percentage" office:value="0.0472040941394029" calcext:value-type="percentage">
            <text:p>4,72%</text:p>
          </table:table-cell>
          <table:table-cell table:formula="of:=[.K102]/[.C102]" office:value-type="float" office:value="0.0517241379310345" calcext:value-type="float">
            <text:p>0,0517241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2" table:formula="of:=[.J103]/[.B103]" office:value-type="percentage" office:value="0.0471737111381926" calcext:value-type="percentage">
            <text:p>4,72%</text:p>
          </table:table-cell>
          <table:table-cell table:formula="of:=[.K103]/[.C103]" office:value-type="float" office:value="0.0242914979757085" calcext:value-type="float">
            <text:p>0,0242914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2" table:formula="of:=[.J104]/[.B104]" office:value-type="percentage" office:value="0.0471465882946032" calcext:value-type="percentage">
            <text:p>4,71%</text:p>
          </table:table-cell>
          <table:table-cell table:formula="of:=[.K104]/[.C104]" office:value-type="float" office:value="0.0208333333333333" calcext:value-type="float">
            <text:p>0,02083333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2" table:formula="of:=[.J105]/[.B105]" office:value-type="percentage" office:value="0.0470993743276297" calcext:value-type="percentage">
            <text:p>4,71%</text:p>
          </table:table-cell>
          <table:table-cell table:formula="of:=[.K105]/[.C105]" office:value-type="float" office:value="0.0238095238095238" calcext:value-type="float">
            <text:p>0,02380952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2" table:formula="of:=[.J106]/[.B106]" office:value-type="percentage" office:value="0.0471728352850671" calcext:value-type="percentage">
            <text:p>4,72%</text:p>
          </table:table-cell>
          <table:table-cell table:formula="of:=[.K106]/[.C106]" office:value-type="float" office:value="0.0869565217391304" calcext:value-type="float">
            <text:p>0,08695652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2" table:formula="of:=[.J107]/[.B107]" office:value-type="percentage" office:value="0.0471655908480859" calcext:value-type="percentage">
            <text:p>4,72%</text:p>
          </table:table-cell>
          <table:table-cell table:formula="of:=[.K107]/[.C107]" office:value-type="float" office:value="0.0448275862068966" calcext:value-type="float">
            <text:p>0,04482758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2" table:formula="of:=[.J108]/[.B108]" office:value-type="percentage" office:value="0.0471655908480859" calcext:value-type="percentage">
            <text:p>4,72%</text:p>
          </table:table-cell>
          <table:table-cell table:formula="of:=[.K108]/[.C10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2" table:formula="of:=[.J109]/[.B109]" office:value-type="percentage" office:value="0.0469664525339044" calcext:value-type="percentage">
            <text:p>4,70%</text:p>
          </table:table-cell>
          <table:table-cell table:formula="of:=[.K109]/[.C109]" office:value-type="float" office:value="0.0394160583941606" calcext:value-type="float">
            <text:p>0,03941605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2" table:formula="of:=[.J110]/[.B110]" office:value-type="percentage" office:value="0.0467912043914825" calcext:value-type="percentage">
            <text:p>4,68%</text:p>
          </table:table-cell>
          <table:table-cell table:formula="of:=[.K110]/[.C110]" office:value-type="float" office:value="-0.00145560407569141" calcext:value-type="float">
            <text:p>-0,00145560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2" table:formula="of:=[.J111]/[.B111]" office:value-type="percentage" office:value="0.0466749667733073" calcext:value-type="percentage">
            <text:p>4,67%</text:p>
          </table:table-cell>
          <table:table-cell table:formula="of:=[.K111]/[.C111]" office:value-type="float" office:value="0.00558659217877095" calcext:value-type="float">
            <text:p>0,00558659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2" table:formula="of:=[.J112]/[.B112]" office:value-type="percentage" office:value="0.046604352883235" calcext:value-type="percentage">
            <text:p>4,66%</text:p>
          </table:table-cell>
          <table:table-cell table:formula="of:=[.K112]/[.C112]" office:value-type="float" office:value="0.0198807157057654" calcext:value-type="float">
            <text:p>0,01988071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2" table:formula="of:=[.J113]/[.B113]" office:value-type="percentage" office:value="0.0465607028503675" calcext:value-type="percentage">
            <text:p>4,66%</text:p>
          </table:table-cell>
          <table:table-cell table:formula="of:=[.K113]/[.C113]" office:value-type="float" office:value="0.0323679727427598" calcext:value-type="float">
            <text:p>0,03236797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2" table:formula="of:=[.J114]/[.B114]" office:value-type="percentage" office:value="0.0464756688654148" calcext:value-type="percentage">
            <text:p>4,65%</text:p>
          </table:table-cell>
          <table:table-cell table:formula="of:=[.K114]/[.C114]" office:value-type="float" office:value="0.0206349206349206" calcext:value-type="float">
            <text:p>0,020634920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2" table:formula="of:=[.J115]/[.B115]" office:value-type="percentage" office:value="0.0464695984544756" calcext:value-type="percentage">
            <text:p>4,65%</text:p>
          </table:table-cell>
          <table:table-cell table:formula="of:=[.K115]/[.C115]" office:value-type="float" office:value="0.0440251572327044" calcext:value-type="float">
            <text:p>0,04402515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2" table:formula="of:=[.J116]/[.B116]" office:value-type="percentage" office:value="0.0463354429397184" calcext:value-type="percentage">
            <text:p>4,63%</text:p>
          </table:table-cell>
          <table:table-cell table:formula="of:=[.K116]/[.C116]" office:value-type="float" office:value="0.00873362445414847" calcext:value-type="float">
            <text:p>0,008733624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2" table:formula="of:=[.J117]/[.B117]" office:value-type="percentage" office:value="0.0462896449077256" calcext:value-type="percentage">
            <text:p>4,63%</text:p>
          </table:table-cell>
          <table:table-cell table:formula="of:=[.K117]/[.C117]" office:value-type="float" office:value="0.01171875" calcext:value-type="float">
            <text:p>0,011718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2" table:formula="of:=[.J118]/[.B118]" office:value-type="percentage" office:value="0.0462476969049499" calcext:value-type="percentage">
            <text:p>4,62%</text:p>
          </table:table-cell>
          <table:table-cell table:formula="of:=[.K118]/[.C118]" office:value-type="float" office:value="0.0152671755725191" calcext:value-type="float">
            <text:p>0,01526717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2" table:formula="of:=[.J119]/[.B119]" office:value-type="percentage" office:value="0.0461909100736645" calcext:value-type="percentage">
            <text:p>4,62%</text:p>
          </table:table-cell>
          <table:table-cell table:formula="of:=[.K119]/[.C119]" office:value-type="float" office:value="0.0240963855421687" calcext:value-type="float">
            <text:p>0,02409638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2" table:formula="of:=[.J120]/[.B120]" office:value-type="percentage" office:value="0.0461933495955835" calcext:value-type="percentage">
            <text:p>4,62%</text:p>
          </table:table-cell>
          <table:table-cell table:formula="of:=[.K120]/[.C120]" office:value-type="float" office:value="0.0472103004291846" calcext:value-type="float">
            <text:p>0,04721030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2" table:formula="of:=[.J121]/[.B121]" office:value-type="percentage" office:value="0.046069211383613" calcext:value-type="percentage">
            <text:p>4,61%</text:p>
          </table:table-cell>
          <table:table-cell table:formula="of:=[.K121]/[.C121]" office:value-type="float" office:value="-0.00198807157057654" calcext:value-type="float">
            <text:p>-0,00198807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2" table:formula="of:=[.J122]/[.B122]" office:value-type="percentage" office:value="0.0460102006398397" calcext:value-type="percentage">
            <text:p>4,60%</text:p>
          </table:table-cell>
          <table:table-cell table:formula="of:=[.K122]/[.C122]" office:value-type="float" office:value="0.0201793721973094" calcext:value-type="float">
            <text:p>0,0201793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2" table:formula="of:=[.J123]/[.B123]" office:value-type="percentage" office:value="0.0459468831592689" calcext:value-type="percentage">
            <text:p>4,59%</text:p>
          </table:table-cell>
          <table:table-cell table:formula="of:=[.K123]/[.C123]" office:value-type="float" office:value="0.0165876777251185" calcext:value-type="float">
            <text:p>0,01658767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2" table:formula="of:=[.J124]/[.B124]" office:value-type="percentage" office:value="0.0459011383604554" calcext:value-type="percentage">
            <text:p>4,59%</text:p>
          </table:table-cell>
          <table:table-cell table:formula="of:=[.K124]/[.C124]" office:value-type="float" office:value="0.00836820083682008" calcext:value-type="float">
            <text:p>0,00836820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2" table:formula="of:=[.J125]/[.B125]" office:value-type="percentage" office:value="0.0458703460626596" calcext:value-type="percentage">
            <text:p>4,59%</text:p>
          </table:table-cell>
          <table:table-cell table:formula="of:=[.K125]/[.C125]" office:value-type="float" office:value="0.0182648401826484" calcext:value-type="float">
            <text:p>0,018264840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2" table:formula="of:=[.J126]/[.B126]" office:value-type="percentage" office:value="0.0458201316110163" calcext:value-type="percentage">
            <text:p>4,58%</text:p>
          </table:table-cell>
          <table:table-cell table:formula="of:=[.K126]/[.C126]" office:value-type="float" office:value="0.0205128205128205" calcext:value-type="float">
            <text:p>0,020512820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2" table:formula="of:=[.J127]/[.B127]" office:value-type="percentage" office:value="0.0457887615852763" calcext:value-type="percentage">
            <text:p>4,58%</text:p>
          </table:table-cell>
          <table:table-cell table:formula="of:=[.K127]/[.C127]" office:value-type="float" office:value="0.0302267002518892" calcext:value-type="float">
            <text:p>0,03022670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2" table:formula="of:=[.J128]/[.B128]" office:value-type="percentage" office:value="0.0457471066775203" calcext:value-type="percentage">
            <text:p>4,57%</text:p>
          </table:table-cell>
          <table:table-cell table:formula="of:=[.K128]/[.C128]" office:value-type="float" office:value="0.0271493212669683" calcext:value-type="float">
            <text:p>0,02714932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2" table:formula="of:=[.J129]/[.B129]" office:value-type="percentage" office:value="0.0456862012937864" calcext:value-type="percentage">
            <text:p>4,57%</text:p>
          </table:table-cell>
          <table:table-cell table:formula="of:=[.K129]/[.C129]" office:value-type="float" office:value="0.0151898734177215" calcext:value-type="float">
            <text:p>0,0151898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2" table:formula="of:=[.J130]/[.B130]" office:value-type="percentage" office:value="0.0456294445899394" calcext:value-type="percentage">
            <text:p>4,56%</text:p>
          </table:table-cell>
          <table:table-cell table:formula="of:=[.K130]/[.C130]" office:value-type="float" office:value="0.0158730158730159" calcext:value-type="float">
            <text:p>0,0158730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2" table:formula="of:=[.J131]/[.B131]" office:value-type="percentage" office:value="0.0455876139313092" calcext:value-type="percentage">
            <text:p>4,56%</text:p>
          </table:table-cell>
          <table:table-cell table:formula="of:=[.K131]/[.C131]" office:value-type="float" office:value="0.0120967741935484" calcext:value-type="float">
            <text:p>0,01209677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2" table:formula="of:=[.J132]/[.B132]" office:value-type="percentage" office:value="0.0455562089433714" calcext:value-type="percentage">
            <text:p>4,56%</text:p>
          </table:table-cell>
          <table:table-cell table:formula="of:=[.K132]/[.C132]" office:value-type="float" office:value="0.00628930817610063" calcext:value-type="float">
            <text:p>0,006289308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2" table:formula="of:=[.J133]/[.B133]" office:value-type="percentage" office:value="0.045482131661442" calcext:value-type="percentage">
            <text:p>4,55%</text:p>
          </table:table-cell>
          <table:table-cell table:formula="of:=[.K133]/[.C133]" office:value-type="float" office:value="0.00970873786407767" calcext:value-type="float">
            <text:p>0,0097087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2" table:formula="of:=[.J134]/[.B134]" office:value-type="percentage" office:value="0.0454172215935832" calcext:value-type="percentage">
            <text:p>4,54%</text:p>
          </table:table-cell>
          <table:table-cell table:formula="of:=[.K134]/[.C134]" office:value-type="float" office:value="0.00854700854700855" calcext:value-type="float">
            <text:p>0,00854700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2" table:formula="of:=[.J135]/[.B135]" office:value-type="percentage" office:value="0.0453310696095076" calcext:value-type="percentage">
            <text:p>4,53%</text:p>
          </table:table-cell>
          <table:table-cell table:formula="of:=[.K135]/[.C135]" office:value-type="float" office:value="0.0131086142322097" calcext:value-type="float">
            <text:p>0,01310861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2" table:formula="of:=[.J136]/[.B136]" office:value-type="percentage" office:value="0.0452194002280388" calcext:value-type="percentage">
            <text:p>4,52%</text:p>
          </table:table-cell>
          <table:table-cell table:formula="of:=[.K136]/[.C136]" office:value-type="float" office:value="0.00686106346483705" calcext:value-type="float">
            <text:p>0,006861063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2" table:formula="of:=[.J137]/[.B137]" office:value-type="percentage" office:value="0.0451055757503526" calcext:value-type="percentage">
            <text:p>4,51%</text:p>
          </table:table-cell>
          <table:table-cell table:formula="of:=[.K137]/[.C137]" office:value-type="float" office:value="0.00189035916824197" calcext:value-type="float">
            <text:p>0,001890359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2" table:formula="of:=[.J138]/[.B138]" office:value-type="percentage" office:value="0.0450653358071974" calcext:value-type="percentage">
            <text:p>4,51%</text:p>
          </table:table-cell>
          <table:table-cell table:formula="of:=[.K138]/[.C138]" office:value-type="float" office:value="0.00495049504950495" calcext:value-type="float">
            <text:p>0,0049504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2" table:formula="of:=[.J139]/[.B139]" office:value-type="percentage" office:value="0.045019645927372" calcext:value-type="percentage">
            <text:p>4,50%</text:p>
          </table:table-cell>
          <table:table-cell table:formula="of:=[.K139]/[.C139]" office:value-type="float" office:value="0.00803212851405622" calcext:value-type="float">
            <text:p>0,0080321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2" table:formula="of:=[.J140]/[.B140]" office:value-type="percentage" office:value="0.0449232746052534" calcext:value-type="percentage">
            <text:p>4,49%</text:p>
          </table:table-cell>
          <table:table-cell table:formula="of:=[.K140]/[.C140]" office:value-type="float" office:value="0.00766283524904215" calcext:value-type="float">
            <text:p>0,00766283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2" table:formula="of:=[.J141]/[.B141]" office:value-type="percentage" office:value="0.044847361180282" calcext:value-type="percentage">
            <text:p>4,48%</text:p>
          </table:table-cell>
          <table:table-cell table:formula="of:=[.K141]/[.C141]" office:value-type="float" office:value="0.0110132158590308" calcext:value-type="float">
            <text:p>0,0110132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2" table:formula="of:=[.J142]/[.B142]" office:value-type="percentage" office:value="0.0447513866488336" calcext:value-type="percentage">
            <text:p>4,48%</text:p>
          </table:table-cell>
          <table:table-cell table:formula="of:=[.K142]/[.C142]" office:value-type="float" office:value="0.0105448154657294" calcext:value-type="float">
            <text:p>0,01054481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2" table:formula="of:=[.J143]/[.B143]" office:value-type="percentage" office:value="0.0446217363835383" calcext:value-type="percentage">
            <text:p>4,46%</text:p>
          </table:table-cell>
          <table:table-cell table:formula="of:=[.K143]/[.C143]" office:value-type="float" office:value="0.0122699386503067" calcext:value-type="float">
            <text:p>0,012269938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2" table:formula="of:=[.J144]/[.B144]" office:value-type="percentage" office:value="0.0444858609316758" calcext:value-type="percentage">
            <text:p>4,45%</text:p>
          </table:table-cell>
          <table:table-cell table:formula="of:=[.K144]/[.C144]" office:value-type="float" office:value="0.0089628681177977" calcext:value-type="float">
            <text:p>0,008962868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2" table:formula="of:=[.J145]/[.B145]" office:value-type="percentage" office:value="0.0444197613862785" calcext:value-type="percentage">
            <text:p>4,44%</text:p>
          </table:table-cell>
          <table:table-cell table:formula="of:=[.K145]/[.C1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2" table:formula="of:=[.J146]/[.B146]" office:value-type="percentage" office:value="0.0443463077978104" calcext:value-type="percentage">
            <text:p>4,43%</text:p>
          </table:table-cell>
          <table:table-cell table:formula="of:=[.K146]/[.C14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2" table:formula="of:=[.J147]/[.B147]" office:value-type="percentage" office:value="0.0442295943600237" calcext:value-type="percentage">
            <text:p>4,42%</text:p>
          </table:table-cell>
          <table:table-cell table:formula="of:=[.K147]/[.C147]" office:value-type="float" office:value="0.00631911532385466" calcext:value-type="float">
            <text:p>0,00631911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2" table:formula="of:=[.J148]/[.B148]" office:value-type="percentage" office:value="0.0441123880034408" calcext:value-type="percentage">
            <text:p>4,41%</text:p>
          </table:table-cell>
          <table:table-cell table:formula="of:=[.K148]/[.C148]" office:value-type="float" office:value="0.0087719298245614" calcext:value-type="float">
            <text:p>0,00877192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2" table:formula="of:=[.J149]/[.B149]" office:value-type="percentage" office:value="0.0439498046461497" calcext:value-type="percentage">
            <text:p>4,39%</text:p>
          </table:table-cell>
          <table:table-cell table:formula="of:=[.K149]/[.C149]" office:value-type="float" office:value="0.00665188470066519" calcext:value-type="float">
            <text:p>0,0066518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2" table:formula="of:=[.J150]/[.B150]" office:value-type="percentage" office:value="0.0438001322485122" calcext:value-type="percentage">
            <text:p>4,38%</text:p>
          </table:table-cell>
          <table:table-cell table:formula="of:=[.K150]/[.C150]" office:value-type="float" office:value="0.00804597701149425" calcext:value-type="float">
            <text:p>0,0080459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2" table:formula="of:=[.J151]/[.B151]" office:value-type="percentage" office:value="0.0436006162563856" calcext:value-type="percentage">
            <text:p>4,36%</text:p>
          </table:table-cell>
          <table:table-cell table:formula="of:=[.K151]/[.C1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2" table:formula="of:=[.J152]/[.B152]" office:value-type="percentage" office:value="0.0435507615785186" calcext:value-type="percentage">
            <text:p>4,36%</text:p>
          </table:table-cell>
          <table:table-cell table:formula="of:=[.K152]/[.C15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2" table:formula="of:=[.J153]/[.B153]" office:value-type="percentage" office:value="0.0434786741570898" calcext:value-type="percentage">
            <text:p>4,35%</text:p>
          </table:table-cell>
          <table:table-cell table:formula="of:=[.K153]/[.C153]" office:value-type="float" office:value="0.0137524557956778" calcext:value-type="float">
            <text:p>0,01375245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4" calcext:value-type="date">
            <text:p>2020-08-04</text:p>
          </table:table-cell>
          <table:table-cell office:value-type="float" office:value="211281" calcext:value-type="float">
            <text:p>211281</text:p>
          </table:table-cell>
          <table:table-cell table:formula="of:=[.B154]-[.B153]" office:value-type="float" office:value="879" calcext:value-type="float">
            <text:p>879</text:p>
          </table:table-cell>
          <table:table-cell table:formula="of:=SUM([.C151:.C154])/SUM([.C147:.C150])" office:value-type="float" office:value="0.836192942699903" calcext:value-type="float">
            <text:p>0,836</text:p>
          </table:table-cell>
          <table:table-cell table:formula="of:=SUM([.C148:.C154])/SUM([.C141:.C147])" office:value-type="float" office:value="1.2930459327688" calcext:value-type="float">
            <text:p>1,293</text:p>
          </table:table-cell>
          <table:table-cell table:formula="of:=[.B154]-[.B140]" office:value-type="float" office:value="8936" calcext:value-type="float">
            <text:p>8936</text:p>
          </table:table-cell>
          <table:table-cell table:formula="of:=[.F154]/83500000*100" office:value-type="float" office:value="0.0107017964071856" calcext:value-type="float">
            <text:p>0,0107017964</text:p>
          </table:table-cell>
          <table:table-cell table:formula="of:=[.F154]*0.04" office:value-type="float" office:value="357.44" calcext:value-type="float">
            <text:p>357,44</text:p>
          </table:table-cell>
          <table:table-cell table:formula="of:=AVERAGE([.C148:.C154])" office:value-type="float" office:value="719.857142857143" calcext:value-type="float">
            <text:p>719,86</text:p>
          </table:table-cell>
          <table:table-cell office:value-type="float" office:value="9156" calcext:value-type="float">
            <text:p>9156</text:p>
          </table:table-cell>
          <table:table-cell table:formula="of:=[.J154]-[.J153]" office:value-type="float" office:value="8" calcext:value-type="float">
            <text:p>8</text:p>
          </table:table-cell>
          <table:table-cell table:formula="of:=AVERAGE([.K148:.K154])" office:value-type="float" office:value="4.85714285714286" calcext:value-type="float">
            <text:p>4,86</text:p>
          </table:table-cell>
          <table:table-cell table:style-name="ce12" table:formula="of:=[.J154]/[.B154]" office:value-type="percentage" office:value="0.0433356525196303" calcext:value-type="percentage">
            <text:p>4,33%</text:p>
          </table:table-cell>
          <table:table-cell table:formula="of:=[.K154]/[.C154]" office:value-type="float" office:value="0.00910125142207053" calcext:value-type="float">
            <text:p>0,009101251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5" calcext:value-type="date">
            <text:p>2020-08-05</text:p>
          </table:table-cell>
          <table:table-cell office:value-type="float" office:value="212022" calcext:value-type="float">
            <text:p>212022</text:p>
          </table:table-cell>
          <table:table-cell table:formula="of:=[.B155]-[.B154]" office:value-type="float" office:value="741" calcext:value-type="float">
            <text:p>741</text:p>
          </table:table-cell>
          <table:table-cell table:formula="of:=SUM([.C152:.C155])/SUM([.C148:.C151])" office:value-type="float" office:value="0.694517736734096" calcext:value-type="float">
            <text:p>0,695</text:p>
          </table:table-cell>
          <table:table-cell table:formula="of:=SUM([.C149:.C155])/SUM([.C142:.C148])" office:value-type="float" office:value="1.2347952507875" calcext:value-type="float">
            <text:p>1,235</text:p>
          </table:table-cell>
          <table:table-cell table:formula="of:=[.B155]-[.B141]" office:value-type="float" office:value="9223" calcext:value-type="float">
            <text:p>9223</text:p>
          </table:table-cell>
          <table:table-cell table:formula="of:=[.F155]/83500000*100" office:value-type="float" office:value="0.0110455089820359" calcext:value-type="float">
            <text:p>0,011045509</text:p>
          </table:table-cell>
          <table:table-cell table:formula="of:=[.F155]*0.04" office:value-type="float" office:value="368.92" calcext:value-type="float">
            <text:p>368,92</text:p>
          </table:table-cell>
          <table:table-cell table:formula="of:=AVERAGE([.C149:.C155])" office:value-type="float" office:value="728" calcext:value-type="float">
            <text:p>728,00</text:p>
          </table:table-cell>
          <table:table-cell office:value-type="float" office:value="9168" calcext:value-type="float">
            <text:p>9168</text:p>
          </table:table-cell>
          <table:table-cell table:formula="of:=[.J155]-[.J154]" office:value-type="float" office:value="12" calcext:value-type="float">
            <text:p>12</text:p>
          </table:table-cell>
          <table:table-cell table:formula="of:=AVERAGE([.K149:.K155])" office:value-type="float" office:value="5.71428571428571" calcext:value-type="float">
            <text:p>5,71</text:p>
          </table:table-cell>
          <table:table-cell table:style-name="ce12" table:formula="of:=[.J155]/[.B155]" office:value-type="percentage" office:value="0.0432407957664771" calcext:value-type="percentage">
            <text:p>4,32%</text:p>
          </table:table-cell>
          <table:table-cell table:formula="of:=[.K155]/[.C155]" office:value-type="float" office:value="0.0161943319838057" calcext:value-type="float">
            <text:p>0,0161943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6" calcext:value-type="date">
            <text:p>2020-08-06</text:p>
          </table:table-cell>
          <table:table-cell office:value-type="float" office:value="213067" calcext:value-type="float">
            <text:p>213067</text:p>
          </table:table-cell>
          <table:table-cell table:formula="of:=[.B156]-[.B155]" office:value-type="float" office:value="1045" calcext:value-type="float">
            <text:p>1045</text:p>
          </table:table-cell>
          <table:table-cell table:formula="of:=SUM([.C153:.C156])/SUM([.C149:.C152])" office:value-type="float" office:value="1.06976744186047" calcext:value-type="float">
            <text:p>1,070</text:p>
          </table:table-cell>
          <table:table-cell table:formula="of:=SUM([.C150:.C156])/SUM([.C143:.C149])" office:value-type="float" office:value="1.17466367713005" calcext:value-type="float">
            <text:p>1,175</text:p>
          </table:table-cell>
          <table:table-cell table:formula="of:=[.B156]-[.B142]" office:value-type="float" office:value="9699" calcext:value-type="float">
            <text:p>9699</text:p>
          </table:table-cell>
          <table:table-cell table:formula="of:=[.F156]/83500000*100" office:value-type="float" office:value="0.0116155688622755" calcext:value-type="float">
            <text:p>0,0116155689</text:p>
          </table:table-cell>
          <table:table-cell table:formula="of:=[.F156]*0.04" office:value-type="float" office:value="387.96" calcext:value-type="float">
            <text:p>387,96</text:p>
          </table:table-cell>
          <table:table-cell table:formula="of:=AVERAGE([.C150:.C156])" office:value-type="float" office:value="748.428571428572" calcext:value-type="float">
            <text:p>748,43</text:p>
          </table:table-cell>
          <table:table-cell office:value-type="float" office:value="9175" calcext:value-type="float">
            <text:p>9175</text:p>
          </table:table-cell>
          <table:table-cell table:formula="of:=[.J156]-[.J155]" office:value-type="float" office:value="7" calcext:value-type="float">
            <text:p>7</text:p>
          </table:table-cell>
          <table:table-cell table:formula="of:=AVERAGE([.K150:.K156])" office:value-type="float" office:value="5.85714285714286" calcext:value-type="float">
            <text:p>5,86</text:p>
          </table:table-cell>
          <table:table-cell table:style-name="ce12" table:formula="of:=[.J156]/[.B156]" office:value-type="percentage" office:value="0.0430615721815204" calcext:value-type="percentage">
            <text:p>4,31%</text:p>
          </table:table-cell>
          <table:table-cell table:formula="of:=[.K156]/[.C156]" office:value-type="float" office:value="0.00669856459330144" calcext:value-type="float">
            <text:p>0,006698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7" calcext:value-type="date">
            <text:p>2020-08-07</text:p>
          </table:table-cell>
          <table:table-cell office:value-type="float" office:value="214214" calcext:value-type="float">
            <text:p>214214</text:p>
          </table:table-cell>
          <table:table-cell table:formula="of:=[.B157]-[.B156]" office:value-type="float" office:value="1147" calcext:value-type="float">
            <text:p>1147</text:p>
          </table:table-cell>
          <table:table-cell table:formula="of:=SUM([.C154:.C157])/SUM([.C150:.C153])" office:value-type="float" office:value="1.48096348096348" calcext:value-type="float">
            <text:p>1,481</text:p>
          </table:table-cell>
          <table:table-cell table:formula="of:=SUM([.C151:.C157])/SUM([.C144:.C150])" office:value-type="float" office:value="1.22170542635659" calcext:value-type="float">
            <text:p>1,222</text:p>
          </table:table-cell>
          <table:table-cell table:formula="of:=[.B157]-[.B143]" office:value-type="float" office:value="10031" calcext:value-type="float">
            <text:p>10031</text:p>
          </table:table-cell>
          <table:table-cell table:formula="of:=[.F157]/83500000*100" office:value-type="float" office:value="0.0120131736526946" calcext:value-type="float">
            <text:p>0,0120131737</text:p>
          </table:table-cell>
          <table:table-cell table:formula="of:=[.F157]*0.04" office:value-type="float" office:value="401.24" calcext:value-type="float">
            <text:p>401,24</text:p>
          </table:table-cell>
          <table:table-cell table:formula="of:=AVERAGE([.C151:.C157])" office:value-type="float" office:value="788" calcext:value-type="float">
            <text:p>788,00</text:p>
          </table:table-cell>
          <table:table-cell office:value-type="float" office:value="9183" calcext:value-type="float">
            <text:p>9183</text:p>
          </table:table-cell>
          <table:table-cell table:formula="of:=[.J157]-[.J156]" office:value-type="float" office:value="8" calcext:value-type="float">
            <text:p>8</text:p>
          </table:table-cell>
          <table:table-cell table:formula="of:=AVERAGE([.K151:.K157])" office:value-type="float" office:value="6" calcext:value-type="float">
            <text:p>6,00</text:p>
          </table:table-cell>
          <table:table-cell table:style-name="ce12" table:formula="of:=[.J157]/[.B157]" office:value-type="percentage" office:value="0.0428683466066644" calcext:value-type="percentage">
            <text:p>4,29%</text:p>
          </table:table-cell>
          <table:table-cell table:formula="of:=[.K157]/[.C157]" office:value-type="float" office:value="0.00697471665213601" calcext:value-type="float">
            <text:p>0,00697471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8" calcext:value-type="date">
            <text:p>2020-08-08</text:p>
          </table:table-cell>
          <table:table-cell office:value-type="float" office:value="215336" calcext:value-type="float">
            <text:p>215336</text:p>
          </table:table-cell>
          <table:table-cell table:formula="of:=[.B158]-[.B157]" office:value-type="float" office:value="1122" calcext:value-type="float">
            <text:p>1122</text:p>
          </table:table-cell>
          <table:table-cell table:formula="of:=SUM([.C155:.C158])/SUM([.C151:.C154])" office:value-type="float" office:value="1.56987998451413" calcext:value-type="float">
            <text:p>1,570</text:p>
          </table:table-cell>
          <table:table-cell table:formula="of:=SUM([.C152:.C158])/SUM([.C145:.C151])" office:value-type="float" office:value="1.21198549797398" calcext:value-type="float">
            <text:p>1,212</text:p>
          </table:table-cell>
          <table:table-cell table:formula="of:=[.B158]-[.B144]" office:value-type="float" office:value="10372" calcext:value-type="float">
            <text:p>10372</text:p>
          </table:table-cell>
          <table:table-cell table:formula="of:=[.F158]/83500000*100" office:value-type="float" office:value="0.0124215568862275" calcext:value-type="float">
            <text:p>0,0124215569</text:p>
          </table:table-cell>
          <table:table-cell table:formula="of:=[.F158]*0.04" office:value-type="float" office:value="414.88" calcext:value-type="float">
            <text:p>414,88</text:p>
          </table:table-cell>
          <table:table-cell table:formula="of:=AVERAGE([.C152:.C158])" office:value-type="float" office:value="811.857142857143" calcext:value-type="float">
            <text:p>811,86</text:p>
          </table:table-cell>
          <table:table-cell office:value-type="float" office:value="9185" calcext:value-type="float">
            <text:p>9185</text:p>
          </table:table-cell>
          <table:table-cell table:formula="of:=[.J158]-[.J157]" office:value-type="float" office:value="2" calcext:value-type="float">
            <text:p>2</text:p>
          </table:table-cell>
          <table:table-cell table:formula="of:=AVERAGE([.K152:.K158])" office:value-type="float" office:value="6.28571428571429" calcext:value-type="float">
            <text:p>6,29</text:p>
          </table:table-cell>
          <table:table-cell table:style-name="ce12" table:formula="of:=[.J158]/[.B158]" office:value-type="percentage" office:value="0.0426542705353494" calcext:value-type="percentage">
            <text:p>4,27%</text:p>
          </table:table-cell>
          <table:table-cell table:formula="of:=[.K158]/[.C158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9" calcext:value-type="date">
            <text:p>2020-08-09</text:p>
          </table:table-cell>
          <table:table-cell office:value-type="float" office:value="215891" calcext:value-type="float">
            <text:p>215891</text:p>
          </table:table-cell>
          <table:table-cell table:formula="of:=[.B159]-[.B158]" office:value-type="float" office:value="555" calcext:value-type="float">
            <text:p>555</text:p>
          </table:table-cell>
          <table:table-cell table:formula="of:=SUM([.C156:.C159])/SUM([.C152:.C155])" office:value-type="float" office:value="1.63317855635289" calcext:value-type="float">
            <text:p>1,633</text:p>
          </table:table-cell>
          <table:table-cell table:formula="of:=SUM([.C153:.C159])/SUM([.C146:.C152])" office:value-type="float" office:value="1.29714532871972" calcext:value-type="float">
            <text:p>1,297</text:p>
          </table:table-cell>
          <table:table-cell table:formula="of:=[.B159]-[.B145]" office:value-type="float" office:value="10622" calcext:value-type="float">
            <text:p>10622</text:p>
          </table:table-cell>
          <table:table-cell table:formula="of:=[.F159]/83500000*100" office:value-type="float" office:value="0.0127209580838323" calcext:value-type="float">
            <text:p>0,0127209581</text:p>
          </table:table-cell>
          <table:table-cell table:formula="of:=[.F159]*0.04" office:value-type="float" office:value="424.88" calcext:value-type="float">
            <text:p>424,88</text:p>
          </table:table-cell>
          <table:table-cell table:formula="of:=AVERAGE([.C153:.C159])" office:value-type="float" office:value="856.857142857143" calcext:value-type="float">
            <text:p>856,86</text:p>
          </table:table-cell>
          <table:table-cell office:value-type="float" office:value="9186" calcext:value-type="float">
            <text:p>9186</text:p>
          </table:table-cell>
          <table:table-cell table:formula="of:=[.J159]-[.J158]" office:value-type="float" office:value="1" calcext:value-type="float">
            <text:p>1</text:p>
          </table:table-cell>
          <table:table-cell table:formula="of:=AVERAGE([.K153:.K159])" office:value-type="float" office:value="6.42857142857143" calcext:value-type="float">
            <text:p>6,43</text:p>
          </table:table-cell>
          <table:table-cell table:style-name="ce12" table:formula="of:=[.J159]/[.B159]" office:value-type="percentage" office:value="0.0425492493897383" calcext:value-type="percentage">
            <text:p>4,25%</text:p>
          </table:table-cell>
          <table:table-cell table:formula="of:=[.K159]/[.C159]" office:value-type="float" office:value="0.0018018018018018" calcext:value-type="float">
            <text:p>0,00180180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0" calcext:value-type="date">
            <text:p>2020-08-10</text:p>
          </table:table-cell>
          <table:table-cell office:value-type="float" office:value="216327" calcext:value-type="float">
            <text:p>216327</text:p>
          </table:table-cell>
          <table:table-cell table:formula="of:=[.B160]-[.B159]" office:value-type="float" office:value="436" calcext:value-type="float">
            <text:p>436</text:p>
          </table:table-cell>
          <table:table-cell table:formula="of:=SUM([.C157:.C160])/SUM([.C153:.C156])" office:value-type="float" office:value="1.02709514807814" calcext:value-type="float">
            <text:p>1,027</text:p>
          </table:table-cell>
          <table:table-cell table:formula="of:=SUM([.C154:.C160])/SUM([.C147:.C153])" office:value-type="float" office:value="1.23617775923221" calcext:value-type="float">
            <text:p>1,236</text:p>
          </table:table-cell>
          <table:table-cell table:formula="of:=[.B160]-[.B146]" office:value-type="float" office:value="10718" calcext:value-type="float">
            <text:p>10718</text:p>
          </table:table-cell>
          <table:table-cell table:formula="of:=[.F160]/83500000*100" office:value-type="float" office:value="0.0128359281437126" calcext:value-type="float">
            <text:p>0,0128359281</text:p>
          </table:table-cell>
          <table:table-cell table:formula="of:=[.F160]*0.04" office:value-type="float" office:value="428.72" calcext:value-type="float">
            <text:p>428,72</text:p>
          </table:table-cell>
          <table:table-cell table:formula="of:=AVERAGE([.C154:.C160])" office:value-type="float" office:value="846.428571428572" calcext:value-type="float">
            <text:p>846,43</text:p>
          </table:table-cell>
          <table:table-cell office:value-type="float" office:value="9197" calcext:value-type="float">
            <text:p>9197</text:p>
          </table:table-cell>
          <table:table-cell table:formula="of:=[.J160]-[.J159]" office:value-type="float" office:value="11" calcext:value-type="float">
            <text:p>11</text:p>
          </table:table-cell>
          <table:table-cell table:formula="of:=AVERAGE([.K154:.K160])" office:value-type="float" office:value="7" calcext:value-type="float">
            <text:p>7,00</text:p>
          </table:table-cell>
          <table:table-cell table:style-name="ce12" table:formula="of:=[.J160]/[.B160]" office:value-type="percentage" office:value="0.0425143417141642" calcext:value-type="percentage">
            <text:p>4,25%</text:p>
          </table:table-cell>
          <table:table-cell table:formula="of:=[.K160]/[.C160]" office:value-type="float" office:value="0.0252293577981651" calcext:value-type="float">
            <text:p>0,02522935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1" calcext:value-type="date">
            <text:p>2020-08-11</text:p>
          </table:table-cell>
          <table:table-cell office:value-type="float" office:value="217293" calcext:value-type="float">
            <text:p>217293</text:p>
          </table:table-cell>
          <table:table-cell table:formula="of:=[.B161]-[.B160]" office:value-type="float" office:value="966" calcext:value-type="float">
            <text:p>966</text:p>
          </table:table-cell>
          <table:table-cell table:formula="of:=SUM([.C158:.C161])/SUM([.C154:.C157])" office:value-type="float" office:value="0.807712486883526" calcext:value-type="float">
            <text:p>0,808</text:p>
          </table:table-cell>
          <table:table-cell table:formula="of:=SUM([.C155:.C161])/SUM([.C148:.C154])" office:value-type="float" office:value="1.19309386783092" calcext:value-type="float">
            <text:p>1,193</text:p>
          </table:table-cell>
          <table:table-cell table:formula="of:=[.B161]-[.B147]" office:value-type="float" office:value="11051" calcext:value-type="float">
            <text:p>11051</text:p>
          </table:table-cell>
          <table:table-cell table:formula="of:=[.F161]/83500000*100" office:value-type="float" office:value="0.0132347305389222" calcext:value-type="float">
            <text:p>0,0132347305</text:p>
          </table:table-cell>
          <table:table-cell table:formula="of:=[.F161]*0.04" office:value-type="float" office:value="442.04" calcext:value-type="float">
            <text:p>442,04</text:p>
          </table:table-cell>
          <table:table-cell table:formula="of:=AVERAGE([.C155:.C161])" office:value-type="float" office:value="858.857142857143" calcext:value-type="float">
            <text:p>858,86</text:p>
          </table:table-cell>
          <table:table-cell office:value-type="float" office:value="9201" calcext:value-type="float">
            <text:p>9201</text:p>
          </table:table-cell>
          <table:table-cell table:formula="of:=[.J161]-[.J160]" office:value-type="float" office:value="4" calcext:value-type="float">
            <text:p>4</text:p>
          </table:table-cell>
          <table:table-cell table:formula="of:=AVERAGE([.K155:.K161])" office:value-type="float" office:value="6.42857142857143" calcext:value-type="float">
            <text:p>6,43</text:p>
          </table:table-cell>
          <table:table-cell table:style-name="ce12" table:formula="of:=[.J161]/[.B161]" office:value-type="percentage" office:value="0.0423437478427745" calcext:value-type="percentage">
            <text:p>4,23%</text:p>
          </table:table-cell>
          <table:table-cell table:formula="of:=[.K161]/[.C161]" office:value-type="float" office:value="0.0041407867494824" calcext:value-type="float">
            <text:p>0,00414078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2" calcext:value-type="date">
            <text:p>2020-08-12</text:p>
          </table:table-cell>
          <table:table-cell office:value-type="float" office:value="218519" calcext:value-type="float">
            <text:p>218519</text:p>
          </table:table-cell>
          <table:table-cell table:formula="of:=[.B162]-[.B161]" office:value-type="float" office:value="1226" calcext:value-type="float">
            <text:p>1226</text:p>
          </table:table-cell>
          <table:table-cell table:formula="of:=SUM([.C159:.C162])/SUM([.C155:.C158])" office:value-type="float" office:value="0.784956843403206" calcext:value-type="float">
            <text:p>0,785</text:p>
          </table:table-cell>
          <table:table-cell table:formula="of:=SUM([.C156:.C162])/SUM([.C149:.C155])" office:value-type="float" office:value="1.27492150706436" calcext:value-type="float">
            <text:p>1,275</text:p>
          </table:table-cell>
          <table:table-cell table:formula="of:=[.B162]-[.B148]" office:value-type="float" office:value="11593" calcext:value-type="float">
            <text:p>11593</text:p>
          </table:table-cell>
          <table:table-cell table:formula="of:=[.F162]/83500000*100" office:value-type="float" office:value="0.0138838323353293" calcext:value-type="float">
            <text:p>0,0138838323</text:p>
          </table:table-cell>
          <table:table-cell table:formula="of:=[.F162]*0.04" office:value-type="float" office:value="463.72" calcext:value-type="float">
            <text:p>463,72</text:p>
          </table:table-cell>
          <table:table-cell table:formula="of:=AVERAGE([.C156:.C162])" office:value-type="float" office:value="928.142857142857" calcext:value-type="float">
            <text:p>928,14</text:p>
          </table:table-cell>
          <table:table-cell office:value-type="float" office:value="9207" calcext:value-type="float">
            <text:p>9207</text:p>
          </table:table-cell>
          <table:table-cell table:formula="of:=[.J162]-[.J161]" office:value-type="float" office:value="6" calcext:value-type="float">
            <text:p>6</text:p>
          </table:table-cell>
          <table:table-cell table:formula="of:=AVERAGE([.K156:.K162])" office:value-type="float" office:value="5.57142857142857" calcext:value-type="float">
            <text:p>5,57</text:p>
          </table:table-cell>
          <table:table-cell table:style-name="ce12" table:formula="of:=[.J162]/[.B162]" office:value-type="percentage" office:value="0.0421336359767343" calcext:value-type="percentage">
            <text:p>4,21%</text:p>
          </table:table-cell>
          <table:table-cell table:formula="of:=[.K162]/[.C162]" office:value-type="float" office:value="0.00489396411092985" calcext:value-type="float">
            <text:p>0,00489396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3" calcext:value-type="date">
            <text:p>2020-08-13</text:p>
          </table:table-cell>
          <table:table-cell office:value-type="float" office:value="219964" calcext:value-type="float">
            <text:p>219964</text:p>
          </table:table-cell>
          <table:table-cell table:formula="of:=[.B163]-[.B162]" office:value-type="float" office:value="1445" calcext:value-type="float">
            <text:p>1445</text:p>
          </table:table-cell>
          <table:table-cell table:formula="of:=SUM([.C160:.C163])/SUM([.C156:.C159])" office:value-type="float" office:value="1.05272680279142" calcext:value-type="float">
            <text:p>1,053</text:p>
          </table:table-cell>
          <table:table-cell table:formula="of:=SUM([.C157:.C163])/SUM([.C150:.C156])" office:value-type="float" office:value="1.31647260927658" calcext:value-type="float">
            <text:p>1,316</text:p>
          </table:table-cell>
          <table:table-cell table:formula="of:=[.B163]-[.B149]" office:value-type="float" office:value="12136" calcext:value-type="float">
            <text:p>12136</text:p>
          </table:table-cell>
          <table:table-cell table:formula="of:=[.F163]/83500000*100" office:value-type="float" office:value="0.0145341317365269" calcext:value-type="float">
            <text:p>0,0145341317</text:p>
          </table:table-cell>
          <table:table-cell table:formula="of:=[.F163]*0.04" office:value-type="float" office:value="485.44" calcext:value-type="float">
            <text:p>485,44</text:p>
          </table:table-cell>
          <table:table-cell table:formula="of:=AVERAGE([.C157:.C163])" office:value-type="float" office:value="985.285714285714" calcext:value-type="float">
            <text:p>985,29</text:p>
          </table:table-cell>
          <table:table-cell office:value-type="float" office:value="9211" calcext:value-type="float">
            <text:p>9211</text:p>
          </table:table-cell>
          <table:table-cell table:formula="of:=[.J163]-[.J162]" office:value-type="float" office:value="4" calcext:value-type="float">
            <text:p>4</text:p>
          </table:table-cell>
          <table:table-cell table:formula="of:=AVERAGE([.K157:.K163])" office:value-type="float" office:value="5.14285714285714" calcext:value-type="float">
            <text:p>5,14</text:p>
          </table:table-cell>
          <table:table-cell table:style-name="ce12" table:formula="of:=[.J163]/[.B163]" office:value-type="percentage" office:value="0.0418750340964885" calcext:value-type="percentage">
            <text:p>4,19%</text:p>
          </table:table-cell>
          <table:table-cell table:formula="of:=[.K163]/[.C163]" office:value-type="float" office:value="0.0027681660899654" calcext:value-type="float">
            <text:p>0,0027681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4" calcext:value-type="date">
            <text:p>2020-08-14</text:p>
          </table:table-cell>
          <table:table-cell office:value-type="float" office:value="221413" calcext:value-type="float">
            <text:p>221413</text:p>
          </table:table-cell>
          <table:table-cell table:formula="of:=[.B164]-[.B163]" office:value-type="float" office:value="1449" calcext:value-type="float">
            <text:p>1449</text:p>
          </table:table-cell>
          <table:table-cell table:formula="of:=SUM([.C161:.C164])/SUM([.C157:.C160])" office:value-type="float" office:value="1.5601226993865" calcext:value-type="float">
            <text:p>1,560</text:p>
          </table:table-cell>
          <table:table-cell table:formula="of:=SUM([.C158:.C164])/SUM([.C151:.C157])" office:value-type="float" office:value="1.30511240029007" calcext:value-type="float">
            <text:p>1,305</text:p>
          </table:table-cell>
          <table:table-cell table:formula="of:=[.B164]-[.B150]" office:value-type="float" office:value="12715" calcext:value-type="float">
            <text:p>12715</text:p>
          </table:table-cell>
          <table:table-cell table:formula="of:=[.F164]/83500000*100" office:value-type="float" office:value="0.0152275449101796" calcext:value-type="float">
            <text:p>0,0152275449</text:p>
          </table:table-cell>
          <table:table-cell table:formula="of:=[.F164]*0.04" office:value-type="float" office:value="508.6" calcext:value-type="float">
            <text:p>508,6</text:p>
          </table:table-cell>
          <table:table-cell table:formula="of:=AVERAGE([.C158:.C164])" office:value-type="float" office:value="1028.42857142857" calcext:value-type="float">
            <text:p>1028,43</text:p>
          </table:table-cell>
          <table:table-cell office:value-type="float" office:value="9225" calcext:value-type="float">
            <text:p>9225</text:p>
          </table:table-cell>
          <table:table-cell table:formula="of:=[.J164]-[.J163]" office:value-type="float" office:value="14" calcext:value-type="float">
            <text:p>14</text:p>
          </table:table-cell>
          <table:table-cell table:formula="of:=AVERAGE([.K158:.K164])" office:value-type="float" office:value="6" calcext:value-type="float">
            <text:p>6,00</text:p>
          </table:table-cell>
          <table:table-cell table:style-name="ce12" table:formula="of:=[.J164]/[.B164]" office:value-type="percentage" office:value="0.0416642202580698" calcext:value-type="percentage">
            <text:p>4,17%</text:p>
          </table:table-cell>
          <table:table-cell table:formula="of:=[.K164]/[.C164]" office:value-type="float" office:value="0.00966183574879227" calcext:value-type="float">
            <text:p>0,00966183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5" calcext:value-type="date">
            <text:p>2020-08-15</text:p>
          </table:table-cell>
          <table:table-cell office:value-type="float" office:value="222828" calcext:value-type="float">
            <text:p>222828</text:p>
          </table:table-cell>
          <table:table-cell table:formula="of:=[.B165]-[.B164]" office:value-type="float" office:value="1415" calcext:value-type="float">
            <text:p>1415</text:p>
          </table:table-cell>
          <table:table-cell table:formula="of:=SUM([.C162:.C165])/SUM([.C158:.C161])" office:value-type="float" office:value="1.79766157843456" calcext:value-type="float">
            <text:p>1,798</text:p>
          </table:table-cell>
          <table:table-cell table:formula="of:=SUM([.C159:.C165])/SUM([.C152:.C158])" office:value-type="float" office:value="1.3183177898997" calcext:value-type="float">
            <text:p>1,318</text:p>
          </table:table-cell>
          <table:table-cell table:formula="of:=[.B165]-[.B151]" office:value-type="float" office:value="13175" calcext:value-type="float">
            <text:p>13175</text:p>
          </table:table-cell>
          <table:table-cell table:formula="of:=[.F165]/83500000*100" office:value-type="float" office:value="0.0157784431137725" calcext:value-type="float">
            <text:p>0,0157784431</text:p>
          </table:table-cell>
          <table:table-cell table:formula="of:=[.F165]*0.04" office:value-type="float" office:value="527" calcext:value-type="float">
            <text:p>527</text:p>
          </table:table-cell>
          <table:table-cell table:formula="of:=AVERAGE([.C159:.C165])" office:value-type="float" office:value="1070.28571428571" calcext:value-type="float">
            <text:p>1070,29</text:p>
          </table:table-cell>
          <table:table-cell office:value-type="float" office:value="9231" calcext:value-type="float">
            <text:p>9231</text:p>
          </table:table-cell>
          <table:table-cell table:formula="of:=[.J165]-[.J164]" office:value-type="float" office:value="6" calcext:value-type="float">
            <text:p>6</text:p>
          </table:table-cell>
          <table:table-cell table:formula="of:=AVERAGE([.K159:.K165])" office:value-type="float" office:value="6.57142857142857" calcext:value-type="float">
            <text:p>6,57</text:p>
          </table:table-cell>
          <table:table-cell table:style-name="ce12" table:formula="of:=[.J165]/[.B165]" office:value-type="percentage" office:value="0.0414265711669988" calcext:value-type="percentage">
            <text:p>4,14%</text:p>
          </table:table-cell>
          <table:table-cell table:formula="of:=[.K165]/[.C165]" office:value-type="float" office:value="0.00424028268551237" calcext:value-type="float">
            <text:p>0,00424028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6" calcext:value-type="date">
            <text:p>2020-08-16</text:p>
          </table:table-cell>
          <table:table-cell office:value-type="float" office:value="223453" calcext:value-type="float">
            <text:p>223453</text:p>
          </table:table-cell>
          <table:table-cell table:formula="of:=[.B166]-[.B165]" office:value-type="float" office:value="625" calcext:value-type="float">
            <text:p>625</text:p>
          </table:table-cell>
          <table:table-cell table:formula="of:=SUM([.C163:.C166])/SUM([.C159:.C162])" office:value-type="float" office:value="1.55010995915803" calcext:value-type="float">
            <text:p>1,550</text:p>
          </table:table-cell>
          <table:table-cell table:formula="of:=SUM([.C160:.C166])/SUM([.C153:.C159])" office:value-type="float" office:value="1.26075358452818" calcext:value-type="float">
            <text:p>1,261</text:p>
          </table:table-cell>
          <table:table-cell table:formula="of:=[.B166]-[.B152]" office:value-type="float" office:value="13560" calcext:value-type="float">
            <text:p>13560</text:p>
          </table:table-cell>
          <table:table-cell table:formula="of:=[.F166]/83500000*100" office:value-type="float" office:value="0.0162395209580838" calcext:value-type="float">
            <text:p>0,016239521</text:p>
          </table:table-cell>
          <table:table-cell table:formula="of:=[.F166]*0.04" office:value-type="float" office:value="542.4" calcext:value-type="float">
            <text:p>542,4</text:p>
          </table:table-cell>
          <table:table-cell table:formula="of:=AVERAGE([.C160:.C166])" office:value-type="float" office:value="1080.28571428571" calcext:value-type="float">
            <text:p>1080,29</text:p>
          </table:table-cell>
          <table:table-cell office:value-type="float" office:value="9231" calcext:value-type="float">
            <text:p>9231</text:p>
          </table:table-cell>
          <table:table-cell table:formula="of:=[.J166]-[.J165]" office:value-type="float" office:value="0" calcext:value-type="float">
            <text:p>0</text:p>
          </table:table-cell>
          <table:table-cell table:formula="of:=AVERAGE([.K160:.K166])" office:value-type="float" office:value="6.42857142857143" calcext:value-type="float">
            <text:p>6,43</text:p>
          </table:table-cell>
          <table:table-cell table:style-name="ce12" table:formula="of:=[.J166]/[.B166]" office:value-type="percentage" office:value="0.0413107006842602" calcext:value-type="percentage">
            <text:p>4,13%</text:p>
          </table:table-cell>
          <table:table-cell table:formula="of:=[.K166]/[.C16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7" calcext:value-type="date">
            <text:p>2020-08-17</text:p>
          </table:table-cell>
          <table:table-cell table:style-name="ce4" office:value-type="float" office:value="224014" calcext:value-type="float">
            <text:p>224014</text:p>
          </table:table-cell>
          <table:table-cell table:formula="of:=[.B167]-[.B166]" office:value-type="float" office:value="561" calcext:value-type="float">
            <text:p>561</text:p>
          </table:table-cell>
          <table:table-cell table:formula="of:=SUM([.C164:.C167])/SUM([.C160:.C163])" office:value-type="float" office:value="0.994353056714952" calcext:value-type="float">
            <text:p>0,994</text:p>
          </table:table-cell>
          <table:table-cell table:formula="of:=SUM([.C161:.C167])/SUM([.C154:.C160])" office:value-type="float" office:value="1.29738396624473" calcext:value-type="float">
            <text:p>1,297</text:p>
          </table:table-cell>
          <table:table-cell table:formula="of:=[.B167]-[.B153]" office:value-type="float" office:value="13612" calcext:value-type="float">
            <text:p>13612</text:p>
          </table:table-cell>
          <table:table-cell table:formula="of:=[.F167]/83500000*100" office:value-type="float" office:value="0.0163017964071856" calcext:value-type="float">
            <text:p>0,0163017964</text:p>
          </table:table-cell>
          <table:table-cell table:formula="of:=[.F167]*0.04" office:value-type="float" office:value="544.48" calcext:value-type="float">
            <text:p>544,48</text:p>
          </table:table-cell>
          <table:table-cell table:formula="of:=AVERAGE([.C161:.C167])" office:value-type="float" office:value="1098.14285714286" calcext:value-type="float">
            <text:p>1098,14</text:p>
          </table:table-cell>
          <table:table-cell office:value-type="float" office:value="9232" calcext:value-type="float">
            <text:p>9232</text:p>
          </table:table-cell>
          <table:table-cell table:formula="of:=[.J167]-[.J166]" office:value-type="float" office:value="1" calcext:value-type="float">
            <text:p>1</text:p>
          </table:table-cell>
          <table:table-cell table:formula="of:=AVERAGE([.K161:.K167])" office:value-type="float" office:value="5" calcext:value-type="float">
            <text:p>5,00</text:p>
          </table:table-cell>
          <table:table-cell table:style-name="ce12" table:formula="of:=[.J167]/[.B167]" office:value-type="percentage" office:value="0.0412117099824118" calcext:value-type="percentage">
            <text:p>4,12%</text:p>
          </table:table-cell>
          <table:table-cell table:formula="of:=[.K167]/[.C167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8" calcext:value-type="date">
            <text:p>2020-08-18</text:p>
          </table:table-cell>
          <table:table-cell table:style-name="ce5" office:value-type="float" office:value="225404" calcext:value-type="float">
            <text:p>225404</text:p>
          </table:table-cell>
          <table:table-cell table:formula="of:=[.B168]-[.B167]" office:value-type="float" office:value="1390" calcext:value-type="float">
            <text:p>1390</text:p>
          </table:table-cell>
          <table:table-cell table:formula="of:=SUM([.C165:.C168])/SUM([.C161:.C164])" office:value-type="float" office:value="0.784703106567047" calcext:value-type="float">
            <text:p>0,785</text:p>
          </table:table-cell>
          <table:table-cell table:formula="of:=SUM([.C162:.C168])/SUM([.C155:.C161])" office:value-type="float" office:value="1.34913506320692" calcext:value-type="float">
            <text:p>1,349</text:p>
          </table:table-cell>
          <table:table-cell table:formula="of:=[.B168]-[.B154]" office:value-type="float" office:value="14123" calcext:value-type="float">
            <text:p>14123</text:p>
          </table:table-cell>
          <table:table-cell table:formula="of:=[.F168]/83500000*100" office:value-type="float" office:value="0.0169137724550898" calcext:value-type="float">
            <text:p>0,0169137725</text:p>
          </table:table-cell>
          <table:table-cell table:formula="of:=[.F168]*0.04" office:value-type="float" office:value="564.92" calcext:value-type="float">
            <text:p>564,92</text:p>
          </table:table-cell>
          <table:table-cell table:formula="of:=AVERAGE([.C162:.C168])" office:value-type="float" office:value="1158.71428571429" calcext:value-type="float">
            <text:p>1158,71</text:p>
          </table:table-cell>
          <table:table-cell office:value-type="float" office:value="9236" calcext:value-type="float">
            <text:p>9236</text:p>
          </table:table-cell>
          <table:table-cell table:formula="of:=[.J168]-[.J167]" office:value-type="float" office:value="4" calcext:value-type="float">
            <text:p>4</text:p>
          </table:table-cell>
          <table:table-cell table:formula="of:=AVERAGE([.K162:.K168])" office:value-type="float" office:value="5" calcext:value-type="float">
            <text:p>5,00</text:p>
          </table:table-cell>
          <table:table-cell table:style-name="ce12" table:formula="of:=[.J168]/[.B168]" office:value-type="percentage" office:value="0.0409753154336214" calcext:value-type="percentage">
            <text:p>4,10%</text:p>
          </table:table-cell>
          <table:table-cell table:formula="of:=[.K168]/[.C168]" office:value-type="float" office:value="0.00287769784172662" calcext:value-type="float">
            <text:p>0,00287769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9" calcext:value-type="date">
            <text:p>2020-08-19</text:p>
          </table:table-cell>
          <table:table-cell office:value-type="float" office:value="226914" calcext:value-type="float">
            <text:p>226914</text:p>
          </table:table-cell>
          <table:table-cell table:formula="of:=[.B169]-[.B168]" office:value-type="float" office:value="1510" calcext:value-type="float">
            <text:p>1510</text:p>
          </table:table-cell>
          <table:table-cell table:formula="of:=SUM([.C166:.C169])/SUM([.C162:.C165])" office:value-type="float" office:value="0.738211382113821" calcext:value-type="float">
            <text:p>0,738</text:p>
          </table:table-cell>
          <table:table-cell table:formula="of:=SUM([.C163:.C169])/SUM([.C156:.C162])" office:value-type="float" office:value="1.29213483146067" calcext:value-type="float">
            <text:p>1,292</text:p>
          </table:table-cell>
          <table:table-cell table:formula="of:=[.B169]-[.B155]" office:value-type="float" office:value="14892" calcext:value-type="float">
            <text:p>14892</text:p>
          </table:table-cell>
          <table:table-cell table:formula="of:=[.F169]/83500000*100" office:value-type="float" office:value="0.0178347305389222" calcext:value-type="float">
            <text:p>0,0178347305</text:p>
          </table:table-cell>
          <table:table-cell table:formula="of:=[.F169]*0.04" office:value-type="float" office:value="595.68" calcext:value-type="float">
            <text:p>595,68</text:p>
          </table:table-cell>
          <table:table-cell table:formula="of:=AVERAGE([.C163:.C169])" office:value-type="float" office:value="1199.28571428571" calcext:value-type="float">
            <text:p>1199,29</text:p>
          </table:table-cell>
          <table:table-cell office:value-type="float" office:value="9243" calcext:value-type="float">
            <text:p>9243</text:p>
          </table:table-cell>
          <table:table-cell table:formula="of:=[.J169]-[.J168]" office:value-type="float" office:value="7" calcext:value-type="float">
            <text:p>7</text:p>
          </table:table-cell>
          <table:table-cell table:formula="of:=AVERAGE([.K163:.K169])" office:value-type="float" office:value="5.14285714285714" calcext:value-type="float">
            <text:p>5,14</text:p>
          </table:table-cell>
          <table:table-cell table:style-name="ce12" table:formula="of:=[.J169]/[.B169]" office:value-type="percentage" office:value="0.0407334937465295" calcext:value-type="percentage">
            <text:p>4,07%</text:p>
          </table:table-cell>
          <table:table-cell table:formula="of:=[.K169]/[.C169]" office:value-type="float" office:value="0.00463576158940397" calcext:value-type="float">
            <text:p>0,00463576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0" calcext:value-type="date">
            <text:p>2020-08-20</text:p>
          </table:table-cell>
          <table:table-cell office:value-type="float" office:value="228621" calcext:value-type="float">
            <text:p>228621</text:p>
          </table:table-cell>
          <table:table-cell table:formula="of:=[.B170]-[.B169]" office:value-type="float" office:value="1707" calcext:value-type="float">
            <text:p>1707</text:p>
          </table:table-cell>
          <table:table-cell table:formula="of:=SUM([.C167:.C170])/SUM([.C163:.C166])" office:value-type="float" office:value="1.04742602351034" calcext:value-type="float">
            <text:p>1,047</text:p>
          </table:table-cell>
          <table:table-cell table:formula="of:=SUM([.C164:.C170])/SUM([.C157:.C163])" office:value-type="float" office:value="1.25518341307815" calcext:value-type="float">
            <text:p>1,255</text:p>
          </table:table-cell>
          <table:table-cell table:formula="of:=[.B170]-[.B156]" office:value-type="float" office:value="15554" calcext:value-type="float">
            <text:p>15554</text:p>
          </table:table-cell>
          <table:table-cell table:formula="of:=[.F170]/83500000*100" office:value-type="float" office:value="0.0186275449101796" calcext:value-type="float">
            <text:p>0,0186275449</text:p>
          </table:table-cell>
          <table:table-cell table:formula="of:=[.F170]*0.04" office:value-type="float" office:value="622.16" calcext:value-type="float">
            <text:p>622,16</text:p>
          </table:table-cell>
          <table:table-cell table:formula="of:=AVERAGE([.C164:.C170])" office:value-type="float" office:value="1236.71428571429" calcext:value-type="float">
            <text:p>1236,71</text:p>
          </table:table-cell>
          <table:table-cell office:value-type="float" office:value="9253" calcext:value-type="float">
            <text:p>9253</text:p>
          </table:table-cell>
          <table:table-cell table:formula="of:=[.J170]-[.J169]" office:value-type="float" office:value="10" calcext:value-type="float">
            <text:p>10</text:p>
          </table:table-cell>
          <table:table-cell table:formula="of:=AVERAGE([.K164:.K170])" office:value-type="float" office:value="6" calcext:value-type="float">
            <text:p>6,00</text:p>
          </table:table-cell>
          <table:table-cell table:style-name="ce12" table:formula="of:=[.J170]/[.B170]" office:value-type="percentage" office:value="0.040473097397002" calcext:value-type="percentage">
            <text:p>4,05%</text:p>
          </table:table-cell>
          <table:table-cell table:formula="of:=[.K170]/[.C170]" office:value-type="float" office:value="0.00585823081429408" calcext:value-type="float">
            <text:p>0,00585823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1" calcext:value-type="date">
            <text:p>2020-08-21</text:p>
          </table:table-cell>
          <table:table-cell office:value-type="float" office:value="230048" calcext:value-type="float">
            <text:p>230048</text:p>
          </table:table-cell>
          <table:table-cell table:formula="of:=[.B171]-[.B170]" office:value-type="float" office:value="1427" calcext:value-type="float">
            <text:p>1427</text:p>
          </table:table-cell>
          <table:table-cell table:formula="of:=SUM([.C168:.C171])/SUM([.C164:.C167])" office:value-type="float" office:value="1.48987654320988" calcext:value-type="float">
            <text:p>1,490</text:p>
          </table:table-cell>
          <table:table-cell table:formula="of:=SUM([.C165:.C171])/SUM([.C158:.C164])" office:value-type="float" office:value="1.19947214890957" calcext:value-type="float">
            <text:p>1,199</text:p>
          </table:table-cell>
          <table:table-cell table:formula="of:=[.B171]-[.B157]" office:value-type="float" office:value="15834" calcext:value-type="float">
            <text:p>15834</text:p>
          </table:table-cell>
          <table:table-cell table:formula="of:=[.F171]/83500000*100" office:value-type="float" office:value="0.018962874251497" calcext:value-type="float">
            <text:p>0,0189628743</text:p>
          </table:table-cell>
          <table:table-cell table:formula="of:=[.F171]*0.04" office:value-type="float" office:value="633.36" calcext:value-type="float">
            <text:p>633,36</text:p>
          </table:table-cell>
          <table:table-cell table:formula="of:=AVERAGE([.C165:.C171])" office:value-type="float" office:value="1233.57142857143" calcext:value-type="float">
            <text:p>1233,57</text:p>
          </table:table-cell>
          <table:table-cell office:value-type="float" office:value="9260" calcext:value-type="float">
            <text:p>9260</text:p>
          </table:table-cell>
          <table:table-cell table:formula="of:=[.J171]-[.J170]" office:value-type="float" office:value="7" calcext:value-type="float">
            <text:p>7</text:p>
          </table:table-cell>
          <table:table-cell table:formula="of:=AVERAGE([.K165:.K171])" office:value-type="float" office:value="5" calcext:value-type="float">
            <text:p>5,00</text:p>
          </table:table-cell>
          <table:table-cell table:style-name="ce12" table:formula="of:=[.J171]/[.B171]" office:value-type="percentage" office:value="0.0402524690499374" calcext:value-type="percentage">
            <text:p>4,03%</text:p>
          </table:table-cell>
          <table:table-cell table:formula="of:=[.K171]/[.C171]" office:value-type="float" office:value="0.00490539593552908" calcext:value-type="float">
            <text:p>0,00490539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2" calcext:value-type="date">
            <text:p>2020-08-22</text:p>
          </table:table-cell>
          <table:table-cell office:value-type="float" office:value="232082" calcext:value-type="float">
            <text:p>232082</text:p>
          </table:table-cell>
          <table:table-cell table:formula="of:=[.B172]-[.B171]" office:value-type="float" office:value="2034" calcext:value-type="float">
            <text:p>2034</text:p>
          </table:table-cell>
          <table:table-cell table:formula="of:=SUM([.C169:.C172])/SUM([.C165:.C168])" office:value-type="float" office:value="1.67326484590328" calcext:value-type="float">
            <text:p>1,673</text:p>
          </table:table-cell>
          <table:table-cell table:formula="of:=SUM([.C166:.C172])/SUM([.C159:.C165])" office:value-type="float" office:value="1.23518419647624" calcext:value-type="float">
            <text:p>1,235</text:p>
          </table:table-cell>
          <table:table-cell table:formula="of:=[.B172]-[.B158]" office:value-type="float" office:value="16746" calcext:value-type="float">
            <text:p>16746</text:p>
          </table:table-cell>
          <table:table-cell table:formula="of:=[.F172]/83500000*100" office:value-type="float" office:value="0.0200550898203593" calcext:value-type="float">
            <text:p>0,0200550898</text:p>
          </table:table-cell>
          <table:table-cell table:formula="of:=[.F172]*0.04" office:value-type="float" office:value="669.84" calcext:value-type="float">
            <text:p>669,84</text:p>
          </table:table-cell>
          <table:table-cell table:formula="of:=AVERAGE([.C166:.C172])" office:value-type="float" office:value="1322" calcext:value-type="float">
            <text:p>1322,00</text:p>
          </table:table-cell>
          <table:table-cell office:value-type="float" office:value="9267" calcext:value-type="float">
            <text:p>9267</text:p>
          </table:table-cell>
          <table:table-cell table:formula="of:=[.J172]-[.J171]" office:value-type="float" office:value="7" calcext:value-type="float">
            <text:p>7</text:p>
          </table:table-cell>
          <table:table-cell table:formula="of:=AVERAGE([.K166:.K172])" office:value-type="float" office:value="5.14285714285714" calcext:value-type="float">
            <text:p>5,14</text:p>
          </table:table-cell>
          <table:table-cell table:style-name="ce12" table:formula="of:=[.J172]/[.B172]" office:value-type="percentage" office:value="0.0399298523797623" calcext:value-type="percentage">
            <text:p>3,99%</text:p>
          </table:table-cell>
          <table:table-cell table:formula="of:=[.K172]/[.C172]" office:value-type="float" office:value="0.00344149459193707" calcext:value-type="float">
            <text:p>0,00344149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3" calcext:value-type="date">
            <text:p>2020-08-23</text:p>
          </table:table-cell>
          <table:table-cell office:value-type="float" office:value="232864" calcext:value-type="float">
            <text:p>232864</text:p>
          </table:table-cell>
          <table:table-cell table:formula="of:=[.B173]-[.B172]" office:value-type="float" office:value="782" calcext:value-type="float">
            <text:p>782</text:p>
          </table:table-cell>
          <table:table-cell table:formula="of:=SUM([.C170:.C173])/SUM([.C166:.C169])" office:value-type="float" office:value="1.45619187469408" calcext:value-type="float">
            <text:p>1,456</text:p>
          </table:table-cell>
          <table:table-cell table:formula="of:=SUM([.C167:.C173])/SUM([.C160:.C166])" office:value-type="float" office:value="1.24451203385348" calcext:value-type="float">
            <text:p>1,245</text:p>
          </table:table-cell>
          <table:table-cell table:formula="of:=[.B173]-[.B159]" office:value-type="float" office:value="16973" calcext:value-type="float">
            <text:p>16973</text:p>
          </table:table-cell>
          <table:table-cell table:formula="of:=[.F173]/83500000*100" office:value-type="float" office:value="0.0203269461077844" calcext:value-type="float">
            <text:p>0,0203269461</text:p>
          </table:table-cell>
          <table:table-cell table:formula="of:=[.F173]*0.04" office:value-type="float" office:value="678.92" calcext:value-type="float">
            <text:p>678,92</text:p>
          </table:table-cell>
          <table:table-cell table:formula="of:=AVERAGE([.C167:.C173])" office:value-type="float" office:value="1344.42857142857" calcext:value-type="float">
            <text:p>1344,43</text:p>
          </table:table-cell>
          <table:table-cell office:value-type="float" office:value="9269" calcext:value-type="float">
            <text:p>9269</text:p>
          </table:table-cell>
          <table:table-cell table:formula="of:=[.J173]-[.J172]" office:value-type="float" office:value="2" calcext:value-type="float">
            <text:p>2</text:p>
          </table:table-cell>
          <table:table-cell table:formula="of:=AVERAGE([.K167:.K173])" office:value-type="float" office:value="5.42857142857143" calcext:value-type="float">
            <text:p>5,43</text:p>
          </table:table-cell>
          <table:table-cell table:style-name="ce12" table:formula="of:=[.J173]/[.B173]" office:value-type="percentage" office:value="0.0398043493197746" calcext:value-type="percentage">
            <text:p>3,98%</text:p>
          </table:table-cell>
          <table:table-cell table:formula="of:=[.K173]/[.C173]" office:value-type="float" office:value="0.00255754475703325" calcext:value-type="float">
            <text:p>0,002557544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4" calcext:value-type="date">
            <text:p>2020-08-24</text:p>
          </table:table-cell>
          <table:table-cell office:value-type="float" office:value="233575" calcext:value-type="float">
            <text:p>233575</text:p>
          </table:table-cell>
          <table:table-cell table:formula="of:=[.B174]-[.B173]" office:value-type="float" office:value="711" calcext:value-type="float">
            <text:p>711</text:p>
          </table:table-cell>
          <table:table-cell table:formula="of:=SUM([.C171:.C174])/SUM([.C167:.C170])" office:value-type="float" office:value="0.95859133126935" calcext:value-type="float">
            <text:p>0,959</text:p>
          </table:table-cell>
          <table:table-cell table:formula="of:=SUM([.C168:.C174])/SUM([.C161:.C167])" office:value-type="float" office:value="1.24378821386757" calcext:value-type="float">
            <text:p>1,244</text:p>
          </table:table-cell>
          <table:table-cell table:formula="of:=[.B174]-[.B160]" office:value-type="float" office:value="17248" calcext:value-type="float">
            <text:p>17248</text:p>
          </table:table-cell>
          <table:table-cell table:formula="of:=[.F174]/83500000*100" office:value-type="float" office:value="0.0206562874251497" calcext:value-type="float">
            <text:p>0,0206562874</text:p>
          </table:table-cell>
          <table:table-cell table:formula="of:=[.F174]*0.04" office:value-type="float" office:value="689.92" calcext:value-type="float">
            <text:p>689,92</text:p>
          </table:table-cell>
          <table:table-cell table:formula="of:=AVERAGE([.C168:.C174])" office:value-type="float" office:value="1365.85714285714" calcext:value-type="float">
            <text:p>1365,86</text:p>
          </table:table-cell>
          <table:table-cell office:value-type="float" office:value="9272" calcext:value-type="float">
            <text:p>9272</text:p>
          </table:table-cell>
          <table:table-cell table:formula="of:=[.J174]-[.J173]" office:value-type="float" office:value="3" calcext:value-type="float">
            <text:p>3</text:p>
          </table:table-cell>
          <table:table-cell table:formula="of:=AVERAGE([.K168:.K174])" office:value-type="float" office:value="5.71428571428571" calcext:value-type="float">
            <text:p>5,71</text:p>
          </table:table-cell>
          <table:table-cell table:style-name="ce12" table:formula="of:=[.J174]/[.B174]" office:value-type="percentage" office:value="0.0396960291127047" calcext:value-type="percentage">
            <text:p>3,97%</text:p>
          </table:table-cell>
          <table:table-cell table:formula="of:=[.K174]/[.C174]" office:value-type="float" office:value="0.00421940928270042" calcext:value-type="float">
            <text:p>0,00421940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5" calcext:value-type="date">
            <text:p>2020-08-25</text:p>
          </table:table-cell>
          <table:table-cell office:value-type="float" office:value="234853" calcext:value-type="float">
            <text:p>234853</text:p>
          </table:table-cell>
          <table:table-cell table:formula="of:=[.B175]-[.B174]" office:value-type="float" office:value="1278" calcext:value-type="float">
            <text:p>1278</text:p>
          </table:table-cell>
          <table:table-cell table:formula="of:=SUM([.C172:.C175])/SUM([.C168:.C171])" office:value-type="float" office:value="0.796320848525025" calcext:value-type="float">
            <text:p>0,796</text:p>
          </table:table-cell>
          <table:table-cell table:formula="of:=SUM([.C169:.C175])/SUM([.C162:.C168])" office:value-type="float" office:value="1.16496116385156" calcext:value-type="float">
            <text:p>1,165</text:p>
          </table:table-cell>
          <table:table-cell table:formula="of:=[.B175]-[.B161]" office:value-type="float" office:value="17560" calcext:value-type="float">
            <text:p>17560</text:p>
          </table:table-cell>
          <table:table-cell table:formula="of:=[.F175]/83500000*100" office:value-type="float" office:value="0.0210299401197605" calcext:value-type="float">
            <text:p>0,0210299401</text:p>
          </table:table-cell>
          <table:table-cell table:formula="of:=[.F175]*0.04" office:value-type="float" office:value="702.4" calcext:value-type="float">
            <text:p>702,4</text:p>
          </table:table-cell>
          <table:table-cell table:formula="of:=AVERAGE([.C169:.C175])" office:value-type="float" office:value="1349.85714285714" calcext:value-type="float">
            <text:p>1349,86</text:p>
          </table:table-cell>
          <table:table-cell office:value-type="float" office:value="9277" calcext:value-type="float">
            <text:p>9277</text:p>
          </table:table-cell>
          <table:table-cell table:formula="of:=[.J175]-[.J174]" office:value-type="float" office:value="5" calcext:value-type="float">
            <text:p>5</text:p>
          </table:table-cell>
          <table:table-cell table:formula="of:=AVERAGE([.K169:.K175])" office:value-type="float" office:value="5.85714285714286" calcext:value-type="float">
            <text:p>5,86</text:p>
          </table:table-cell>
          <table:table-cell table:style-name="ce12" table:formula="of:=[.J175]/[.B175]" office:value-type="percentage" office:value="0.0395013050716831" calcext:value-type="percentage">
            <text:p>3,95%</text:p>
          </table:table-cell>
          <table:table-cell table:formula="of:=[.K175]/[.C175]" office:value-type="float" office:value="0.00391236306729264" calcext:value-type="float">
            <text:p>0,00391236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6" calcext:value-type="date">
            <text:p>2020-08-26</text:p>
          </table:table-cell>
          <table:table-cell office:value-type="float" office:value="236429" calcext:value-type="float">
            <text:p>236429</text:p>
          </table:table-cell>
          <table:table-cell table:formula="of:=[.B176]-[.B175]" office:value-type="float" office:value="1576" calcext:value-type="float">
            <text:p>1576</text:p>
          </table:table-cell>
          <table:table-cell table:formula="of:=SUM([.C173:.C176])/SUM([.C169:.C172])" office:value-type="float" office:value="0.650943396226415" calcext:value-type="float">
            <text:p>0,651</text:p>
          </table:table-cell>
          <table:table-cell table:formula="of:=SUM([.C170:.C176])/SUM([.C163:.C169])" office:value-type="float" office:value="1.13341274568195" calcext:value-type="float">
            <text:p>1,133</text:p>
          </table:table-cell>
          <table:table-cell table:formula="of:=[.B176]-[.B162]" office:value-type="float" office:value="17910" calcext:value-type="float">
            <text:p>17910</text:p>
          </table:table-cell>
          <table:table-cell table:formula="of:=[.F176]/83500000*100" office:value-type="float" office:value="0.0214491017964072" calcext:value-type="float">
            <text:p>0,0214491018</text:p>
          </table:table-cell>
          <table:table-cell table:formula="of:=[.F176]*0.04" office:value-type="float" office:value="716.4" calcext:value-type="float">
            <text:p>716,4</text:p>
          </table:table-cell>
          <table:table-cell table:formula="of:=AVERAGE([.C170:.C176])" office:value-type="float" office:value="1359.28571428571" calcext:value-type="float">
            <text:p>1359,29</text:p>
          </table:table-cell>
          <table:table-cell office:value-type="float" office:value="9280" calcext:value-type="float">
            <text:p>9280</text:p>
          </table:table-cell>
          <table:table-cell table:formula="of:=[.J176]-[.J175]" office:value-type="float" office:value="3" calcext:value-type="float">
            <text:p>3</text:p>
          </table:table-cell>
          <table:table-cell table:formula="of:=AVERAGE([.K170:.K176])" office:value-type="float" office:value="5.28571428571429" calcext:value-type="float">
            <text:p>5,29</text:p>
          </table:table-cell>
          <table:table-cell table:style-name="ce12" table:formula="of:=[.J176]/[.B176]" office:value-type="percentage" office:value="0.0392506841377327" calcext:value-type="percentage">
            <text:p>3,93%</text:p>
          </table:table-cell>
          <table:table-cell table:formula="of:=[.K176]/[.C176]" office:value-type="float" office:value="0.00190355329949239" calcext:value-type="float">
            <text:p>0,00190355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7" calcext:value-type="date">
            <text:p>2020-08-27</text:p>
          </table:table-cell>
          <table:table-cell office:value-type="float" office:value="237936" calcext:value-type="float">
            <text:p>237936</text:p>
          </table:table-cell>
          <table:table-cell table:formula="of:=[.B177]-[.B176]" office:value-type="float" office:value="1507" calcext:value-type="float">
            <text:p>1507</text:p>
          </table:table-cell>
          <table:table-cell table:formula="of:=SUM([.C174:.C177])/SUM([.C170:.C173])" office:value-type="float" office:value="0.852436974789916" calcext:value-type="float">
            <text:p>0,852</text:p>
          </table:table-cell>
          <table:table-cell table:formula="of:=SUM([.C171:.C177])/SUM([.C164:.C170])" office:value-type="float" office:value="1.0760078549151" calcext:value-type="float">
            <text:p>1,076</text:p>
          </table:table-cell>
          <table:table-cell table:formula="of:=[.B177]-[.B163]" office:value-type="float" office:value="17972" calcext:value-type="float">
            <text:p>17972</text:p>
          </table:table-cell>
          <table:table-cell table:formula="of:=[.F177]/83500000*100" office:value-type="float" office:value="0.0215233532934132" calcext:value-type="float">
            <text:p>0,0215233533</text:p>
          </table:table-cell>
          <table:table-cell table:formula="of:=[.F177]*0.04" office:value-type="float" office:value="718.88" calcext:value-type="float">
            <text:p>718,88</text:p>
          </table:table-cell>
          <table:table-cell table:formula="of:=AVERAGE([.C171:.C177])" office:value-type="float" office:value="1330.71428571429" calcext:value-type="float">
            <text:p>1330,71</text:p>
          </table:table-cell>
          <table:table-cell office:value-type="float" office:value="9285" calcext:value-type="float">
            <text:p>9285</text:p>
          </table:table-cell>
          <table:table-cell table:formula="of:=[.J177]-[.J176]" office:value-type="float" office:value="5" calcext:value-type="float">
            <text:p>5</text:p>
          </table:table-cell>
          <table:table-cell table:formula="of:=AVERAGE([.K171:.K177])" office:value-type="float" office:value="4.57142857142857" calcext:value-type="float">
            <text:p>4,57</text:p>
          </table:table-cell>
          <table:table-cell table:style-name="ce12" table:formula="of:=[.J177]/[.B177]" office:value-type="percentage" office:value="0.039023098648376" calcext:value-type="percentage">
            <text:p>3,90%</text:p>
          </table:table-cell>
          <table:table-cell table:formula="of:=[.K177]/[.C177]" office:value-type="float" office:value="0.0033178500331785" calcext:value-type="float">
            <text:p>0,003317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8" calcext:value-type="date">
            <text:p>2020-08-28</text:p>
          </table:table-cell>
          <table:table-cell office:value-type="float" office:value="239507" calcext:value-type="float">
            <text:p>239507</text:p>
          </table:table-cell>
          <table:table-cell table:formula="of:=[.B178]-[.B177]" office:value-type="float" office:value="1571" calcext:value-type="float">
            <text:p>1571</text:p>
          </table:table-cell>
          <table:table-cell table:formula="of:=SUM([.C175:.C178])/SUM([.C171:.C174])" office:value-type="float" office:value="1.19741622930965" calcext:value-type="float">
            <text:p>1,197</text:p>
          </table:table-cell>
          <table:table-cell table:formula="of:=SUM([.C172:.C178])/SUM([.C165:.C171])" office:value-type="float" office:value="1.09542559351477" calcext:value-type="float">
            <text:p>1,095</text:p>
          </table:table-cell>
          <table:table-cell table:formula="of:=[.B178]-[.B164]" office:value-type="float" office:value="18094" calcext:value-type="float">
            <text:p>18094</text:p>
          </table:table-cell>
          <table:table-cell table:formula="of:=[.F178]/83500000*100" office:value-type="float" office:value="0.0216694610778443" calcext:value-type="float">
            <text:p>0,0216694611</text:p>
          </table:table-cell>
          <table:table-cell table:formula="of:=[.F178]*0.04" office:value-type="float" office:value="723.76" calcext:value-type="float">
            <text:p>723,76</text:p>
          </table:table-cell>
          <table:table-cell table:formula="of:=AVERAGE([.C172:.C178])" office:value-type="float" office:value="1351.28571428571" calcext:value-type="float">
            <text:p>1351,29</text:p>
          </table:table-cell>
          <table:table-cell office:value-type="float" office:value="9288" calcext:value-type="float">
            <text:p>9288</text:p>
          </table:table-cell>
          <table:table-cell table:formula="of:=[.J178]-[.J177]" office:value-type="float" office:value="3" calcext:value-type="float">
            <text:p>3</text:p>
          </table:table-cell>
          <table:table-cell table:formula="of:=AVERAGE([.K172:.K178])" office:value-type="float" office:value="4" calcext:value-type="float">
            <text:p>4,00</text:p>
          </table:table-cell>
          <table:table-cell table:style-name="ce12" table:formula="of:=[.J178]/[.B178]" office:value-type="percentage" office:value="0.0387796598846798" calcext:value-type="percentage">
            <text:p>3,88%</text:p>
          </table:table-cell>
          <table:table-cell table:formula="of:=[.K178]/[.C178]" office:value-type="float" office:value="0.00190961171228517" calcext:value-type="float">
            <text:p>0,00190961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9" calcext:value-type="date">
            <text:p>2020-08-29</text:p>
          </table:table-cell>
          <table:table-cell office:value-type="float" office:value="240986" calcext:value-type="float">
            <text:p>240986</text:p>
          </table:table-cell>
          <table:table-cell table:formula="of:=[.B179]-[.B178]" office:value-type="float" office:value="1479" calcext:value-type="float">
            <text:p>1479</text:p>
          </table:table-cell>
          <table:table-cell table:formula="of:=SUM([.C176:.C179])/SUM([.C172:.C175])" office:value-type="float" office:value="1.27637877211238" calcext:value-type="float">
            <text:p>1,276</text:p>
          </table:table-cell>
          <table:table-cell table:formula="of:=SUM([.C173:.C179])/SUM([.C166:.C172])" office:value-type="float" office:value="0.962178517397882" calcext:value-type="float">
            <text:p>0,962</text:p>
          </table:table-cell>
          <table:table-cell table:formula="of:=[.B179]-[.B165]" office:value-type="float" office:value="18158" calcext:value-type="float">
            <text:p>18158</text:p>
          </table:table-cell>
          <table:table-cell table:formula="of:=[.F179]/83500000*100" office:value-type="float" office:value="0.0217461077844311" calcext:value-type="float">
            <text:p>0,0217461078</text:p>
          </table:table-cell>
          <table:table-cell table:formula="of:=[.F179]*0.04" office:value-type="float" office:value="726.32" calcext:value-type="float">
            <text:p>726,32</text:p>
          </table:table-cell>
          <table:table-cell table:formula="of:=AVERAGE([.C173:.C179])" office:value-type="float" office:value="1272" calcext:value-type="float">
            <text:p>1272,00</text:p>
          </table:table-cell>
          <table:table-cell office:value-type="float" office:value="9289" calcext:value-type="float">
            <text:p>9289</text:p>
          </table:table-cell>
          <table:table-cell table:formula="of:=[.J179]-[.J178]" office:value-type="float" office:value="1" calcext:value-type="float">
            <text:p>1</text:p>
          </table:table-cell>
          <table:table-cell table:formula="of:=AVERAGE([.K173:.K179])" office:value-type="float" office:value="3.14285714285714" calcext:value-type="float">
            <text:p>3,14</text:p>
          </table:table-cell>
          <table:table-cell table:style-name="ce12" table:formula="of:=[.J179]/[.B179]" office:value-type="percentage" office:value="0.0385458076402779" calcext:value-type="percentage">
            <text:p>3,85%</text:p>
          </table:table-cell>
          <table:table-cell table:formula="of:=[.K179]/[.C179]" office:value-type="float" office:value="0.000676132521974307" calcext:value-type="float">
            <text:p>0,00067613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30" calcext:value-type="date">
            <text:p>2020-08-30</text:p>
          </table:table-cell>
          <table:table-cell office:value-type="float" office:value="241771" calcext:value-type="float">
            <text:p>241771</text:p>
          </table:table-cell>
          <table:table-cell table:formula="of:=[.B180]-[.B179]" office:value-type="float" office:value="785" calcext:value-type="float">
            <text:p>785</text:p>
          </table:table-cell>
          <table:table-cell table:formula="of:=SUM([.C177:.C180])/SUM([.C173:.C176])" office:value-type="float" office:value="1.22889348976306" calcext:value-type="float">
            <text:p>1,229</text:p>
          </table:table-cell>
          <table:table-cell table:formula="of:=SUM([.C174:.C180])/SUM([.C167:.C173])" office:value-type="float" office:value="0.946445648708958" calcext:value-type="float">
            <text:p>0,946</text:p>
          </table:table-cell>
          <table:table-cell table:formula="of:=[.B180]-[.B166]" office:value-type="float" office:value="18318" calcext:value-type="float">
            <text:p>18318</text:p>
          </table:table-cell>
          <table:table-cell table:formula="of:=[.F180]/83500000*100" office:value-type="float" office:value="0.0219377245508982" calcext:value-type="float">
            <text:p>0,0219377246</text:p>
          </table:table-cell>
          <table:table-cell table:formula="of:=[.F180]*0.04" office:value-type="float" office:value="732.72" calcext:value-type="float">
            <text:p>732,72</text:p>
          </table:table-cell>
          <table:table-cell table:formula="of:=AVERAGE([.C174:.C180])" office:value-type="float" office:value="1272.42857142857" calcext:value-type="float">
            <text:p>1272,43</text:p>
          </table:table-cell>
          <table:table-cell office:value-type="float" office:value="9295" calcext:value-type="float">
            <text:p>9295</text:p>
          </table:table-cell>
          <table:table-cell table:formula="of:=[.J180]-[.J179]" office:value-type="float" office:value="6" calcext:value-type="float">
            <text:p>6</text:p>
          </table:table-cell>
          <table:table-cell table:formula="of:=AVERAGE([.K174:.K180])" office:value-type="float" office:value="3.71428571428571" calcext:value-type="float">
            <text:p>3,71</text:p>
          </table:table-cell>
          <table:table-cell table:style-name="ce12" table:formula="of:=[.J180]/[.B180]" office:value-type="percentage" office:value="0.0384454711276373" calcext:value-type="percentage">
            <text:p>3,84%</text:p>
          </table:table-cell>
          <table:table-cell table:formula="of:=[.K180]/[.C180]" office:value-type="float" office:value="0.00764331210191083" calcext:value-type="float">
            <text:p>0,00764331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31" calcext:value-type="date">
            <text:p>2020-08-31</text:p>
          </table:table-cell>
          <table:table-cell office:value-type="float" office:value="242381" calcext:value-type="float">
            <text:p>242381</text:p>
          </table:table-cell>
          <table:table-cell table:formula="of:=[.B181]-[.B180]" office:value-type="float" office:value="610" calcext:value-type="float">
            <text:p>610</text:p>
          </table:table-cell>
          <table:table-cell table:formula="of:=SUM([.C178:.C181])/SUM([.C174:.C177])" office:value-type="float" office:value="0.876380126182965" calcext:value-type="float">
            <text:p>0,876</text:p>
          </table:table-cell>
          <table:table-cell table:formula="of:=SUM([.C175:.C181])/SUM([.C168:.C174])" office:value-type="float" office:value="0.921033364710804" calcext:value-type="float">
            <text:p>0,921</text:p>
          </table:table-cell>
          <table:table-cell table:formula="of:=[.B181]-[.B167]" office:value-type="float" office:value="18367" calcext:value-type="float">
            <text:p>18367</text:p>
          </table:table-cell>
          <table:table-cell table:formula="of:=[.F181]/83500000*100" office:value-type="float" office:value="0.0219964071856287" calcext:value-type="float">
            <text:p>0,0219964072</text:p>
          </table:table-cell>
          <table:table-cell table:formula="of:=[.F181]*0.04" office:value-type="float" office:value="734.68" calcext:value-type="float">
            <text:p>734,68</text:p>
          </table:table-cell>
          <table:table-cell table:formula="of:=AVERAGE([.C175:.C181])" office:value-type="float" office:value="1258" calcext:value-type="float">
            <text:p>1258,00</text:p>
          </table:table-cell>
          <table:table-cell office:value-type="float" office:value="9298" calcext:value-type="float">
            <text:p>9298</text:p>
          </table:table-cell>
          <table:table-cell table:formula="of:=[.J181]-[.J180]" office:value-type="float" office:value="3" calcext:value-type="float">
            <text:p>3</text:p>
          </table:table-cell>
          <table:table-cell table:formula="of:=AVERAGE([.K175:.K181])" office:value-type="float" office:value="3.71428571428571" calcext:value-type="float">
            <text:p>3,71</text:p>
          </table:table-cell>
          <table:table-cell table:style-name="ce12" table:formula="of:=[.J181]/[.B181]" office:value-type="percentage" office:value="0.0383610926599032" calcext:value-type="percentage">
            <text:p>3,84%</text:p>
          </table:table-cell>
          <table:table-cell table:formula="of:=[.K181]/[.C181]" office:value-type="float" office:value="0.00491803278688525" calcext:value-type="float">
            <text:p>0,004918032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1" calcext:value-type="date">
            <text:p>2020-09-01</text:p>
          </table:table-cell>
          <table:table-cell office:value-type="float" office:value="243599" calcext:value-type="float">
            <text:p>243599</text:p>
          </table:table-cell>
          <table:table-cell table:formula="of:=[.B182]-[.B181]" office:value-type="float" office:value="1218" calcext:value-type="float">
            <text:p>1218</text:p>
          </table:table-cell>
          <table:table-cell table:formula="of:=SUM([.C179:.C182])/SUM([.C175:.C178])" office:value-type="float" office:value="0.68981793661497" calcext:value-type="float">
            <text:p>0,690</text:p>
          </table:table-cell>
          <table:table-cell table:formula="of:=SUM([.C176:.C182])/SUM([.C169:.C175])" office:value-type="float" office:value="0.925600592655307" calcext:value-type="float">
            <text:p>0,926</text:p>
          </table:table-cell>
          <table:table-cell table:formula="of:=[.B182]-[.B168]" office:value-type="float" office:value="18195" calcext:value-type="float">
            <text:p>18195</text:p>
          </table:table-cell>
          <table:table-cell table:formula="of:=[.F182]/83500000*100" office:value-type="float" office:value="0.0217904191616766" calcext:value-type="float">
            <text:p>0,0217904192</text:p>
          </table:table-cell>
          <table:table-cell table:formula="of:=[.F182]*0.04" office:value-type="float" office:value="727.8" calcext:value-type="float">
            <text:p>727,8</text:p>
          </table:table-cell>
          <table:table-cell table:formula="of:=AVERAGE([.C176:.C182])" office:value-type="float" office:value="1249.42857142857" calcext:value-type="float">
            <text:p>1249,43</text:p>
          </table:table-cell>
          <table:table-cell office:value-type="float" office:value="9302" calcext:value-type="float">
            <text:p>9302</text:p>
          </table:table-cell>
          <table:table-cell table:formula="of:=[.J182]-[.J181]" office:value-type="float" office:value="4" calcext:value-type="float">
            <text:p>4</text:p>
          </table:table-cell>
          <table:table-cell table:formula="of:=AVERAGE([.K176:.K182])" office:value-type="float" office:value="3.57142857142857" calcext:value-type="float">
            <text:p>3,57</text:p>
          </table:table-cell>
          <table:table-cell table:style-name="ce12" table:formula="of:=[.J182]/[.B182]" office:value-type="percentage" office:value="0.038185706837877" calcext:value-type="percentage">
            <text:p>3,82%</text:p>
          </table:table-cell>
          <table:table-cell table:formula="of:=[.K182]/[.C182]" office:value-type="float" office:value="0.00328407224958949" calcext:value-type="float">
            <text:p>0,0032840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2" calcext:value-type="date">
            <text:p>2020-09-02</text:p>
          </table:table-cell>
          <table:table-cell office:value-type="float" office:value="244855" calcext:value-type="float">
            <text:p>244855</text:p>
          </table:table-cell>
          <table:table-cell table:formula="of:=[.B183]-[.B182]" office:value-type="float" office:value="1256" calcext:value-type="float">
            <text:p>1256</text:p>
          </table:table-cell>
          <table:table-cell table:formula="of:=SUM([.C180:.C183])/SUM([.C176:.C179])" office:value-type="float" office:value="0.630849502690364" calcext:value-type="float">
            <text:p>0,631</text:p>
          </table:table-cell>
          <table:table-cell table:formula="of:=SUM([.C177:.C183])/SUM([.C170:.C176])" office:value-type="float" office:value="0.885549132947977" calcext:value-type="float">
            <text:p>0,886</text:p>
          </table:table-cell>
          <table:table-cell table:formula="of:=[.B183]-[.B169]" office:value-type="float" office:value="17941" calcext:value-type="float">
            <text:p>17941</text:p>
          </table:table-cell>
          <table:table-cell table:formula="of:=[.F183]/83500000*100" office:value-type="float" office:value="0.0214862275449102" calcext:value-type="float">
            <text:p>0,0214862275</text:p>
          </table:table-cell>
          <table:table-cell table:formula="of:=[.F183]*0.04" office:value-type="float" office:value="717.64" calcext:value-type="float">
            <text:p>717,64</text:p>
          </table:table-cell>
          <table:table-cell table:formula="of:=AVERAGE([.C177:.C183])" office:value-type="float" office:value="1203.71428571429" calcext:value-type="float">
            <text:p>1203,71</text:p>
          </table:table-cell>
          <table:table-cell office:value-type="float" office:value="9313" calcext:value-type="float">
            <text:p>9313</text:p>
          </table:table-cell>
          <table:table-cell table:formula="of:=[.J183]-[.J182]" office:value-type="float" office:value="11" calcext:value-type="float">
            <text:p>11</text:p>
          </table:table-cell>
          <table:table-cell table:formula="of:=AVERAGE([.K177:.K183])" office:value-type="float" office:value="4.71428571428571" calcext:value-type="float">
            <text:p>4,71</text:p>
          </table:table-cell>
          <table:table-cell table:style-name="ce12" table:formula="of:=[.J183]/[.B183]" office:value-type="percentage" office:value="0.0380347552633191" calcext:value-type="percentage">
            <text:p>3,80%</text:p>
          </table:table-cell>
          <table:table-cell table:formula="of:=[.K183]/[.C183]" office:value-type="float" office:value="0.00875796178343949" calcext:value-type="float">
            <text:p>0,00875796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3" calcext:value-type="date">
            <text:p>2020-09-03</text:p>
          </table:table-cell>
          <table:table-cell office:value-type="float" office:value="246155" calcext:value-type="float">
            <text:p>246155</text:p>
          </table:table-cell>
          <table:table-cell table:formula="of:=[.B184]-[.B183]" office:value-type="float" office:value="1300" calcext:value-type="float">
            <text:p>1300</text:p>
          </table:table-cell>
          <table:table-cell table:formula="of:=SUM([.C181:.C184])/SUM([.C177:.C180])" office:value-type="float" office:value="0.820666417072258" calcext:value-type="float">
            <text:p>0,821</text:p>
          </table:table-cell>
          <table:table-cell table:formula="of:=SUM([.C178:.C184])/SUM([.C171:.C177])" office:value-type="float" office:value="0.882340311325819" calcext:value-type="float">
            <text:p>0,882</text:p>
          </table:table-cell>
          <table:table-cell table:formula="of:=[.B184]-[.B170]" office:value-type="float" office:value="17534" calcext:value-type="float">
            <text:p>17534</text:p>
          </table:table-cell>
          <table:table-cell table:formula="of:=[.F184]/83500000*100" office:value-type="float" office:value="0.0209988023952096" calcext:value-type="float">
            <text:p>0,0209988024</text:p>
          </table:table-cell>
          <table:table-cell table:formula="of:=[.F184]*0.04" office:value-type="float" office:value="701.36" calcext:value-type="float">
            <text:p>701,36</text:p>
          </table:table-cell>
          <table:table-cell table:formula="of:=AVERAGE([.C178:.C184])" office:value-type="float" office:value="1174.14285714286" calcext:value-type="float">
            <text:p>1174,14</text:p>
          </table:table-cell>
          <table:table-cell office:value-type="float" office:value="9321" calcext:value-type="float">
            <text:p>9321</text:p>
          </table:table-cell>
          <table:table-cell table:formula="of:=[.J184]-[.J183]" office:value-type="float" office:value="8" calcext:value-type="float">
            <text:p>8</text:p>
          </table:table-cell>
          <table:table-cell table:formula="of:=AVERAGE([.K178:.K184])" office:value-type="float" office:value="5.14285714285714" calcext:value-type="float">
            <text:p>5,14</text:p>
          </table:table-cell>
          <table:table-cell table:style-name="ce12" table:formula="of:=[.J184]/[.B184]" office:value-type="percentage" office:value="0.0378663850013203" calcext:value-type="percentage">
            <text:p>3,79%</text:p>
          </table:table-cell>
          <table:table-cell table:formula="of:=[.K184]/[.C184]" office:value-type="float" office:value="0.00615384615384615" calcext:value-type="float">
            <text:p>0,00615384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4" calcext:value-type="date">
            <text:p>2020-09-04</text:p>
          </table:table-cell>
          <table:table-cell office:value-type="float" office:value="246984" calcext:value-type="float">
            <text:p>246984</text:p>
          </table:table-cell>
          <table:table-cell table:formula="of:=[.B185]-[.B184]" office:value-type="float" office:value="829" calcext:value-type="float">
            <text:p>829</text:p>
          </table:table-cell>
          <table:table-cell table:formula="of:=SUM([.C182:.C185])/SUM([.C178:.C181])" office:value-type="float" office:value="1.0355455568054" calcext:value-type="float">
            <text:p>1,036</text:p>
          </table:table-cell>
          <table:table-cell table:formula="of:=SUM([.C179:.C185])/SUM([.C172:.C178])" office:value-type="float" office:value="0.790464108256687" calcext:value-type="float">
            <text:p>0,790</text:p>
          </table:table-cell>
          <table:table-cell table:formula="of:=[.B185]-[.B171]" office:value-type="float" office:value="16936" calcext:value-type="float">
            <text:p>16936</text:p>
          </table:table-cell>
          <table:table-cell table:formula="of:=[.F185]/83500000*100" office:value-type="float" office:value="0.0202826347305389" calcext:value-type="float">
            <text:p>0,0202826347</text:p>
          </table:table-cell>
          <table:table-cell table:formula="of:=[.F185]*0.04" office:value-type="float" office:value="677.44" calcext:value-type="float">
            <text:p>677,44</text:p>
          </table:table-cell>
          <table:table-cell table:formula="of:=AVERAGE([.C179:.C185])" office:value-type="float" office:value="1068.14285714286" calcext:value-type="float">
            <text:p>1068,14</text:p>
          </table:table-cell>
          <table:table-cell office:value-type="float" office:value="9319" calcext:value-type="float">
            <text:p>9319</text:p>
          </table:table-cell>
          <table:table-cell table:formula="of:=[.J185]-[.J184]" office:value-type="float" office:value="-2" calcext:value-type="float">
            <text:p>-2</text:p>
          </table:table-cell>
          <table:table-cell table:formula="of:=AVERAGE([.K179:.K185])" office:value-type="float" office:value="4.42857142857143" calcext:value-type="float">
            <text:p>4,43</text:p>
          </table:table-cell>
          <table:table-cell table:style-name="ce12" table:formula="of:=[.J185]/[.B185]" office:value-type="percentage" office:value="0.0377311890648787" calcext:value-type="percentage">
            <text:p>3,77%</text:p>
          </table:table-cell>
          <table:table-cell table:formula="of:=[.K185]/[.C185]" office:value-type="float" office:value="-0.00241254523522316" calcext:value-type="float">
            <text:p>-0,00241254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5" calcext:value-type="date">
            <text:p>2020-09-05</text:p>
          </table:table-cell>
          <table:table-cell office:value-type="float" office:value="248997" calcext:value-type="float">
            <text:p>248997</text:p>
          </table:table-cell>
          <table:table-cell table:formula="of:=[.B186]-[.B185]" office:value-type="float" office:value="2013" calcext:value-type="float">
            <text:p>2013</text:p>
          </table:table-cell>
          <table:table-cell table:formula="of:=SUM([.C183:.C186])/SUM([.C179:.C182])" office:value-type="float" office:value="1.31915933528837" calcext:value-type="float">
            <text:p>1,319</text:p>
          </table:table-cell>
          <table:table-cell table:formula="of:=SUM([.C180:.C186])/SUM([.C173:.C179])" office:value-type="float" office:value="0.89970799640611" calcext:value-type="float">
            <text:p>0,900</text:p>
          </table:table-cell>
          <table:table-cell table:formula="of:=[.B186]-[.B172]" office:value-type="float" office:value="16915" calcext:value-type="float">
            <text:p>16915</text:p>
          </table:table-cell>
          <table:table-cell table:formula="of:=[.F186]/83500000*100" office:value-type="float" office:value="0.0202574850299401" calcext:value-type="float">
            <text:p>0,020257485</text:p>
          </table:table-cell>
          <table:table-cell table:formula="of:=[.F186]*0.04" office:value-type="float" office:value="676.6" calcext:value-type="float">
            <text:p>676,6</text:p>
          </table:table-cell>
          <table:table-cell table:formula="of:=AVERAGE([.C180:.C186])" office:value-type="float" office:value="1144.42857142857" calcext:value-type="float">
            <text:p>1144,43</text:p>
          </table:table-cell>
          <table:table-cell office:value-type="float" office:value="9324" calcext:value-type="float">
            <text:p>9324</text:p>
          </table:table-cell>
          <table:table-cell table:formula="of:=[.J186]-[.J185]" office:value-type="float" office:value="5" calcext:value-type="float">
            <text:p>5</text:p>
          </table:table-cell>
          <table:table-cell table:formula="of:=AVERAGE([.K180:.K186])" office:value-type="float" office:value="5" calcext:value-type="float">
            <text:p>5,00</text:p>
          </table:table-cell>
          <table:table-cell table:style-name="ce12" table:formula="of:=[.J186]/[.B186]" office:value-type="percentage" office:value="0.0374462342919794" calcext:value-type="percentage">
            <text:p>3,74%</text:p>
          </table:table-cell>
          <table:table-cell table:formula="of:=[.K186]/[.C186]" office:value-type="float" office:value="0.00248385494287134" calcext:value-type="float">
            <text:p>0,002483854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6" calcext:value-type="date">
            <text:p>2020-09-06</text:p>
          </table:table-cell>
          <table:table-cell office:value-type="float" office:value="249985" calcext:value-type="float">
            <text:p>249985</text:p>
          </table:table-cell>
          <table:table-cell table:formula="of:=[.B187]-[.B186]" office:value-type="float" office:value="988" calcext:value-type="float">
            <text:p>988</text:p>
          </table:table-cell>
          <table:table-cell table:formula="of:=SUM([.C184:.C187])/SUM([.C180:.C183])" office:value-type="float" office:value="1.32592401137245" calcext:value-type="float">
            <text:p>1,326</text:p>
          </table:table-cell>
          <table:table-cell table:formula="of:=SUM([.C181:.C187])/SUM([.C174:.C180])" office:value-type="float" office:value="0.922196025597844" calcext:value-type="float">
            <text:p>0,922</text:p>
          </table:table-cell>
          <table:table-cell table:formula="of:=[.B187]-[.B173]" office:value-type="float" office:value="17121" calcext:value-type="float">
            <text:p>17121</text:p>
          </table:table-cell>
          <table:table-cell table:formula="of:=[.F187]/83500000*100" office:value-type="float" office:value="0.0205041916167665" calcext:value-type="float">
            <text:p>0,0205041916</text:p>
          </table:table-cell>
          <table:table-cell table:formula="of:=[.F187]*0.04" office:value-type="float" office:value="684.84" calcext:value-type="float">
            <text:p>684,84</text:p>
          </table:table-cell>
          <table:table-cell table:formula="of:=AVERAGE([.C181:.C187])" office:value-type="float" office:value="1173.42857142857" calcext:value-type="float">
            <text:p>1173,43</text:p>
          </table:table-cell>
          <table:table-cell office:value-type="float" office:value="9325" calcext:value-type="float">
            <text:p>9325</text:p>
          </table:table-cell>
          <table:table-cell table:formula="of:=[.J187]-[.J186]" office:value-type="float" office:value="1" calcext:value-type="float">
            <text:p>1</text:p>
          </table:table-cell>
          <table:table-cell table:formula="of:=AVERAGE([.K181:.K187])" office:value-type="float" office:value="4.28571428571429" calcext:value-type="float">
            <text:p>4,29</text:p>
          </table:table-cell>
          <table:table-cell table:style-name="ce12" table:formula="of:=[.J187]/[.B187]" office:value-type="percentage" office:value="0.0373022381342881" calcext:value-type="percentage">
            <text:p>3,73%</text:p>
          </table:table-cell>
          <table:table-cell table:formula="of:=[.K187]/[.C187]" office:value-type="float" office:value="0.00101214574898785" calcext:value-type="float">
            <text:p>0,00101214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7" calcext:value-type="date">
            <text:p>2020-09-07</text:p>
          </table:table-cell>
          <table:table-cell office:value-type="float" office:value="250799" calcext:value-type="float">
            <text:p>250799</text:p>
          </table:table-cell>
          <table:table-cell table:formula="of:=[.B188]-[.B187]" office:value-type="float" office:value="814" calcext:value-type="float">
            <text:p>814</text:p>
          </table:table-cell>
          <table:table-cell table:formula="of:=SUM([.C185:.C188])/SUM([.C181:.C184])" office:value-type="float" office:value="1.05930656934307" calcext:value-type="float">
            <text:p>1,059</text:p>
          </table:table-cell>
          <table:table-cell table:formula="of:=SUM([.C182:.C188])/SUM([.C175:.C181])" office:value-type="float" office:value="0.955939132409721" calcext:value-type="float">
            <text:p>0,956</text:p>
          </table:table-cell>
          <table:table-cell table:formula="of:=[.B188]-[.B174]" office:value-type="float" office:value="17224" calcext:value-type="float">
            <text:p>17224</text:p>
          </table:table-cell>
          <table:table-cell table:formula="of:=[.F188]/83500000*100" office:value-type="float" office:value="0.0206275449101796" calcext:value-type="float">
            <text:p>0,0206275449</text:p>
          </table:table-cell>
          <table:table-cell table:formula="of:=[.F188]*0.04" office:value-type="float" office:value="688.96" calcext:value-type="float">
            <text:p>688,96</text:p>
          </table:table-cell>
          <table:table-cell table:formula="of:=AVERAGE([.C182:.C188])" office:value-type="float" office:value="1202.57142857143" calcext:value-type="float">
            <text:p>1202,57</text:p>
          </table:table-cell>
          <table:table-cell office:value-type="float" office:value="9325" calcext:value-type="float">
            <text:p>9325</text:p>
          </table:table-cell>
          <table:table-cell table:formula="of:=[.J188]-[.J187]" office:value-type="float" office:value="0" calcext:value-type="float">
            <text:p>0</text:p>
          </table:table-cell>
          <table:table-cell table:formula="of:=AVERAGE([.K182:.K188])" office:value-type="float" office:value="3.85714285714286" calcext:value-type="float">
            <text:p>3,86</text:p>
          </table:table-cell>
          <table:table-cell table:style-name="ce12" table:formula="of:=[.J188]/[.B188]" office:value-type="percentage" office:value="0.0371811689839274" calcext:value-type="percentage">
            <text:p>3,72%</text:p>
          </table:table-cell>
          <table:table-cell table:formula="of:=[.K188]/[.C1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8" calcext:value-type="date">
            <text:p>2020-09-08</text:p>
          </table:table-cell>
          <table:table-cell office:value-type="float" office:value="252298" calcext:value-type="float">
            <text:p>252298</text:p>
          </table:table-cell>
          <table:table-cell table:formula="of:=[.B189]-[.B188]" office:value-type="float" office:value="1499" calcext:value-type="float">
            <text:p>1499</text:p>
          </table:table-cell>
          <table:table-cell table:formula="of:=SUM([.C186:.C189])/SUM([.C182:.C185])" office:value-type="float" office:value="1.15446447968716" calcext:value-type="float">
            <text:p>1,154</text:p>
          </table:table-cell>
          <table:table-cell table:formula="of:=SUM([.C183:.C189])/SUM([.C176:.C182])" office:value-type="float" office:value="0.994626114795335" calcext:value-type="float">
            <text:p>0,995</text:p>
          </table:table-cell>
          <table:table-cell table:formula="of:=[.B189]-[.B175]" office:value-type="float" office:value="17445" calcext:value-type="float">
            <text:p>17445</text:p>
          </table:table-cell>
          <table:table-cell table:formula="of:=[.F189]/83500000*100" office:value-type="float" office:value="0.0208922155688623" calcext:value-type="float">
            <text:p>0,0208922156</text:p>
          </table:table-cell>
          <table:table-cell table:formula="of:=[.F189]*0.04" office:value-type="float" office:value="697.8" calcext:value-type="float">
            <text:p>697,8</text:p>
          </table:table-cell>
          <table:table-cell table:formula="of:=AVERAGE([.C183:.C189])" office:value-type="float" office:value="1242.71428571429" calcext:value-type="float">
            <text:p>1242,71</text:p>
          </table:table-cell>
          <table:table-cell office:value-type="float" office:value="9329" calcext:value-type="float">
            <text:p>9329</text:p>
          </table:table-cell>
          <table:table-cell table:formula="of:=[.J189]-[.J188]" office:value-type="float" office:value="4" calcext:value-type="float">
            <text:p>4</text:p>
          </table:table-cell>
          <table:table-cell table:formula="of:=AVERAGE([.K183:.K189])" office:value-type="float" office:value="3.85714285714286" calcext:value-type="float">
            <text:p>3,86</text:p>
          </table:table-cell>
          <table:table-cell table:style-name="ce12" table:formula="of:=[.J189]/[.B189]" office:value-type="percentage" office:value="0.0369761155459021" calcext:value-type="percentage">
            <text:p>3,70%</text:p>
          </table:table-cell>
          <table:table-cell table:formula="of:=[.K189]/[.C189]" office:value-type="float" office:value="0.00266844563042028" calcext:value-type="float">
            <text:p>0,00266844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9" calcext:value-type="date">
            <text:p>2020-09-09</text:p>
          </table:table-cell>
          <table:table-cell office:value-type="float" office:value="253474" calcext:value-type="float">
            <text:p>253474</text:p>
          </table:table-cell>
          <table:table-cell table:formula="of:=[.B190]-[.B189]" office:value-type="float" office:value="1176" calcext:value-type="float">
            <text:p>1176</text:p>
          </table:table-cell>
          <table:table-cell table:formula="of:=SUM([.C187:.C190])/SUM([.C183:.C186])" office:value-type="float" office:value="0.829381252315672" calcext:value-type="float">
            <text:p>0,829</text:p>
          </table:table-cell>
          <table:table-cell table:formula="of:=SUM([.C184:.C190])/SUM([.C177:.C183])" office:value-type="float" office:value="1.02290529314028" calcext:value-type="float">
            <text:p>1,023</text:p>
          </table:table-cell>
          <table:table-cell table:formula="of:=[.B190]-[.B176]" office:value-type="float" office:value="17045" calcext:value-type="float">
            <text:p>17045</text:p>
          </table:table-cell>
          <table:table-cell table:formula="of:=[.F190]/83500000*100" office:value-type="float" office:value="0.0204131736526946" calcext:value-type="float">
            <text:p>0,0204131737</text:p>
          </table:table-cell>
          <table:table-cell table:formula="of:=[.F190]*0.04" office:value-type="float" office:value="681.8" calcext:value-type="float">
            <text:p>681,8</text:p>
          </table:table-cell>
          <table:table-cell table:formula="of:=AVERAGE([.C184:.C190])" office:value-type="float" office:value="1231.28571428571" calcext:value-type="float">
            <text:p>1231,29</text:p>
          </table:table-cell>
          <table:table-cell office:value-type="float" office:value="9338" calcext:value-type="float">
            <text:p>9338</text:p>
          </table:table-cell>
          <table:table-cell table:formula="of:=[.J190]-[.J189]" office:value-type="float" office:value="9" calcext:value-type="float">
            <text:p>9</text:p>
          </table:table-cell>
          <table:table-cell table:formula="of:=AVERAGE([.K184:.K190])" office:value-type="float" office:value="3.57142857142857" calcext:value-type="float">
            <text:p>3,57</text:p>
          </table:table-cell>
          <table:table-cell table:style-name="ce12" table:formula="of:=[.J190]/[.B190]" office:value-type="percentage" office:value="0.0368400703819721" calcext:value-type="percentage">
            <text:p>3,68%</text:p>
          </table:table-cell>
          <table:table-cell table:formula="of:=[.K190]/[.C190]" office:value-type="float" office:value="0.0076530612244898" calcext:value-type="float">
            <text:p>0,00765306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0" calcext:value-type="date">
            <text:p>2020-09-10</text:p>
          </table:table-cell>
          <table:table-cell office:value-type="float" office:value="255366" calcext:value-type="float">
            <text:p>255366</text:p>
          </table:table-cell>
          <table:table-cell table:formula="of:=[.B191]-[.B190]" office:value-type="float" office:value="1892" calcext:value-type="float">
            <text:p>1892</text:p>
          </table:table-cell>
          <table:table-cell table:formula="of:=SUM([.C188:.C191])/SUM([.C184:.C187])" office:value-type="float" office:value="1.04892787524366" calcext:value-type="float">
            <text:p>1,049</text:p>
          </table:table-cell>
          <table:table-cell table:formula="of:=SUM([.C185:.C191])/SUM([.C178:.C184])" office:value-type="float" office:value="1.12069594841222" calcext:value-type="float">
            <text:p>1,121</text:p>
          </table:table-cell>
          <table:table-cell table:formula="of:=[.B191]-[.B177]" office:value-type="float" office:value="17430" calcext:value-type="float">
            <text:p>17430</text:p>
          </table:table-cell>
          <table:table-cell table:formula="of:=[.F191]/83500000*100" office:value-type="float" office:value="0.020874251497006" calcext:value-type="float">
            <text:p>0,0208742515</text:p>
          </table:table-cell>
          <table:table-cell table:formula="of:=[.F191]*0.04" office:value-type="float" office:value="697.2" calcext:value-type="float">
            <text:p>697,2</text:p>
          </table:table-cell>
          <table:table-cell table:formula="of:=AVERAGE([.C185:.C191])" office:value-type="float" office:value="1315.85714285714" calcext:value-type="float">
            <text:p>1315,86</text:p>
          </table:table-cell>
          <table:table-cell office:value-type="float" office:value="9341" calcext:value-type="float">
            <text:p>9341</text:p>
          </table:table-cell>
          <table:table-cell table:formula="of:=[.J191]-[.J190]" office:value-type="float" office:value="3" calcext:value-type="float">
            <text:p>3</text:p>
          </table:table-cell>
          <table:table-cell table:formula="of:=AVERAGE([.K185:.K191])" office:value-type="float" office:value="2.85714285714286" calcext:value-type="float">
            <text:p>2,86</text:p>
          </table:table-cell>
          <table:table-cell table:style-name="ce12" table:formula="of:=[.J191]/[.B191]" office:value-type="percentage" office:value="0.0365788711104846" calcext:value-type="percentage">
            <text:p>3,66%</text:p>
          </table:table-cell>
          <table:table-cell table:formula="of:=[.K191]/[.C191]" office:value-type="float" office:value="0.00158562367864693" calcext:value-type="float">
            <text:p>0,001585623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1" calcext:value-type="date">
            <text:p>2020-09-11</text:p>
          </table:table-cell>
          <table:table-cell office:value-type="float" office:value="256850" calcext:value-type="float">
            <text:p>256850</text:p>
          </table:table-cell>
          <table:table-cell table:formula="of:=[.B192]-[.B191]" office:value-type="float" office:value="1484" calcext:value-type="float">
            <text:p>1484</text:p>
          </table:table-cell>
          <table:table-cell table:formula="of:=SUM([.C189:.C192])/SUM([.C185:.C188])" office:value-type="float" office:value="1.30297157622739" calcext:value-type="float">
            <text:p>1,303</text:p>
          </table:table-cell>
          <table:table-cell table:formula="of:=SUM([.C186:.C192])/SUM([.C179:.C185])" office:value-type="float" office:value="1.31951317373278" calcext:value-type="float">
            <text:p>1,320</text:p>
          </table:table-cell>
          <table:table-cell table:formula="of:=[.B192]-[.B178]" office:value-type="float" office:value="17343" calcext:value-type="float">
            <text:p>17343</text:p>
          </table:table-cell>
          <table:table-cell table:formula="of:=[.F192]/83500000*100" office:value-type="float" office:value="0.0207700598802395" calcext:value-type="float">
            <text:p>0,0207700599</text:p>
          </table:table-cell>
          <table:table-cell table:formula="of:=[.F192]*0.04" office:value-type="float" office:value="693.72" calcext:value-type="float">
            <text:p>693,72</text:p>
          </table:table-cell>
          <table:table-cell table:formula="of:=AVERAGE([.C186:.C192])" office:value-type="float" office:value="1409.42857142857" calcext:value-type="float">
            <text:p>1409,43</text:p>
          </table:table-cell>
          <table:table-cell office:value-type="float" office:value="9342" calcext:value-type="float">
            <text:p>9342</text:p>
          </table:table-cell>
          <table:table-cell table:formula="of:=[.J192]-[.J191]" office:value-type="float" office:value="1" calcext:value-type="float">
            <text:p>1</text:p>
          </table:table-cell>
          <table:table-cell table:formula="of:=AVERAGE([.K186:.K192])" office:value-type="float" office:value="3.28571428571429" calcext:value-type="float">
            <text:p>3,29</text:p>
          </table:table-cell>
          <table:table-cell table:style-name="ce12" table:formula="of:=[.J192]/[.B192]" office:value-type="percentage" office:value="0.0363714230095386" calcext:value-type="percentage">
            <text:p>3,64%</text:p>
          </table:table-cell>
          <table:table-cell table:formula="of:=[.K192]/[.C192]" office:value-type="float" office:value="0.000673854447439353" calcext:value-type="float">
            <text:p>0,000673854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2" calcext:value-type="date">
            <text:p>2020-09-12</text:p>
          </table:table-cell>
          <table:table-cell office:value-type="float" office:value="258480" calcext:value-type="float">
            <text:p>258480</text:p>
          </table:table-cell>
          <table:table-cell table:formula="of:=[.B193]-[.B192]" office:value-type="float" office:value="1630" calcext:value-type="float">
            <text:p>1630</text:p>
          </table:table-cell>
          <table:table-cell table:formula="of:=SUM([.C190:.C193])/SUM([.C186:.C189])" office:value-type="float" office:value="1.16334211516748" calcext:value-type="float">
            <text:p>1,163</text:p>
          </table:table-cell>
          <table:table-cell table:formula="of:=SUM([.C187:.C193])/SUM([.C180:.C186])" office:value-type="float" office:value="1.18374734739733" calcext:value-type="float">
            <text:p>1,184</text:p>
          </table:table-cell>
          <table:table-cell table:formula="of:=[.B193]-[.B179]" office:value-type="float" office:value="17494" calcext:value-type="float">
            <text:p>17494</text:p>
          </table:table-cell>
          <table:table-cell table:formula="of:=[.F193]/83500000*100" office:value-type="float" office:value="0.0209508982035928" calcext:value-type="float">
            <text:p>0,0209508982</text:p>
          </table:table-cell>
          <table:table-cell table:formula="of:=[.F193]*0.04" office:value-type="float" office:value="699.76" calcext:value-type="float">
            <text:p>699,76</text:p>
          </table:table-cell>
          <table:table-cell table:formula="of:=AVERAGE([.C187:.C193])" office:value-type="float" office:value="1354.71428571429" calcext:value-type="float">
            <text:p>1354,71</text:p>
          </table:table-cell>
          <table:table-cell office:value-type="float" office:value="9347" calcext:value-type="float">
            <text:p>9347</text:p>
          </table:table-cell>
          <table:table-cell table:formula="of:=[.J193]-[.J192]" office:value-type="float" office:value="5" calcext:value-type="float">
            <text:p>5</text:p>
          </table:table-cell>
          <table:table-cell table:formula="of:=AVERAGE([.K187:.K193])" office:value-type="float" office:value="3.28571428571429" calcext:value-type="float">
            <text:p>3,29</text:p>
          </table:table-cell>
          <table:table-cell table:style-name="ce12" table:formula="of:=[.J193]/[.B193]" office:value-type="percentage" office:value="0.0361614051377283" calcext:value-type="percentage">
            <text:p>3,62%</text:p>
          </table:table-cell>
          <table:table-cell table:formula="of:=[.K193]/[.C193]" office:value-type="float" office:value="0.00306748466257669" calcext:value-type="float">
            <text:p>0,0030674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3" calcext:value-type="date">
            <text:p>2020-09-13</text:p>
          </table:table-cell>
          <table:table-cell office:value-type="float" office:value="259428" calcext:value-type="float">
            <text:p>259428</text:p>
          </table:table-cell>
          <table:table-cell table:formula="of:=[.B194]-[.B193]" office:value-type="float" office:value="948" calcext:value-type="float">
            <text:p>948</text:p>
          </table:table-cell>
          <table:table-cell table:formula="of:=SUM([.C191:.C194])/SUM([.C187:.C190])" office:value-type="float" office:value="1.32990842081751" calcext:value-type="float">
            <text:p>1,330</text:p>
          </table:table-cell>
          <table:table-cell table:formula="of:=SUM([.C188:.C194])/SUM([.C181:.C187])" office:value-type="float" office:value="1.14962259556854" calcext:value-type="float">
            <text:p>1,150</text:p>
          </table:table-cell>
          <table:table-cell table:formula="of:=[.B194]-[.B180]" office:value-type="float" office:value="17657" calcext:value-type="float">
            <text:p>17657</text:p>
          </table:table-cell>
          <table:table-cell table:formula="of:=[.F194]/83500000*100" office:value-type="float" office:value="0.0211461077844311" calcext:value-type="float">
            <text:p>0,0211461078</text:p>
          </table:table-cell>
          <table:table-cell table:formula="of:=[.F194]*0.04" office:value-type="float" office:value="706.28" calcext:value-type="float">
            <text:p>706,28</text:p>
          </table:table-cell>
          <table:table-cell table:formula="of:=AVERAGE([.C188:.C194])" office:value-type="float" office:value="1349" calcext:value-type="float">
            <text:p>1349,00</text:p>
          </table:table-cell>
          <table:table-cell office:value-type="float" office:value="9349" calcext:value-type="float">
            <text:p>9349</text:p>
          </table:table-cell>
          <table:table-cell table:formula="of:=[.J194]-[.J193]" office:value-type="float" office:value="2" calcext:value-type="float">
            <text:p>2</text:p>
          </table:table-cell>
          <table:table-cell table:formula="of:=AVERAGE([.K188:.K194])" office:value-type="float" office:value="3.42857142857143" calcext:value-type="float">
            <text:p>3,43</text:p>
          </table:table-cell>
          <table:table-cell table:style-name="ce12" table:formula="of:=[.J194]/[.B194]" office:value-type="percentage" office:value="0.0360369736497217" calcext:value-type="percentage">
            <text:p>3,60%</text:p>
          </table:table-cell>
          <table:table-cell table:formula="of:=[.K194]/[.C194]" office:value-type="float" office:value="0.00210970464135021" calcext:value-type="float">
            <text:p>0,00210970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4" calcext:value-type="date">
            <text:p>2020-09-14</text:p>
          </table:table-cell>
          <table:table-cell office:value-type="float" office:value="260355" calcext:value-type="float">
            <text:p>260355</text:p>
          </table:table-cell>
          <table:table-cell table:formula="of:=[.B195]-[.B194]" office:value-type="float" office:value="927" calcext:value-type="float">
            <text:p>927</text:p>
          </table:table-cell>
          <table:table-cell table:formula="of:=SUM([.C192:.C195])/SUM([.C188:.C191])" office:value-type="float" office:value="0.927151087158521" calcext:value-type="float">
            <text:p>0,927</text:p>
          </table:table-cell>
          <table:table-cell table:formula="of:=SUM([.C189:.C195])/SUM([.C182:.C188])" office:value-type="float" office:value="1.1351865051081" calcext:value-type="float">
            <text:p>1,135</text:p>
          </table:table-cell>
          <table:table-cell table:formula="of:=[.B195]-[.B181]" office:value-type="float" office:value="17974" calcext:value-type="float">
            <text:p>17974</text:p>
          </table:table-cell>
          <table:table-cell table:formula="of:=[.F195]/83500000*100" office:value-type="float" office:value="0.021525748502994" calcext:value-type="float">
            <text:p>0,0215257485</text:p>
          </table:table-cell>
          <table:table-cell table:formula="of:=[.F195]*0.04" office:value-type="float" office:value="718.96" calcext:value-type="float">
            <text:p>718,96</text:p>
          </table:table-cell>
          <table:table-cell table:formula="of:=AVERAGE([.C189:.C195])" office:value-type="float" office:value="1365.14285714286" calcext:value-type="float">
            <text:p>1365,14</text:p>
          </table:table-cell>
          <table:table-cell office:value-type="float" office:value="9350" calcext:value-type="float">
            <text:p>9350</text:p>
          </table:table-cell>
          <table:table-cell table:formula="of:=[.J195]-[.J194]" office:value-type="float" office:value="1" calcext:value-type="float">
            <text:p>1</text:p>
          </table:table-cell>
          <table:table-cell table:formula="of:=AVERAGE([.K189:.K195])" office:value-type="float" office:value="3.57142857142857" calcext:value-type="float">
            <text:p>3,57</text:p>
          </table:table-cell>
          <table:table-cell table:style-name="ce12" table:formula="of:=[.J195]/[.B195]" office:value-type="percentage" office:value="0.0359125040809664" calcext:value-type="percentage">
            <text:p>3,59%</text:p>
          </table:table-cell>
          <table:table-cell table:formula="of:=[.K195]/[.C195]" office:value-type="float" office:value="0.00107874865156419" calcext:value-type="float">
            <text:p>0,001078748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5" calcext:value-type="date">
            <text:p>2020-09-15</text:p>
          </table:table-cell>
          <table:table-cell office:value-type="float" office:value="261762" calcext:value-type="float">
            <text:p>261762</text:p>
          </table:table-cell>
          <table:table-cell table:formula="of:=[.B196]-[.B195]" office:value-type="float" office:value="1407" calcext:value-type="float">
            <text:p>1407</text:p>
          </table:table-cell>
          <table:table-cell table:formula="of:=SUM([.C193:.C196])/SUM([.C189:.C192])" office:value-type="float" office:value="0.811766650140473" calcext:value-type="float">
            <text:p>0,812</text:p>
          </table:table-cell>
          <table:table-cell table:formula="of:=SUM([.C190:.C196])/SUM([.C183:.C189])" office:value-type="float" office:value="1.08794114266008" calcext:value-type="float">
            <text:p>1,088</text:p>
          </table:table-cell>
          <table:table-cell table:formula="of:=[.B196]-[.B182]" office:value-type="float" office:value="18163" calcext:value-type="float">
            <text:p>18163</text:p>
          </table:table-cell>
          <table:table-cell table:formula="of:=[.F196]/83500000*100" office:value-type="float" office:value="0.0217520958083832" calcext:value-type="float">
            <text:p>0,0217520958</text:p>
          </table:table-cell>
          <table:table-cell table:formula="of:=[.F196]*0.04" office:value-type="float" office:value="726.52" calcext:value-type="float">
            <text:p>726,52</text:p>
          </table:table-cell>
          <table:table-cell table:formula="of:=AVERAGE([.C190:.C196])" office:value-type="float" office:value="1352" calcext:value-type="float">
            <text:p>1352,00</text:p>
          </table:table-cell>
          <table:table-cell office:value-type="float" office:value="9362" calcext:value-type="float">
            <text:p>9362</text:p>
          </table:table-cell>
          <table:table-cell table:formula="of:=[.J196]-[.J195]" office:value-type="float" office:value="12" calcext:value-type="float">
            <text:p>12</text:p>
          </table:table-cell>
          <table:table-cell table:formula="of:=AVERAGE([.K190:.K196])" office:value-type="float" office:value="4.71428571428571" calcext:value-type="float">
            <text:p>4,71</text:p>
          </table:table-cell>
          <table:table-cell table:style-name="ce12" table:formula="of:=[.J196]/[.B196]" office:value-type="percentage" office:value="0.0357653135290837" calcext:value-type="percentage">
            <text:p>3,58%</text:p>
          </table:table-cell>
          <table:table-cell table:formula="of:=[.K196]/[.C196]" office:value-type="float" office:value="0.00852878464818763" calcext:value-type="float">
            <text:p>0,00852878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6" calcext:value-type="date">
            <text:p>2020-09-16</text:p>
          </table:table-cell>
          <table:table-cell office:value-type="float" office:value="263663" calcext:value-type="float">
            <text:p>263663</text:p>
          </table:table-cell>
          <table:table-cell table:formula="of:=[.B197]-[.B196]" office:value-type="float" office:value="1901" calcext:value-type="float">
            <text:p>1901</text:p>
          </table:table-cell>
          <table:table-cell table:formula="of:=SUM([.C194:.C197])/SUM([.C190:.C193])" office:value-type="float" office:value="0.83840181171142" calcext:value-type="float">
            <text:p>0,838</text:p>
          </table:table-cell>
          <table:table-cell table:formula="of:=SUM([.C191:.C197])/SUM([.C184:.C190])" office:value-type="float" office:value="1.18215570251769" calcext:value-type="float">
            <text:p>1,182</text:p>
          </table:table-cell>
          <table:table-cell table:formula="of:=[.B197]-[.B183]" office:value-type="float" office:value="18808" calcext:value-type="float">
            <text:p>18808</text:p>
          </table:table-cell>
          <table:table-cell table:formula="of:=[.F197]/83500000*100" office:value-type="float" office:value="0.0225245508982036" calcext:value-type="float">
            <text:p>0,0225245509</text:p>
          </table:table-cell>
          <table:table-cell table:formula="of:=[.F197]*0.04" office:value-type="float" office:value="752.32" calcext:value-type="float">
            <text:p>752,32</text:p>
          </table:table-cell>
          <table:table-cell table:formula="of:=AVERAGE([.C191:.C197])" office:value-type="float" office:value="1455.57142857143" calcext:value-type="float">
            <text:p>1455,57</text:p>
          </table:table-cell>
          <table:table-cell office:value-type="float" office:value="9368" calcext:value-type="float">
            <text:p>9368</text:p>
          </table:table-cell>
          <table:table-cell table:formula="of:=[.J197]-[.J196]" office:value-type="float" office:value="6" calcext:value-type="float">
            <text:p>6</text:p>
          </table:table-cell>
          <table:table-cell table:formula="of:=AVERAGE([.K191:.K197])" office:value-type="float" office:value="4.28571428571429" calcext:value-type="float">
            <text:p>4,29</text:p>
          </table:table-cell>
          <table:table-cell table:style-name="ce12" table:formula="of:=[.J197]/[.B197]" office:value-type="percentage" office:value="0.0355302033277327" calcext:value-type="percentage">
            <text:p>3,55%</text:p>
          </table:table-cell>
          <table:table-cell table:formula="of:=[.K197]/[.C197]" office:value-type="float" office:value="0.00315623356128353" calcext:value-type="float">
            <text:p>0,00315623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7" calcext:value-type="date">
            <text:p>2020-09-17</text:p>
          </table:table-cell>
          <table:table-cell office:value-type="float" office:value="265857" calcext:value-type="float">
            <text:p>265857</text:p>
          </table:table-cell>
          <table:table-cell table:formula="of:=[.B198]-[.B197]" office:value-type="float" office:value="2194" calcext:value-type="float">
            <text:p>2194</text:p>
          </table:table-cell>
          <table:table-cell table:formula="of:=SUM([.C195:.C198])/SUM([.C191:.C194])" office:value-type="float" office:value="1.07977830030232" calcext:value-type="float">
            <text:p>1,080</text:p>
          </table:table-cell>
          <table:table-cell table:formula="of:=SUM([.C192:.C198])/SUM([.C185:.C191])" office:value-type="float" office:value="1.13896428183693" calcext:value-type="float">
            <text:p>1,139</text:p>
          </table:table-cell>
          <table:table-cell table:formula="of:=[.B198]-[.B184]" office:value-type="float" office:value="19702" calcext:value-type="float">
            <text:p>19702</text:p>
          </table:table-cell>
          <table:table-cell table:formula="of:=[.F198]/83500000*100" office:value-type="float" office:value="0.0235952095808383" calcext:value-type="float">
            <text:p>0,0235952096</text:p>
          </table:table-cell>
          <table:table-cell table:formula="of:=[.F198]*0.04" office:value-type="float" office:value="788.08" calcext:value-type="float">
            <text:p>788,08</text:p>
          </table:table-cell>
          <table:table-cell table:formula="of:=AVERAGE([.C192:.C198])" office:value-type="float" office:value="1498.71428571429" calcext:value-type="float">
            <text:p>1498,71</text:p>
          </table:table-cell>
          <table:table-cell office:value-type="float" office:value="9371" calcext:value-type="float">
            <text:p>9371</text:p>
          </table:table-cell>
          <table:table-cell table:formula="of:=[.J198]-[.J197]" office:value-type="float" office:value="3" calcext:value-type="float">
            <text:p>3</text:p>
          </table:table-cell>
          <table:table-cell table:formula="of:=AVERAGE([.K192:.K198])" office:value-type="float" office:value="4.28571428571429" calcext:value-type="float">
            <text:p>4,29</text:p>
          </table:table-cell>
          <table:table-cell table:style-name="ce12" table:formula="of:=[.J198]/[.B198]" office:value-type="percentage" office:value="0.0352482725675833" calcext:value-type="percentage">
            <text:p>3,52%</text:p>
          </table:table-cell>
          <table:table-cell table:formula="of:=[.K198]/[.C198]" office:value-type="float" office:value="0.00136736554238833" calcext:value-type="float">
            <text:p>0,00136736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8" calcext:value-type="date">
            <text:p>2020-09-18</text:p>
          </table:table-cell>
          <table:table-cell office:value-type="float" office:value="267773" calcext:value-type="float">
            <text:p>267773</text:p>
          </table:table-cell>
          <table:table-cell table:formula="of:=[.B199]-[.B198]" office:value-type="float" office:value="1916" calcext:value-type="float">
            <text:p>1916</text:p>
          </table:table-cell>
          <table:table-cell table:formula="of:=SUM([.C196:.C199])/SUM([.C192:.C195])" office:value-type="float" office:value="1.4868711164562" calcext:value-type="float">
            <text:p>1,487</text:p>
          </table:table-cell>
          <table:table-cell table:formula="of:=SUM([.C193:.C199])/SUM([.C186:.C192])" office:value-type="float" office:value="1.10713561727144" calcext:value-type="float">
            <text:p>1,107</text:p>
          </table:table-cell>
          <table:table-cell table:formula="of:=[.B199]-[.B185]" office:value-type="float" office:value="20789" calcext:value-type="float">
            <text:p>20789</text:p>
          </table:table-cell>
          <table:table-cell table:formula="of:=[.F199]/83500000*100" office:value-type="float" office:value="0.024897005988024" calcext:value-type="float">
            <text:p>0,024897006</text:p>
          </table:table-cell>
          <table:table-cell table:formula="of:=[.F199]*0.04" office:value-type="float" office:value="831.56" calcext:value-type="float">
            <text:p>831,56</text:p>
          </table:table-cell>
          <table:table-cell table:formula="of:=AVERAGE([.C193:.C199])" office:value-type="float" office:value="1560.42857142857" calcext:value-type="float">
            <text:p>1560,43</text:p>
          </table:table-cell>
          <table:table-cell office:value-type="float" office:value="9378" calcext:value-type="float">
            <text:p>9378</text:p>
          </table:table-cell>
          <table:table-cell table:formula="of:=[.J199]-[.J198]" office:value-type="float" office:value="7" calcext:value-type="float">
            <text:p>7</text:p>
          </table:table-cell>
          <table:table-cell table:formula="of:=AVERAGE([.K193:.K199])" office:value-type="float" office:value="5.14285714285714" calcext:value-type="float">
            <text:p>5,14</text:p>
          </table:table-cell>
          <table:table-cell table:style-name="ce12" table:formula="of:=[.J199]/[.B199]" office:value-type="percentage" office:value="0.0350222016409421" calcext:value-type="percentage">
            <text:p>3,50%</text:p>
          </table:table-cell>
          <table:table-cell table:formula="of:=[.K199]/[.C199]" office:value-type="float" office:value="0.00365344467640919" calcext:value-type="float">
            <text:p>0,00365344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19" calcext:value-type="date">
            <text:p>2020-09-19</text:p>
          </table:table-cell>
          <table:table-cell office:value-type="float" office:value="270070" calcext:value-type="float">
            <text:p>270070</text:p>
          </table:table-cell>
          <table:table-cell table:formula="of:=[.B200]-[.B199]" office:value-type="float" office:value="2297" calcext:value-type="float">
            <text:p>2297</text:p>
          </table:table-cell>
          <table:table-cell table:formula="of:=SUM([.C197:.C200])/SUM([.C193:.C196])" office:value-type="float" office:value="1.6913680781759" calcext:value-type="float">
            <text:p>1,691</text:p>
          </table:table-cell>
          <table:table-cell table:formula="of:=SUM([.C194:.C200])/SUM([.C187:.C193])" office:value-type="float" office:value="1.22218707160181" calcext:value-type="float">
            <text:p>1,222</text:p>
          </table:table-cell>
          <table:table-cell table:formula="of:=[.B200]-[.B186]" office:value-type="float" office:value="21073" calcext:value-type="float">
            <text:p>21073</text:p>
          </table:table-cell>
          <table:table-cell table:formula="of:=[.F200]/83500000*100" office:value-type="float" office:value="0.025237125748503" calcext:value-type="float">
            <text:p>0,0252371257</text:p>
          </table:table-cell>
          <table:table-cell table:formula="of:=[.F200]*0.04" office:value-type="float" office:value="842.92" calcext:value-type="float">
            <text:p>842,92</text:p>
          </table:table-cell>
          <table:table-cell table:formula="of:=AVERAGE([.C194:.C200])" office:value-type="float" office:value="1655.71428571429" calcext:value-type="float">
            <text:p>1655,71</text:p>
          </table:table-cell>
          <table:table-cell office:value-type="float" office:value="9384" calcext:value-type="float">
            <text:p>9384</text:p>
          </table:table-cell>
          <table:table-cell table:formula="of:=[.J200]-[.J199]" office:value-type="float" office:value="6" calcext:value-type="float">
            <text:p>6</text:p>
          </table:table-cell>
          <table:table-cell table:formula="of:=AVERAGE([.K194:.K200])" office:value-type="float" office:value="5.28571428571429" calcext:value-type="float">
            <text:p>5,29</text:p>
          </table:table-cell>
          <table:table-cell table:style-name="ce12" table:formula="of:=[.J200]/[.B200]" office:value-type="percentage" office:value="0.0347465471914689" calcext:value-type="percentage">
            <text:p>3,47%</text:p>
          </table:table-cell>
          <table:table-cell table:formula="of:=[.K200]/[.C200]" office:value-type="float" office:value="0.00261210274270788" calcext:value-type="float">
            <text:p>0,00261210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0" calcext:value-type="date">
            <text:p>2020-09-20</text:p>
          </table:table-cell>
          <table:table-cell office:value-type="float" office:value="271415" calcext:value-type="float">
            <text:p>271415</text:p>
          </table:table-cell>
          <table:table-cell table:formula="of:=[.B201]-[.B200]" office:value-type="float" office:value="1345" calcext:value-type="float">
            <text:p>1345</text:p>
          </table:table-cell>
          <table:table-cell table:formula="of:=SUM([.C198:.C201])/SUM([.C194:.C197])" office:value-type="float" office:value="1.49565888481574" calcext:value-type="float">
            <text:p>1,496</text:p>
          </table:table-cell>
          <table:table-cell table:formula="of:=SUM([.C195:.C201])/SUM([.C188:.C194])" office:value-type="float" office:value="1.26940590913904" calcext:value-type="float">
            <text:p>1,269</text:p>
          </table:table-cell>
          <table:table-cell table:formula="of:=[.B201]-[.B187]" office:value-type="float" office:value="21430" calcext:value-type="float">
            <text:p>21430</text:p>
          </table:table-cell>
          <table:table-cell table:formula="of:=[.F201]/83500000*100" office:value-type="float" office:value="0.0256646706586826" calcext:value-type="float">
            <text:p>0,0256646707</text:p>
          </table:table-cell>
          <table:table-cell table:formula="of:=[.F201]*0.04" office:value-type="float" office:value="857.2" calcext:value-type="float">
            <text:p>857,2</text:p>
          </table:table-cell>
          <table:table-cell table:formula="of:=AVERAGE([.C195:.C201])" office:value-type="float" office:value="1712.42857142857" calcext:value-type="float">
            <text:p>1712,43</text:p>
          </table:table-cell>
          <table:table-cell office:value-type="float" office:value="9386" calcext:value-type="float">
            <text:p>9386</text:p>
          </table:table-cell>
          <table:table-cell table:formula="of:=[.J201]-[.J200]" office:value-type="float" office:value="2" calcext:value-type="float">
            <text:p>2</text:p>
          </table:table-cell>
          <table:table-cell table:formula="of:=AVERAGE([.K195:.K201])" office:value-type="float" office:value="5.28571428571429" calcext:value-type="float">
            <text:p>5,29</text:p>
          </table:table-cell>
          <table:table-cell table:style-name="ce12" table:formula="of:=[.J201]/[.B201]" office:value-type="percentage" office:value="0.0345817290864543" calcext:value-type="percentage">
            <text:p>3,46%</text:p>
          </table:table-cell>
          <table:table-cell table:formula="of:=[.K201]/[.C201]" office:value-type="float" office:value="0.00148698884758364" calcext:value-type="float">
            <text:p>0,00148698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1" calcext:value-type="date">
            <text:p>2020-09-21</text:p>
          </table:table-cell>
          <table:table-cell office:value-type="float" office:value="272337" calcext:value-type="float">
            <text:p>272337</text:p>
          </table:table-cell>
          <table:table-cell table:formula="of:=[.B202]-[.B201]" office:value-type="float" office:value="922" calcext:value-type="float">
            <text:p>922</text:p>
          </table:table-cell>
          <table:table-cell table:formula="of:=SUM([.C199:.C202])/SUM([.C195:.C198])" office:value-type="float" office:value="1.0079328044797" calcext:value-type="float">
            <text:p>1,008</text:p>
          </table:table-cell>
          <table:table-cell table:formula="of:=SUM([.C196:.C202])/SUM([.C189:.C195])" office:value-type="float" office:value="1.25387191293428" calcext:value-type="float">
            <text:p>1,254</text:p>
          </table:table-cell>
          <table:table-cell table:formula="of:=[.B202]-[.B188]" office:value-type="float" office:value="21538" calcext:value-type="float">
            <text:p>21538</text:p>
          </table:table-cell>
          <table:table-cell table:formula="of:=[.F202]/83500000*100" office:value-type="float" office:value="0.0257940119760479" calcext:value-type="float">
            <text:p>0,025794012</text:p>
          </table:table-cell>
          <table:table-cell table:formula="of:=[.F202]*0.04" office:value-type="float" office:value="861.52" calcext:value-type="float">
            <text:p>861,52</text:p>
          </table:table-cell>
          <table:table-cell table:formula="of:=AVERAGE([.C196:.C202])" office:value-type="float" office:value="1711.71428571429" calcext:value-type="float">
            <text:p>1711,71</text:p>
          </table:table-cell>
          <table:table-cell office:value-type="float" office:value="9386" calcext:value-type="float">
            <text:p>9386</text:p>
          </table:table-cell>
          <table:table-cell table:formula="of:=[.J202]-[.J201]" office:value-type="float" office:value="0" calcext:value-type="float">
            <text:p>0</text:p>
          </table:table-cell>
          <table:table-cell table:formula="of:=AVERAGE([.K196:.K202])" office:value-type="float" office:value="5.14285714285714" calcext:value-type="float">
            <text:p>5,14</text:p>
          </table:table-cell>
          <table:table-cell table:style-name="ce12" table:formula="of:=[.J202]/[.B202]" office:value-type="percentage" office:value="0.0344646522507041" calcext:value-type="percentage">
            <text:p>3,45%</text:p>
          </table:table-cell>
          <table:table-cell table:formula="of:=[.K202]/[.C20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2" calcext:value-type="date">
            <text:p>2020-09-22</text:p>
          </table:table-cell>
          <table:table-cell office:value-type="float" office:value="274158" calcext:value-type="float">
            <text:p>274158</text:p>
          </table:table-cell>
          <table:table-cell table:formula="of:=[.B203]-[.B202]" office:value-type="float" office:value="1821" calcext:value-type="float">
            <text:p>1821</text:p>
          </table:table-cell>
          <table:table-cell table:formula="of:=SUM([.C200:.C203])/SUM([.C196:.C199])" office:value-type="float" office:value="0.860744135885683" calcext:value-type="float">
            <text:p>0,861</text:p>
          </table:table-cell>
          <table:table-cell table:formula="of:=SUM([.C197:.C203])/SUM([.C190:.C196])" office:value-type="float" office:value="1.30980557903635" calcext:value-type="float">
            <text:p>1,310</text:p>
          </table:table-cell>
          <table:table-cell table:formula="of:=[.B203]-[.B189]" office:value-type="float" office:value="21860" calcext:value-type="float">
            <text:p>21860</text:p>
          </table:table-cell>
          <table:table-cell table:formula="of:=[.F203]/83500000*100" office:value-type="float" office:value="0.0261796407185629" calcext:value-type="float">
            <text:p>0,0261796407</text:p>
          </table:table-cell>
          <table:table-cell table:formula="of:=[.F203]*0.04" office:value-type="float" office:value="874.4" calcext:value-type="float">
            <text:p>874,4</text:p>
          </table:table-cell>
          <table:table-cell table:formula="of:=AVERAGE([.C197:.C203])" office:value-type="float" office:value="1770.85714285714" calcext:value-type="float">
            <text:p>1770,86</text:p>
          </table:table-cell>
          <table:table-cell office:value-type="float" office:value="9396" calcext:value-type="float">
            <text:p>9396</text:p>
          </table:table-cell>
          <table:table-cell table:formula="of:=[.J203]-[.J202]" office:value-type="float" office:value="10" calcext:value-type="float">
            <text:p>10</text:p>
          </table:table-cell>
          <table:table-cell table:formula="of:=AVERAGE([.K197:.K203])" office:value-type="float" office:value="4.85714285714286" calcext:value-type="float">
            <text:p>4,86</text:p>
          </table:table-cell>
          <table:table-cell table:style-name="ce12" table:formula="of:=[.J203]/[.B203]" office:value-type="percentage" office:value="0.0342722079968485" calcext:value-type="percentage">
            <text:p>3,43%</text:p>
          </table:table-cell>
          <table:table-cell table:formula="of:=[.K203]/[.C203]" office:value-type="float" office:value="0.00549148819330038" calcext:value-type="float">
            <text:p>0,005491488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3" calcext:value-type="date">
            <text:p>2020-09-23</text:p>
          </table:table-cell>
          <table:table-cell office:value-type="float" office:value="275927" calcext:value-type="float">
            <text:p>275927</text:p>
          </table:table-cell>
          <table:table-cell table:formula="of:=[.B204]-[.B203]" office:value-type="float" office:value="1769" calcext:value-type="float">
            <text:p>1769</text:p>
          </table:table-cell>
          <table:table-cell table:formula="of:=SUM([.C201:.C204])/SUM([.C197:.C200])" office:value-type="float" office:value="0.704983148772268" calcext:value-type="float">
            <text:p>0,705</text:p>
          </table:table-cell>
          <table:table-cell table:formula="of:=SUM([.C198:.C204])/SUM([.C191:.C197])" office:value-type="float" office:value="1.20365099617234" calcext:value-type="float">
            <text:p>1,204</text:p>
          </table:table-cell>
          <table:table-cell table:formula="of:=[.B204]-[.B190]" office:value-type="float" office:value="22453" calcext:value-type="float">
            <text:p>22453</text:p>
          </table:table-cell>
          <table:table-cell table:formula="of:=[.F204]/83500000*100" office:value-type="float" office:value="0.0268898203592814" calcext:value-type="float">
            <text:p>0,0268898204</text:p>
          </table:table-cell>
          <table:table-cell table:formula="of:=[.F204]*0.04" office:value-type="float" office:value="898.12" calcext:value-type="float">
            <text:p>898,12</text:p>
          </table:table-cell>
          <table:table-cell table:formula="of:=AVERAGE([.C198:.C204])" office:value-type="float" office:value="1752" calcext:value-type="float">
            <text:p>1752,00</text:p>
          </table:table-cell>
          <table:table-cell office:value-type="float" office:value="9409" calcext:value-type="float">
            <text:p>9409</text:p>
          </table:table-cell>
          <table:table-cell table:formula="of:=[.J204]-[.J203]" office:value-type="float" office:value="13" calcext:value-type="float">
            <text:p>13</text:p>
          </table:table-cell>
          <table:table-cell table:formula="of:=AVERAGE([.K198:.K204])" office:value-type="float" office:value="5.85714285714286" calcext:value-type="float">
            <text:p>5,86</text:p>
          </table:table-cell>
          <table:table-cell table:style-name="ce12" table:formula="of:=[.J204]/[.B204]" office:value-type="percentage" office:value="0.0340995988069308" calcext:value-type="percentage">
            <text:p>3,41%</text:p>
          </table:table-cell>
          <table:table-cell table:formula="of:=[.K204]/[.C204]" office:value-type="float" office:value="0.0073487846240814" calcext:value-type="float">
            <text:p>0,00734878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4" calcext:value-type="date">
            <text:p>2020-09-24</text:p>
          </table:table-cell>
          <table:table-cell office:value-type="float" office:value="278070" calcext:value-type="float">
            <text:p>278070</text:p>
          </table:table-cell>
          <table:table-cell table:formula="of:=[.B205]-[.B204]" office:value-type="float" office:value="2143" calcext:value-type="float">
            <text:p>2143</text:p>
          </table:table-cell>
          <table:table-cell table:formula="of:=SUM([.C202:.C205])/SUM([.C198:.C201])" office:value-type="float" office:value="0.858488132094943" calcext:value-type="float">
            <text:p>0,858</text:p>
          </table:table-cell>
          <table:table-cell table:formula="of:=SUM([.C199:.C205])/SUM([.C192:.C198])" office:value-type="float" office:value="1.16414069202173" calcext:value-type="float">
            <text:p>1,164</text:p>
          </table:table-cell>
          <table:table-cell table:formula="of:=[.B205]-[.B191]" office:value-type="float" office:value="22704" calcext:value-type="float">
            <text:p>22704</text:p>
          </table:table-cell>
          <table:table-cell table:formula="of:=[.F205]/83500000*100" office:value-type="float" office:value="0.0271904191616766" calcext:value-type="float">
            <text:p>0,0271904192</text:p>
          </table:table-cell>
          <table:table-cell table:formula="of:=[.F205]*0.04" office:value-type="float" office:value="908.16" calcext:value-type="float">
            <text:p>908,16</text:p>
          </table:table-cell>
          <table:table-cell table:formula="of:=AVERAGE([.C199:.C205])" office:value-type="float" office:value="1744.71428571429" calcext:value-type="float">
            <text:p>1744,71</text:p>
          </table:table-cell>
          <table:table-cell office:value-type="float" office:value="9428" calcext:value-type="float">
            <text:p>9428</text:p>
          </table:table-cell>
          <table:table-cell table:formula="of:=[.J205]-[.J204]" office:value-type="float" office:value="19" calcext:value-type="float">
            <text:p>19</text:p>
          </table:table-cell>
          <table:table-cell table:formula="of:=AVERAGE([.K199:.K205])" office:value-type="float" office:value="8.14285714285714" calcext:value-type="float">
            <text:p>8,14</text:p>
          </table:table-cell>
          <table:table-cell table:style-name="ce12" table:formula="of:=[.J205]/[.B205]" office:value-type="percentage" office:value="0.033905131801345" calcext:value-type="percentage">
            <text:p>3,39%</text:p>
          </table:table-cell>
          <table:table-cell table:formula="of:=[.K205]/[.C205]" office:value-type="float" office:value="0.00886607559496034" calcext:value-type="float">
            <text:p>0,00886607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5" calcext:value-type="date">
            <text:p>2020-09-25</text:p>
          </table:table-cell>
          <table:table-cell office:value-type="float" office:value="280223" calcext:value-type="float">
            <text:p>280223</text:p>
          </table:table-cell>
          <table:table-cell table:formula="of:=[.B206]-[.B205]" office:value-type="float" office:value="2153" calcext:value-type="float">
            <text:p>2153</text:p>
          </table:table-cell>
          <table:table-cell table:formula="of:=SUM([.C203:.C206])/SUM([.C199:.C202])" office:value-type="float" office:value="1.21697530864198" calcext:value-type="float">
            <text:p>1,217</text:p>
          </table:table-cell>
          <table:table-cell table:formula="of:=SUM([.C200:.C206])/SUM([.C193:.C199])" office:value-type="float" office:value="1.13979675913211" calcext:value-type="float">
            <text:p>1,140</text:p>
          </table:table-cell>
          <table:table-cell table:formula="of:=[.B206]-[.B192]" office:value-type="float" office:value="23373" calcext:value-type="float">
            <text:p>23373</text:p>
          </table:table-cell>
          <table:table-cell table:formula="of:=[.F206]/83500000*100" office:value-type="float" office:value="0.0279916167664671" calcext:value-type="float">
            <text:p>0,0279916168</text:p>
          </table:table-cell>
          <table:table-cell table:formula="of:=[.F206]*0.04" office:value-type="float" office:value="934.92" calcext:value-type="float">
            <text:p>934,92</text:p>
          </table:table-cell>
          <table:table-cell table:formula="of:=AVERAGE([.C200:.C206])" office:value-type="float" office:value="1778.57142857143" calcext:value-type="float">
            <text:p>1778,57</text:p>
          </table:table-cell>
          <table:table-cell office:value-type="float" office:value="9443" calcext:value-type="float">
            <text:p>9443</text:p>
          </table:table-cell>
          <table:table-cell table:formula="of:=[.J206]-[.J205]" office:value-type="float" office:value="15" calcext:value-type="float">
            <text:p>15</text:p>
          </table:table-cell>
          <table:table-cell table:formula="of:=AVERAGE([.K200:.K206])" office:value-type="float" office:value="9.28571428571429" calcext:value-type="float">
            <text:p>9,29</text:p>
          </table:table-cell>
          <table:table-cell table:style-name="ce12" table:formula="of:=[.J206]/[.B206]" office:value-type="percentage" office:value="0.033698161821121" calcext:value-type="percentage">
            <text:p>3,37%</text:p>
          </table:table-cell>
          <table:table-cell table:formula="of:=[.K206]/[.C206]" office:value-type="float" office:value="0.00696702275894101" calcext:value-type="float">
            <text:p>0,006967022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6" calcext:value-type="date">
            <text:p>2020-09-26</text:p>
          </table:table-cell>
          <table:table-cell office:value-type="float" office:value="282730" calcext:value-type="float">
            <text:p>282730</text:p>
          </table:table-cell>
          <table:table-cell table:formula="of:=[.B207]-[.B206]" office:value-type="float" office:value="2507" calcext:value-type="float">
            <text:p>2507</text:p>
          </table:table-cell>
          <table:table-cell table:formula="of:=SUM([.C204:.C207])/SUM([.C200:.C203])" office:value-type="float" office:value="1.3425215348473" calcext:value-type="float">
            <text:p>1,343</text:p>
          </table:table-cell>
          <table:table-cell table:formula="of:=SUM([.C201:.C207])/SUM([.C194:.C200])" office:value-type="float" office:value="1.0923209663503" calcext:value-type="float">
            <text:p>1,092</text:p>
          </table:table-cell>
          <table:table-cell table:formula="of:=[.B207]-[.B193]" office:value-type="float" office:value="24250" calcext:value-type="float">
            <text:p>24250</text:p>
          </table:table-cell>
          <table:table-cell table:formula="of:=[.F207]/83500000*100" office:value-type="float" office:value="0.0290419161676647" calcext:value-type="float">
            <text:p>0,0290419162</text:p>
          </table:table-cell>
          <table:table-cell table:formula="of:=[.F207]*0.04" office:value-type="float" office:value="970" calcext:value-type="float">
            <text:p>970</text:p>
          </table:table-cell>
          <table:table-cell table:formula="of:=AVERAGE([.C201:.C207])" office:value-type="float" office:value="1808.57142857143" calcext:value-type="float">
            <text:p>1808,57</text:p>
          </table:table-cell>
          <table:table-cell office:value-type="float" office:value="9452" calcext:value-type="float">
            <text:p>9452</text:p>
          </table:table-cell>
          <table:table-cell table:formula="of:=[.J207]-[.J206]" office:value-type="float" office:value="9" calcext:value-type="float">
            <text:p>9</text:p>
          </table:table-cell>
          <table:table-cell table:formula="of:=AVERAGE([.K201:.K207])" office:value-type="float" office:value="9.71428571428571" calcext:value-type="float">
            <text:p>9,71</text:p>
          </table:table-cell>
          <table:table-cell table:style-name="ce12" table:formula="of:=[.J207]/[.B207]" office:value-type="percentage" office:value="0.0334311887666678" calcext:value-type="percentage">
            <text:p>3,34%</text:p>
          </table:table-cell>
          <table:table-cell table:formula="of:=[.K207]/[.C207]" office:value-type="float" office:value="0.00358994814519346" calcext:value-type="float">
            <text:p>0,003589948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7" calcext:value-type="date">
            <text:p>2020-09-27</text:p>
          </table:table-cell>
          <table:table-cell office:value-type="float" office:value="284140" calcext:value-type="float">
            <text:p>284140</text:p>
          </table:table-cell>
          <table:table-cell table:formula="of:=[.B208]-[.B207]" office:value-type="float" office:value="1410" calcext:value-type="float">
            <text:p>1410</text:p>
          </table:table-cell>
          <table:table-cell table:formula="of:=SUM([.C205:.C208])/SUM([.C201:.C204])" office:value-type="float" office:value="1.40225371350521" calcext:value-type="float">
            <text:p>1,402</text:p>
          </table:table-cell>
          <table:table-cell table:formula="of:=SUM([.C202:.C208])/SUM([.C195:.C201])" office:value-type="float" office:value="1.06156669725536" calcext:value-type="float">
            <text:p>1,062</text:p>
          </table:table-cell>
          <table:table-cell table:formula="of:=[.B208]-[.B194]" office:value-type="float" office:value="24712" calcext:value-type="float">
            <text:p>24712</text:p>
          </table:table-cell>
          <table:table-cell table:formula="of:=[.F208]/83500000*100" office:value-type="float" office:value="0.0295952095808383" calcext:value-type="float">
            <text:p>0,0295952096</text:p>
          </table:table-cell>
          <table:table-cell table:formula="of:=[.F208]*0.04" office:value-type="float" office:value="988.48" calcext:value-type="float">
            <text:p>988,48</text:p>
          </table:table-cell>
          <table:table-cell table:formula="of:=AVERAGE([.C202:.C208])" office:value-type="float" office:value="1817.85714285714" calcext:value-type="float">
            <text:p>1817,86</text:p>
          </table:table-cell>
          <table:table-cell office:value-type="float" office:value="9457" calcext:value-type="float">
            <text:p>9457</text:p>
          </table:table-cell>
          <table:table-cell table:formula="of:=[.J208]-[.J207]" office:value-type="float" office:value="5" calcext:value-type="float">
            <text:p>5</text:p>
          </table:table-cell>
          <table:table-cell table:formula="of:=AVERAGE([.K202:.K208])" office:value-type="float" office:value="10.1428571428571" calcext:value-type="float">
            <text:p>10,14</text:p>
          </table:table-cell>
          <table:table-cell table:style-name="ce12" table:formula="of:=[.J208]/[.B208]" office:value-type="percentage" office:value="0.0332828887168297" calcext:value-type="percentage">
            <text:p>3,33%</text:p>
          </table:table-cell>
          <table:table-cell table:formula="of:=[.K208]/[.C208]" office:value-type="float" office:value="0.00354609929078014" calcext:value-type="float">
            <text:p>0,00354609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8" calcext:value-type="date">
            <text:p>2020-09-28</text:p>
          </table:table-cell>
          <table:table-cell office:value-type="float" office:value="285332" calcext:value-type="float">
            <text:p>285332</text:p>
          </table:table-cell>
          <table:table-cell table:formula="of:=[.B209]-[.B208]" office:value-type="float" office:value="1192" calcext:value-type="float">
            <text:p>1192</text:p>
          </table:table-cell>
          <table:table-cell table:formula="of:=SUM([.C206:.C209])/SUM([.C202:.C205])" office:value-type="float" office:value="1.09120961682945" calcext:value-type="float">
            <text:p>1,091</text:p>
          </table:table-cell>
          <table:table-cell table:formula="of:=SUM([.C203:.C209])/SUM([.C196:.C202])" office:value-type="float" office:value="1.0845434818895" calcext:value-type="float">
            <text:p>1,085</text:p>
          </table:table-cell>
          <table:table-cell table:formula="of:=[.B209]-[.B195]" office:value-type="float" office:value="24977" calcext:value-type="float">
            <text:p>24977</text:p>
          </table:table-cell>
          <table:table-cell table:formula="of:=[.F209]/83500000*100" office:value-type="float" office:value="0.0299125748502994" calcext:value-type="float">
            <text:p>0,0299125749</text:p>
          </table:table-cell>
          <table:table-cell table:formula="of:=[.F209]*0.04" office:value-type="float" office:value="999.08" calcext:value-type="float">
            <text:p>999,08</text:p>
          </table:table-cell>
          <table:table-cell table:formula="of:=AVERAGE([.C203:.C209])" office:value-type="float" office:value="1856.42857142857" calcext:value-type="float">
            <text:p>1856,43</text:p>
          </table:table-cell>
          <table:table-cell table:style-name="Default" office:value-type="float" office:value="9460" calcext:value-type="float">
            <text:p>9460</text:p>
          </table:table-cell>
          <table:table-cell table:formula="of:=[.J209]-[.J208]" office:value-type="float" office:value="3" calcext:value-type="float">
            <text:p>3</text:p>
          </table:table-cell>
          <table:table-cell table:formula="of:=AVERAGE([.K203:.K209])" office:value-type="float" office:value="10.5714285714286" calcext:value-type="float">
            <text:p>10,57</text:p>
          </table:table-cell>
          <table:table-cell table:style-name="ce12" table:formula="of:=[.J209]/[.B209]" office:value-type="percentage" office:value="0.033154360534395" calcext:value-type="percentage">
            <text:p>3,32%</text:p>
          </table:table-cell>
          <table:table-cell table:formula="of:=[.K209]/[.C209]" office:value-type="float" office:value="0.00251677852348993" calcext:value-type="float">
            <text:p>0,00251677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29" calcext:value-type="date">
            <text:p>2020-09-29</text:p>
          </table:table-cell>
          <table:table-cell office:value-type="float" office:value="287421" calcext:value-type="float">
            <text:p>287421</text:p>
          </table:table-cell>
          <table:table-cell table:formula="of:=[.B210]-[.B209]" office:value-type="float" office:value="2089" calcext:value-type="float">
            <text:p>2089</text:p>
          </table:table-cell>
          <table:table-cell table:formula="of:=SUM([.C207:.C210])/SUM([.C203:.C206])" office:value-type="float" office:value="0.912756784174487" calcext:value-type="float">
            <text:p>0,913</text:p>
          </table:table-cell>
          <table:table-cell table:formula="of:=SUM([.C204:.C210])/SUM([.C197:.C203])" office:value-type="float" office:value="1.06994191674734" calcext:value-type="float">
            <text:p>1,070</text:p>
          </table:table-cell>
          <table:table-cell table:formula="of:=[.B210]-[.B196]" office:value-type="float" office:value="25659" calcext:value-type="float">
            <text:p>25659</text:p>
          </table:table-cell>
          <table:table-cell table:formula="of:=[.F210]/83500000*100" office:value-type="float" office:value="0.0307293413173653" calcext:value-type="float">
            <text:p>0,0307293413</text:p>
          </table:table-cell>
          <table:table-cell table:formula="of:=[.F210]*0.04" office:value-type="float" office:value="1026.36" calcext:value-type="float">
            <text:p>1026,36</text:p>
          </table:table-cell>
          <table:table-cell table:formula="of:=AVERAGE([.C204:.C210])" office:value-type="float" office:value="1894.71428571429" calcext:value-type="float">
            <text:p>1894,71</text:p>
          </table:table-cell>
          <table:table-cell office:value-type="float" office:value="9471" calcext:value-type="float">
            <text:p>9471</text:p>
          </table:table-cell>
          <table:table-cell table:formula="of:=[.J210]-[.J209]" office:value-type="float" office:value="11" calcext:value-type="float">
            <text:p>11</text:p>
          </table:table-cell>
          <table:table-cell table:formula="of:=AVERAGE([.K204:.K210])" office:value-type="float" office:value="10.7142857142857" calcext:value-type="float">
            <text:p>10,71</text:p>
          </table:table-cell>
          <table:table-cell table:style-name="ce12" table:formula="of:=[.J210]/[.B210]" office:value-type="percentage" office:value="0.032951663239638" calcext:value-type="percentage">
            <text:p>3,30%</text:p>
          </table:table-cell>
          <table:table-cell table:formula="of:=[.K210]/[.C210]" office:value-type="float" office:value="0.00526567735758736" calcext:value-type="float">
            <text:p>0,00526567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30" calcext:value-type="date">
            <text:p>2020-09-30</text:p>
          </table:table-cell>
          <table:table-cell office:value-type="float" office:value="289219" calcext:value-type="float">
            <text:p>289219</text:p>
          </table:table-cell>
          <table:table-cell table:formula="of:=[.B211]-[.B210]" office:value-type="float" office:value="1798" calcext:value-type="float">
            <text:p>1798</text:p>
          </table:table-cell>
          <table:table-cell table:formula="of:=SUM([.C208:.C211])/SUM([.C204:.C207])" office:value-type="float" office:value="0.756999533364442" calcext:value-type="float">
            <text:p>0,757</text:p>
          </table:table-cell>
          <table:table-cell table:formula="of:=SUM([.C205:.C211])/SUM([.C198:.C204])" office:value-type="float" office:value="1.08382257012394" calcext:value-type="float">
            <text:p>1,084</text:p>
          </table:table-cell>
          <table:table-cell table:formula="of:=[.B211]-[.B197]" office:value-type="float" office:value="25556" calcext:value-type="float">
            <text:p>25556</text:p>
          </table:table-cell>
          <table:table-cell table:formula="of:=[.F211]/83500000*100" office:value-type="float" office:value="0.0306059880239521" calcext:value-type="float">
            <text:p>0,030605988</text:p>
          </table:table-cell>
          <table:table-cell table:formula="of:=[.F211]*0.04" office:value-type="float" office:value="1022.24" calcext:value-type="float">
            <text:p>1022,24</text:p>
          </table:table-cell>
          <table:table-cell table:formula="of:=AVERAGE([.C205:.C211])" office:value-type="float" office:value="1898.85714285714" calcext:value-type="float">
            <text:p>1898,86</text:p>
          </table:table-cell>
          <table:table-cell office:value-type="float" office:value="9488" calcext:value-type="float">
            <text:p>9488</text:p>
          </table:table-cell>
          <table:table-cell table:formula="of:=[.J211]-[.J210]" office:value-type="float" office:value="17" calcext:value-type="float">
            <text:p>17</text:p>
          </table:table-cell>
          <table:table-cell table:formula="of:=AVERAGE([.K205:.K211])" office:value-type="float" office:value="11.2857142857143" calcext:value-type="float">
            <text:p>11,29</text:p>
          </table:table-cell>
          <table:table-cell table:style-name="ce12" table:formula="of:=[.J211]/[.B211]" office:value-type="percentage" office:value="0.0328055902274747" calcext:value-type="percentage">
            <text:p>3,28%</text:p>
          </table:table-cell>
          <table:table-cell table:formula="of:=[.K211]/[.C211]" office:value-type="float" office:value="0.00945494994438265" calcext:value-type="float">
            <text:p>0,009454949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1" calcext:value-type="date">
            <text:p>2020-10-01</text:p>
          </table:table-cell>
          <table:table-cell office:value-type="float" office:value="291722" calcext:value-type="float">
            <text:p>291722</text:p>
          </table:table-cell>
          <table:table-cell table:formula="of:=[.B212]-[.B211]" office:value-type="float" office:value="2503" calcext:value-type="float">
            <text:p>2503</text:p>
          </table:table-cell>
          <table:table-cell table:formula="of:=SUM([.C209:.C212])/SUM([.C205:.C208])" office:value-type="float" office:value="0.923170583221722" calcext:value-type="float">
            <text:p>0,923</text:p>
          </table:table-cell>
          <table:table-cell table:formula="of:=SUM([.C206:.C212])/SUM([.C199:.C205])" office:value-type="float" office:value="1.11782526815688" calcext:value-type="float">
            <text:p>1,118</text:p>
          </table:table-cell>
          <table:table-cell table:formula="of:=[.B212]-[.B198]" office:value-type="float" office:value="25865" calcext:value-type="float">
            <text:p>25865</text:p>
          </table:table-cell>
          <table:table-cell table:formula="of:=[.F212]/83500000*100" office:value-type="float" office:value="0.0309760479041916" calcext:value-type="float">
            <text:p>0,0309760479</text:p>
          </table:table-cell>
          <table:table-cell table:formula="of:=[.F212]*0.04" office:value-type="float" office:value="1034.6" calcext:value-type="float">
            <text:p>1034,6</text:p>
          </table:table-cell>
          <table:table-cell table:formula="of:=AVERAGE([.C206:.C212])" office:value-type="float" office:value="1950.28571428571" calcext:value-type="float">
            <text:p>1950,29</text:p>
          </table:table-cell>
          <table:table-cell office:value-type="float" office:value="9500" calcext:value-type="float">
            <text:p>9500</text:p>
          </table:table-cell>
          <table:table-cell table:formula="of:=[.J212]-[.J211]" office:value-type="float" office:value="12" calcext:value-type="float">
            <text:p>12</text:p>
          </table:table-cell>
          <table:table-cell table:formula="of:=AVERAGE([.K206:.K212])" office:value-type="float" office:value="10.2857142857143" calcext:value-type="float">
            <text:p>10,29</text:p>
          </table:table-cell>
          <table:table-cell table:style-name="ce12" table:formula="of:=[.J212]/[.B212]" office:value-type="percentage" office:value="0.032565250478195" calcext:value-type="percentage">
            <text:p>3,26%</text:p>
          </table:table-cell>
          <table:table-cell table:formula="of:=[.K212]/[.C212]" office:value-type="float" office:value="0.00479424690371554" calcext:value-type="float">
            <text:p>0,004794246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2" calcext:value-type="date">
            <text:p>2020-10-02</text:p>
          </table:table-cell>
          <table:table-cell office:value-type="float" office:value="294395" calcext:value-type="float">
            <text:p>294395</text:p>
          </table:table-cell>
          <table:table-cell table:formula="of:=[.B213]-[.B212]" office:value-type="float" office:value="2673" calcext:value-type="float">
            <text:p>2673</text:p>
          </table:table-cell>
          <table:table-cell table:formula="of:=SUM([.C210:.C213])/SUM([.C206:.C209])" office:value-type="float" office:value="1.24800330487469" calcext:value-type="float">
            <text:p>1,248</text:p>
          </table:table-cell>
          <table:table-cell table:formula="of:=SUM([.C207:.C213])/SUM([.C200:.C206])" office:value-type="float" office:value="1.13831325301205" calcext:value-type="float">
            <text:p>1,138</text:p>
          </table:table-cell>
          <table:table-cell table:formula="of:=[.B213]-[.B199]" office:value-type="float" office:value="26622" calcext:value-type="float">
            <text:p>26622</text:p>
          </table:table-cell>
          <table:table-cell table:formula="of:=[.F213]/83500000*100" office:value-type="float" office:value="0.0318826347305389" calcext:value-type="float">
            <text:p>0,0318826347</text:p>
          </table:table-cell>
          <table:table-cell table:formula="of:=[.F213]*0.04" office:value-type="float" office:value="1064.88" calcext:value-type="float">
            <text:p>1064,88</text:p>
          </table:table-cell>
          <table:table-cell table:formula="of:=AVERAGE([.C207:.C213])" office:value-type="float" office:value="2024.57142857143" calcext:value-type="float">
            <text:p>2024,57</text:p>
          </table:table-cell>
          <table:table-cell office:value-type="float" office:value="9508" calcext:value-type="float">
            <text:p>9508</text:p>
          </table:table-cell>
          <table:table-cell table:formula="of:=[.J213]-[.J212]" office:value-type="float" office:value="8" calcext:value-type="float">
            <text:p>8</text:p>
          </table:table-cell>
          <table:table-cell table:formula="of:=AVERAGE([.K207:.K213])" office:value-type="float" office:value="9.28571428571429" calcext:value-type="float">
            <text:p>9,29</text:p>
          </table:table-cell>
          <table:table-cell table:style-name="ce12" table:formula="of:=[.J213]/[.B213]" office:value-type="percentage" office:value="0.0322967441702475" calcext:value-type="percentage">
            <text:p>3,23%</text:p>
          </table:table-cell>
          <table:table-cell table:formula="of:=[.K213]/[.C213]" office:value-type="float" office:value="0.00299289188178077" calcext:value-type="float">
            <text:p>0,002992891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3" calcext:value-type="date">
            <text:p>2020-10-03</text:p>
          </table:table-cell>
          <table:table-cell office:value-type="float" office:value="296958" calcext:value-type="float">
            <text:p>296958</text:p>
          </table:table-cell>
          <table:table-cell table:formula="of:=[.B214]-[.B213]" office:value-type="float" office:value="2563" calcext:value-type="float">
            <text:p>2563</text:p>
          </table:table-cell>
          <table:table-cell table:formula="of:=SUM([.C211:.C214])/SUM([.C207:.C210])" office:value-type="float" office:value="1.32495137538205" calcext:value-type="float">
            <text:p>1,325</text:p>
          </table:table-cell>
          <table:table-cell table:formula="of:=SUM([.C208:.C214])/SUM([.C201:.C207])" office:value-type="float" office:value="1.12385466034755" calcext:value-type="float">
            <text:p>1,124</text:p>
          </table:table-cell>
          <table:table-cell table:formula="of:=[.B214]-[.B200]" office:value-type="float" office:value="26888" calcext:value-type="float">
            <text:p>26888</text:p>
          </table:table-cell>
          <table:table-cell table:formula="of:=[.F214]/83500000*100" office:value-type="float" office:value="0.0322011976047904" calcext:value-type="float">
            <text:p>0,0322011976</text:p>
          </table:table-cell>
          <table:table-cell table:formula="of:=[.F214]*0.04" office:value-type="float" office:value="1075.52" calcext:value-type="float">
            <text:p>1075,52</text:p>
          </table:table-cell>
          <table:table-cell table:formula="of:=AVERAGE([.C208:.C214])" office:value-type="float" office:value="2032.57142857143" calcext:value-type="float">
            <text:p>2032,57</text:p>
          </table:table-cell>
          <table:table-cell office:value-type="float" office:value="9527" calcext:value-type="float">
            <text:p>9527</text:p>
          </table:table-cell>
          <table:table-cell table:formula="of:=[.J214]-[.J213]" office:value-type="float" office:value="19" calcext:value-type="float">
            <text:p>19</text:p>
          </table:table-cell>
          <table:table-cell table:formula="of:=AVERAGE([.K208:.K214])" office:value-type="float" office:value="10.7142857142857" calcext:value-type="float">
            <text:p>10,71</text:p>
          </table:table-cell>
          <table:table-cell table:style-name="ce12" table:formula="of:=[.J214]/[.B214]" office:value-type="percentage" office:value="0.0320819779228039" calcext:value-type="percentage">
            <text:p>3,21%</text:p>
          </table:table-cell>
          <table:table-cell table:formula="of:=[.K214]/[.C214]" office:value-type="float" office:value="0.0074131876706984" calcext:value-type="float">
            <text:p>0,00741318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4" calcext:value-type="date">
            <text:p>2020-10-04</text:p>
          </table:table-cell>
          <table:table-cell office:value-type="float" office:value="299237" calcext:value-type="float">
            <text:p>299237</text:p>
          </table:table-cell>
          <table:table-cell table:formula="of:=[.B215]-[.B214]" office:value-type="float" office:value="2279" calcext:value-type="float">
            <text:p>2279</text:p>
          </table:table-cell>
          <table:table-cell table:formula="of:=SUM([.C212:.C215])/SUM([.C208:.C211])" office:value-type="float" office:value="1.54384342733857" calcext:value-type="float">
            <text:p>1,544</text:p>
          </table:table-cell>
          <table:table-cell table:formula="of:=SUM([.C209:.C215])/SUM([.C202:.C208])" office:value-type="float" office:value="1.1864047151277" calcext:value-type="float">
            <text:p>1,186</text:p>
          </table:table-cell>
          <table:table-cell table:formula="of:=[.B215]-[.B201]" office:value-type="float" office:value="27822" calcext:value-type="float">
            <text:p>27822</text:p>
          </table:table-cell>
          <table:table-cell table:formula="of:=[.F215]/83500000*100" office:value-type="float" office:value="0.0333197604790419" calcext:value-type="float">
            <text:p>0,0333197605</text:p>
          </table:table-cell>
          <table:table-cell table:formula="of:=[.F215]*0.04" office:value-type="float" office:value="1112.88" calcext:value-type="float">
            <text:p>1112,88</text:p>
          </table:table-cell>
          <table:table-cell table:formula="of:=AVERAGE([.C209:.C215])" office:value-type="float" office:value="2156.71428571429" calcext:value-type="float">
            <text:p>2156,71</text:p>
          </table:table-cell>
          <table:table-cell office:value-type="float" office:value="9529" calcext:value-type="float">
            <text:p>9529</text:p>
          </table:table-cell>
          <table:table-cell table:formula="of:=[.J215]-[.J214]" office:value-type="float" office:value="2" calcext:value-type="float">
            <text:p>2</text:p>
          </table:table-cell>
          <table:table-cell table:formula="of:=AVERAGE([.K209:.K215])" office:value-type="float" office:value="10.2857142857143" calcext:value-type="float">
            <text:p>10,29</text:p>
          </table:table-cell>
          <table:table-cell table:style-name="ce12" table:formula="of:=[.J215]/[.B215]" office:value-type="percentage" office:value="0.0318443240642033" calcext:value-type="percentage">
            <text:p>3,18%</text:p>
          </table:table-cell>
          <table:table-cell table:formula="of:=[.K215]/[.C215]" office:value-type="float" office:value="0.000877577885037297" calcext:value-type="float">
            <text:p>0,00087757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5" calcext:value-type="date">
            <text:p>2020-10-05</text:p>
          </table:table-cell>
          <table:table-cell office:value-type="float" office:value="300619" calcext:value-type="float">
            <text:p>300619</text:p>
          </table:table-cell>
          <table:table-cell table:formula="of:=[.B216]-[.B215]" office:value-type="float" office:value="1382" calcext:value-type="float">
            <text:p>1382</text:p>
          </table:table-cell>
          <table:table-cell table:formula="of:=SUM([.C213:.C216])/SUM([.C209:.C212])" office:value-type="float" office:value="1.17343708783962" calcext:value-type="float">
            <text:p>1,173</text:p>
          </table:table-cell>
          <table:table-cell table:formula="of:=SUM([.C210:.C216])/SUM([.C203:.C209])" office:value-type="float" office:value="1.17637552904963" calcext:value-type="float">
            <text:p>1,176</text:p>
          </table:table-cell>
          <table:table-cell table:formula="of:=[.B216]-[.B202]" office:value-type="float" office:value="28282" calcext:value-type="float">
            <text:p>28282</text:p>
          </table:table-cell>
          <table:table-cell table:formula="of:=[.F216]/83500000*100" office:value-type="float" office:value="0.0338706586826347" calcext:value-type="float">
            <text:p>0,0338706587</text:p>
          </table:table-cell>
          <table:table-cell table:formula="of:=[.F216]*0.04" office:value-type="float" office:value="1131.28" calcext:value-type="float">
            <text:p>1131,28</text:p>
          </table:table-cell>
          <table:table-cell table:formula="of:=AVERAGE([.C210:.C216])" office:value-type="float" office:value="2183.85714285714" calcext:value-type="float">
            <text:p>2183,86</text:p>
          </table:table-cell>
          <table:table-cell office:value-type="float" office:value="9534" calcext:value-type="float">
            <text:p>9534</text:p>
          </table:table-cell>
          <table:table-cell table:formula="of:=[.J216]-[.J215]" office:value-type="float" office:value="5" calcext:value-type="float">
            <text:p>5</text:p>
          </table:table-cell>
          <table:table-cell table:formula="of:=AVERAGE([.K210:.K216])" office:value-type="float" office:value="10.5714285714286" calcext:value-type="float">
            <text:p>10,57</text:p>
          </table:table-cell>
          <table:table-cell table:style-name="ce12" table:formula="of:=[.J216]/[.B216]" office:value-type="percentage" office:value="0.0317145622864822" calcext:value-type="percentage">
            <text:p>3,17%</text:p>
          </table:table-cell>
          <table:table-cell table:formula="of:=[.K216]/[.C216]" office:value-type="float" office:value="0.00361794500723589" calcext:value-type="float">
            <text:p>0,00361794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6" calcext:value-type="date">
            <text:p>2020-10-06</text:p>
          </table:table-cell>
          <table:table-cell office:value-type="float" office:value="303258" calcext:value-type="float">
            <text:p>303258</text:p>
          </table:table-cell>
          <table:table-cell table:formula="of:=[.B217]-[.B216]" office:value-type="float" office:value="2639" calcext:value-type="float">
            <text:p>2639</text:p>
          </table:table-cell>
          <table:table-cell table:formula="of:=SUM([.C214:.C217])/SUM([.C210:.C213])" office:value-type="float" office:value="0.977932252013682" calcext:value-type="float">
            <text:p>0,978</text:p>
          </table:table-cell>
          <table:table-cell table:formula="of:=SUM([.C211:.C217])/SUM([.C204:.C210])" office:value-type="float" office:value="1.19407373897308" calcext:value-type="float">
            <text:p>1,194</text:p>
          </table:table-cell>
          <table:table-cell table:formula="of:=[.B217]-[.B203]" office:value-type="float" office:value="29100" calcext:value-type="float">
            <text:p>29100</text:p>
          </table:table-cell>
          <table:table-cell table:formula="of:=[.F217]/83500000*100" office:value-type="float" office:value="0.0348502994011976" calcext:value-type="float">
            <text:p>0,0348502994</text:p>
          </table:table-cell>
          <table:table-cell table:formula="of:=[.F217]*0.04" office:value-type="float" office:value="1164" calcext:value-type="float">
            <text:p>1164</text:p>
          </table:table-cell>
          <table:table-cell table:formula="of:=AVERAGE([.C211:.C217])" office:value-type="float" office:value="2262.42857142857" calcext:value-type="float">
            <text:p>2262,43</text:p>
          </table:table-cell>
          <table:table-cell office:value-type="float" office:value="9546" calcext:value-type="float">
            <text:p>9546</text:p>
          </table:table-cell>
          <table:table-cell table:formula="of:=[.J217]-[.J216]" office:value-type="float" office:value="12" calcext:value-type="float">
            <text:p>12</text:p>
          </table:table-cell>
          <table:table-cell table:formula="of:=AVERAGE([.K211:.K217])" office:value-type="float" office:value="10.7142857142857" calcext:value-type="float">
            <text:p>10,71</text:p>
          </table:table-cell>
          <table:table-cell table:style-name="ce12" table:formula="of:=[.J217]/[.B217]" office:value-type="percentage" office:value="0.0314781473201037" calcext:value-type="percentage">
            <text:p>3,15%</text:p>
          </table:table-cell>
          <table:table-cell table:formula="of:=[.K217]/[.C217]" office:value-type="float" office:value="0.00454717696097007" calcext:value-type="float">
            <text:p>0,0045471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7" calcext:value-type="date">
            <text:p>2020-10-07</text:p>
          </table:table-cell>
          <table:table-cell office:value-type="float" office:value="306086" calcext:value-type="float">
            <text:p>306086</text:p>
          </table:table-cell>
          <table:table-cell table:formula="of:=[.B218]-[.B217]" office:value-type="float" office:value="2828" calcext:value-type="float">
            <text:p>2828</text:p>
          </table:table-cell>
          <table:table-cell table:formula="of:=SUM([.C215:.C218])/SUM([.C211:.C214])" office:value-type="float" office:value="0.957114396560763" calcext:value-type="float">
            <text:p>0,957</text:p>
          </table:table-cell>
          <table:table-cell table:formula="of:=SUM([.C212:.C218])/SUM([.C205:.C211])" office:value-type="float" office:value="1.2689587721938" calcext:value-type="float">
            <text:p>1,269</text:p>
          </table:table-cell>
          <table:table-cell table:formula="of:=[.B218]-[.B204]" office:value-type="float" office:value="30159" calcext:value-type="float">
            <text:p>30159</text:p>
          </table:table-cell>
          <table:table-cell table:formula="of:=[.F218]/83500000*100" office:value-type="float" office:value="0.0361185628742515" calcext:value-type="float">
            <text:p>0,0361185629</text:p>
          </table:table-cell>
          <table:table-cell table:formula="of:=[.F218]*0.04" office:value-type="float" office:value="1206.36" calcext:value-type="float">
            <text:p>1206,36</text:p>
          </table:table-cell>
          <table:table-cell table:formula="of:=AVERAGE([.C212:.C218])" office:value-type="float" office:value="2409.57142857143" calcext:value-type="float">
            <text:p>2409,57</text:p>
          </table:table-cell>
          <table:table-cell office:value-type="float" office:value="9562" calcext:value-type="float">
            <text:p>9562</text:p>
          </table:table-cell>
          <table:table-cell table:formula="of:=[.J218]-[.J217]" office:value-type="float" office:value="16" calcext:value-type="float">
            <text:p>16</text:p>
          </table:table-cell>
          <table:table-cell table:formula="of:=AVERAGE([.K212:.K218])" office:value-type="float" office:value="10.5714285714286" calcext:value-type="float">
            <text:p>10,57</text:p>
          </table:table-cell>
          <table:table-cell table:style-name="ce12" table:formula="of:=[.J218]/[.B218]" office:value-type="percentage" office:value="0.0312395862600707" calcext:value-type="percentage">
            <text:p>3,12%</text:p>
          </table:table-cell>
          <table:table-cell table:formula="of:=[.K218]/[.C218]" office:value-type="float" office:value="0.00565770862800566" calcext:value-type="float">
            <text:p>0,00565770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8" calcext:value-type="date">
            <text:p>2020-10-08</text:p>
          </table:table-cell>
          <table:table-cell office:value-type="float" office:value="310144" calcext:value-type="float">
            <text:p>310144</text:p>
          </table:table-cell>
          <table:table-cell table:formula="of:=[.B219]-[.B218]" office:value-type="float" office:value="4058" calcext:value-type="float">
            <text:p>4058</text:p>
          </table:table-cell>
          <table:table-cell table:formula="of:=SUM([.C216:.C219])/SUM([.C212:.C215])" office:value-type="float" office:value="1.08874026751847" calcext:value-type="float">
            <text:p>1,089</text:p>
          </table:table-cell>
          <table:table-cell table:formula="of:=SUM([.C213:.C219])/SUM([.C206:.C212])" office:value-type="float" office:value="1.3493993554058" calcext:value-type="float">
            <text:p>1,349</text:p>
          </table:table-cell>
          <table:table-cell table:formula="of:=[.B219]-[.B205]" office:value-type="float" office:value="32074" calcext:value-type="float">
            <text:p>32074</text:p>
          </table:table-cell>
          <table:table-cell table:formula="of:=[.F219]/83500000*100" office:value-type="float" office:value="0.0384119760479042" calcext:value-type="float">
            <text:p>0,038411976</text:p>
          </table:table-cell>
          <table:table-cell table:formula="of:=[.F219]*0.04" office:value-type="float" office:value="1282.96" calcext:value-type="float">
            <text:p>1282,96</text:p>
          </table:table-cell>
          <table:table-cell table:formula="of:=AVERAGE([.C213:.C219])" office:value-type="float" office:value="2631.71428571429" calcext:value-type="float">
            <text:p>2631,71</text:p>
          </table:table-cell>
          <table:table-cell office:value-type="float" office:value="9578" calcext:value-type="float">
            <text:p>9578</text:p>
          </table:table-cell>
          <table:table-cell table:formula="of:=[.J219]-[.J218]" office:value-type="float" office:value="16" calcext:value-type="float">
            <text:p>16</text:p>
          </table:table-cell>
          <table:table-cell table:formula="of:=AVERAGE([.K213:.K219])" office:value-type="float" office:value="11.1428571428571" calcext:value-type="float">
            <text:p>11,14</text:p>
          </table:table-cell>
          <table:table-cell table:style-name="ce12" table:formula="of:=[.J219]/[.B219]" office:value-type="percentage" office:value="0.0308824288072637" calcext:value-type="percentage">
            <text:p>3,09%</text:p>
          </table:table-cell>
          <table:table-cell table:formula="of:=[.K219]/[.C219]" office:value-type="float" office:value="0.003942828979793" calcext:value-type="float">
            <text:p>0,00394282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10-09" calcext:value-type="date">
            <text:p>2020-10-09</text:p>
          </table:table-cell>
          <table:table-cell office:value-type="float" office:value="314660" calcext:value-type="float">
            <text:p>314660</text:p>
          </table:table-cell>
          <table:table-cell table:formula="of:=[.B220]-[.B219]" office:value-type="float" office:value="4516" calcext:value-type="float">
            <text:p>4516</text:p>
          </table:table-cell>
          <table:table-cell table:formula="of:=SUM([.C217:.C220])/SUM([.C213:.C216])" office:value-type="float" office:value="1.57817241766888" calcext:value-type="float">
            <text:p>1,578</text:p>
          </table:table-cell>
          <table:table-cell table:formula="of:=SUM([.C214:.C220])/SUM([.C207:.C213])" office:value-type="float" office:value="1.42993226079594" calcext:value-type="float">
            <text:p>1,430</text:p>
          </table:table-cell>
          <table:table-cell table:formula="of:=[.B220]-[.B206]" office:value-type="float" office:value="34437" calcext:value-type="float">
            <text:p>34437</text:p>
          </table:table-cell>
          <table:table-cell table:formula="of:=[.F220]/83500000*100" office:value-type="float" office:value="0.0412419161676647" calcext:value-type="float">
            <text:p>0,0412419162</text:p>
          </table:table-cell>
          <table:table-cell table:formula="of:=[.F220]*0.04" office:value-type="float" office:value="1377.48" calcext:value-type="float">
            <text:p>1377,48</text:p>
          </table:table-cell>
          <table:table-cell table:formula="of:=AVERAGE([.C214:.C220])" office:value-type="float" office:value="2895" calcext:value-type="float">
            <text:p>2895,00</text:p>
          </table:table-cell>
          <table:table-cell office:value-type="float" office:value="9589" calcext:value-type="float">
            <text:p>9589</text:p>
          </table:table-cell>
          <table:table-cell table:formula="of:=[.J220]-[.J219]" office:value-type="float" office:value="11" calcext:value-type="float">
            <text:p>11</text:p>
          </table:table-cell>
          <table:table-cell table:formula="of:=AVERAGE([.K214:.K220])" office:value-type="float" office:value="11.5714285714286" calcext:value-type="float">
            <text:p>11,57</text:p>
          </table:table-cell>
          <table:table-cell table:style-name="ce12" table:formula="of:=[.J220]/[.B220]" office:value-type="percentage" office:value="0.0304741625881904" calcext:value-type="percentage">
            <text:p>3,05%</text:p>
          </table:table-cell>
          <table:table-cell table:formula="of:=[.K220]/[.C220]" office:value-type="float" office:value="0.00243578387953942" calcext:value-type="float">
            <text:p>0,0024357839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1022"/>
        </table:table-row>
        <table:table-row table:style-name="ro2" table:number-rows-repeated="10483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ceased per week" table:style-name="ta1">
        <office:forms form:automatic-focus="false" form:apply-design-mode="false"/>
        <table:shapes>
          <draw:frame draw:z-index="0" draw:style-name="gr1" draw:text-style-name="P1" svg:width="159.99mm" svg:height="89.99mm" svg:x="61.7mm" svg:y="33.13mm">
            <loext:p draw:notify-on-update-of-ranges="'Deceased per week'.A2:'Deceased per week'.A32 'Deceased per week'.B1:'Deceased per week'.B1 'Deceased per week'.B2:'Deceased per week'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16"/>
        <table:table-column table:style-name="co12" table:default-cell-style-name="ce16"/>
        <table:table-row table:style-name="ro3">
          <table:table-cell office:value-type="string" calcext:value-type="string">
            <text:p>Week</text:p>
          </table:table-cell>
          <table:table-cell table:style-name="ce17" office:value-type="string" calcext:value-type="string">
            <text:p>Number of deceased persons accumulated per wee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89" calcext:value-type="float">
            <text:p>98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</table:table-row>
        <table:table-row table:style-name="ro2" table:number-rows-repeated="104854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eekly New deahts by new infections" table:style-name="ta1">
        <table:table-column table:style-name="co11" table:default-cell-style-name="ce2"/>
        <table:table-column table:style-name="co11" table:number-columns-repeated="2" table:default-cell-style-name="ce3"/>
        <table:table-column table:style-name="co11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6" office:value-type="string" calcext:value-type="string">
            <text:p>Deaths increase</text:p>
          </table:table-cell>
          <table:table-cell/>
        </table:table-row>
        <table:table-row table:style-name="ro2">
          <table:table-cell office:value-type="date" office:date-value="2020-03-05" calcext:value-type="date">
            <text:p>2020-03-05</text:p>
          </table:table-cell>
          <table:table-cell table:number-columns-repeated="3"/>
        </table:table-row>
        <table:table-row table:style-name="ro2">
          <table:table-cell office:value-type="date" office:date-value="2020-03-06" calcext:value-type="date">
            <text:p>2020-03-0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7" calcext:value-type="date">
            <text:p>2020-03-0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8" calcext:value-type="date">
            <text:p>2020-03-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9" calcext:value-type="date">
            <text:p>2020-03-0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0" calcext:value-type="date">
            <text:p>2020-03-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1" calcext:value-type="date">
            <text:p>2020-03-1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2" calcext:value-type="date">
            <text:p>2020-03-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3" calcext:value-type="date">
            <text:p>2020-03-13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0-03-14" calcext:value-type="date">
            <text:p>2020-03-14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2801" calcext:value-type="float">
            <text:p>28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7324" calcext:value-type="float">
            <text:p>73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3140" calcext:value-type="float">
            <text:p>31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3311" calcext:value-type="float">
            <text:p>33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4438" calcext:value-type="float">
            <text:p>443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2342" calcext:value-type="float">
            <text:p>234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4954" calcext:value-type="float">
            <text:p>49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6294" calcext:value-type="float">
            <text:p>62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3965" calcext:value-type="float">
            <text:p>396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4751" calcext:value-type="float">
            <text:p>475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4615" calcext:value-type="float">
            <text:p>461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5453" calcext:value-type="float">
            <text:p>545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6156" calcext:value-type="float">
            <text:p>615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6174" calcext:value-type="float">
            <text:p>617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6082" calcext:value-type="float">
            <text:p>608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5936" calcext:value-type="float">
            <text:p>593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3677" calcext:value-type="float">
            <text:p>3677</text:p>
          </table:table-cell>
          <table:table-cell office:value-type="float" office:value="92" calcext:value-type="float">
            <text:p>92</text:p>
          </table:table-cell>
          <table:table-cell table:formula="of:=[.C34]/[.B3]" office:value-type="float" office:value="0.338235294117647" calcext:value-type="float">
            <text:p>0,3382352941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3834" calcext:value-type="float">
            <text:p>3834</text:p>
          </table:table-cell>
          <table:table-cell office:value-type="float" office:value="173" calcext:value-type="float">
            <text:p>173</text:p>
          </table:table-cell>
          <table:table-cell table:formula="of:=[.C35]/[.B4]" office:value-type="float" office:value="1.64761904761905" calcext:value-type="float">
            <text:p>1,6476190476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4003" calcext:value-type="float">
            <text:p>4003</text:p>
          </table:table-cell>
          <table:table-cell office:value-type="float" office:value="254" calcext:value-type="float">
            <text:p>254</text:p>
          </table:table-cell>
          <table:table-cell table:formula="of:=[.C36]/[.B5]" office:value-type="float" office:value="1.62820512820513" calcext:value-type="float">
            <text:p>1,6282051282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4974" calcext:value-type="float">
            <text:p>4974</text:p>
          </table:table-cell>
          <table:table-cell office:value-type="float" office:value="246" calcext:value-type="float">
            <text:p>246</text:p>
          </table:table-cell>
          <table:table-cell table:formula="of:=[.C37]/[.B6]" office:value-type="float" office:value="0.77602523659306" calcext:value-type="float">
            <text:p>0,7760252366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5323" calcext:value-type="float">
            <text:p>5323</text:p>
          </table:table-cell>
          <table:table-cell office:value-type="float" office:value="266" calcext:value-type="float">
            <text:p>266</text:p>
          </table:table-cell>
          <table:table-cell table:formula="of:=[.C38]/[.B7]" office:value-type="float" office:value="9.85185185185185" calcext:value-type="float">
            <text:p>9,8518518519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4133" calcext:value-type="float">
            <text:p>4133</text:p>
          </table:table-cell>
          <table:table-cell office:value-type="float" office:value="171" calcext:value-type="float">
            <text:p>171</text:p>
          </table:table-cell>
          <table:table-cell table:formula="of:=[.C39]/[.B8]" office:value-type="float" office:value="1.08917197452229" calcext:value-type="float">
            <text:p>1,0891719745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  <table:table-cell table:formula="of:=[.C40]/[.B9]" office:value-type="float" office:value="0.476014760147602" calcext:value-type="float">
            <text:p>0,4760147601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2537" calcext:value-type="float">
            <text:p>2537</text:p>
          </table:table-cell>
          <table:table-cell office:value-type="float" office:value="126" calcext:value-type="float">
            <text:p>126</text:p>
          </table:table-cell>
          <table:table-cell table:formula="of:=[.C41]/[.B10]" office:value-type="float" office:value="0.1571072319202" calcext:value-type="float">
            <text:p>0,1571072319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2082" calcext:value-type="float">
            <text:p>2082</text:p>
          </table:table-cell>
          <table:table-cell office:value-type="float" office:value="170" calcext:value-type="float">
            <text:p>170</text:p>
          </table:table-cell>
          <table:table-cell table:formula="of:=[.C42]/[.B11]" office:value-type="float" office:value="0.245310245310245" calcext:value-type="float">
            <text:p>0,2453102453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2486" calcext:value-type="float">
            <text:p>2486</text:p>
          </table:table-cell>
          <table:table-cell office:value-type="float" office:value="285" calcext:value-type="float">
            <text:p>285</text:p>
          </table:table-cell>
          <table:table-cell table:formula="of:=[.C43]/[.B12]" office:value-type="float" office:value="0.38881309686221" calcext:value-type="float">
            <text:p>0,3888130969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2866" calcext:value-type="float">
            <text:p>2866</text:p>
          </table:table-cell>
          <table:table-cell office:value-type="float" office:value="315" calcext:value-type="float">
            <text:p>315</text:p>
          </table:table-cell>
          <table:table-cell table:formula="of:=[.C44]/[.B13]" office:value-type="float" office:value="0.302013422818792" calcext:value-type="float">
            <text:p>0,3020134228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3380" calcext:value-type="float">
            <text:p>3380</text:p>
          </table:table-cell>
          <table:table-cell office:value-type="float" office:value="299" calcext:value-type="float">
            <text:p>299</text:p>
          </table:table-cell>
          <table:table-cell table:formula="of:=[.C45]/[.B14]" office:value-type="float" office:value="0.254684838160136" calcext:value-type="float">
            <text:p>0,2546848382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3609" calcext:value-type="float">
            <text:p>3609</text:p>
          </table:table-cell>
          <table:table-cell office:value-type="float" office:value="242" calcext:value-type="float">
            <text:p>242</text:p>
          </table:table-cell>
          <table:table-cell table:formula="of:=[.C46]/[.B15]" office:value-type="float" office:value="0.211538461538462" calcext:value-type="float">
            <text:p>0,211538461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2458" calcext:value-type="float">
            <text:p>2458</text:p>
          </table:table-cell>
          <table:table-cell office:value-type="float" office:value="184" calcext:value-type="float">
            <text:p>184</text:p>
          </table:table-cell>
          <table:table-cell table:formula="of:=[.C47]/[.B16]" office:value-type="float" office:value="0.17658349328215" calcext:value-type="float">
            <text:p>0,1765834933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table:formula="of:=[.C48]/[.B17]" office:value-type="float" office:value="0.0392716886826134" calcext:value-type="float">
            <text:p>0,0392716887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785" calcext:value-type="float">
            <text:p>1785</text:p>
          </table:table-cell>
          <table:table-cell office:value-type="float" office:value="194" calcext:value-type="float">
            <text:p>194</text:p>
          </table:table-cell>
          <table:table-cell table:formula="of:=[.C49]/[.B18]" office:value-type="float" office:value="0.0264882577826324" calcext:value-type="float">
            <text:p>0,0264882578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2237" calcext:value-type="float">
            <text:p>2237</text:p>
          </table:table-cell>
          <table:table-cell office:value-type="float" office:value="281" calcext:value-type="float">
            <text:p>281</text:p>
          </table:table-cell>
          <table:table-cell table:formula="of:=[.C50]/[.B19]" office:value-type="float" office:value="0.0894904458598726" calcext:value-type="float">
            <text:p>0,0894904459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2352" calcext:value-type="float">
            <text:p>2352</text:p>
          </table:table-cell>
          <table:table-cell office:value-type="float" office:value="215" calcext:value-type="float">
            <text:p>215</text:p>
          </table:table-cell>
          <table:table-cell table:formula="of:=[.C51]/[.B20]" office:value-type="float" office:value="0.0649350649350649" calcext:value-type="float">
            <text:p>0,0649350649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2337" calcext:value-type="float">
            <text:p>2337</text:p>
          </table:table-cell>
          <table:table-cell office:value-type="float" office:value="227" calcext:value-type="float">
            <text:p>227</text:p>
          </table:table-cell>
          <table:table-cell table:formula="of:=[.C52]/[.B21]" office:value-type="float" office:value="0.0511491662911221" calcext:value-type="float">
            <text:p>0,0511491663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2055" calcext:value-type="float">
            <text:p>2055</text:p>
          </table:table-cell>
          <table:table-cell office:value-type="float" office:value="179" calcext:value-type="float">
            <text:p>179</text:p>
          </table:table-cell>
          <table:table-cell table:formula="of:=[.C53]/[.B22]" office:value-type="float" office:value="0.0764304013663535" calcext:value-type="float">
            <text:p>0,0764304014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737" calcext:value-type="float">
            <text:p>1737</text:p>
          </table:table-cell>
          <table:table-cell office:value-type="float" office:value="140" calcext:value-type="float">
            <text:p>140</text:p>
          </table:table-cell>
          <table:table-cell table:formula="of:=[.C54]/[.B23]" office:value-type="float" office:value="0.0282599919257166" calcext:value-type="float">
            <text:p>0,0282599919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018" calcext:value-type="float">
            <text:p>1018</text:p>
          </table:table-cell>
          <table:table-cell office:value-type="float" office:value="110" calcext:value-type="float">
            <text:p>110</text:p>
          </table:table-cell>
          <table:table-cell table:formula="of:=[.C55]/[.B24]" office:value-type="float" office:value="0.0190311418685121" calcext:value-type="float">
            <text:p>0,0190311419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144" calcext:value-type="float">
            <text:p>1144</text:p>
          </table:table-cell>
          <table:table-cell office:value-type="float" office:value="163" calcext:value-type="float">
            <text:p>163</text:p>
          </table:table-cell>
          <table:table-cell table:formula="of:=[.C56]/[.B25]" office:value-type="float" office:value="0.0258976803304735" calcext:value-type="float">
            <text:p>0,0258976803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304" calcext:value-type="float">
            <text:p>1304</text:p>
          </table:table-cell>
          <table:table-cell office:value-type="float" office:value="202" calcext:value-type="float">
            <text:p>202</text:p>
          </table:table-cell>
          <table:table-cell table:formula="of:=[.C57]/[.B26]" office:value-type="float" office:value="0.0509457755359395" calcext:value-type="float">
            <text:p>0,0509457755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478" calcext:value-type="float">
            <text:p>1478</text:p>
          </table:table-cell>
          <table:table-cell office:value-type="float" office:value="173" calcext:value-type="float">
            <text:p>173</text:p>
          </table:table-cell>
          <table:table-cell table:formula="of:=[.C58]/[.B27]" office:value-type="float" office:value="0.036413386655441" calcext:value-type="float">
            <text:p>0,0364133867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59]/[.B28]" office:value-type="float" office:value="0.0310942578548212" calcext:value-type="float">
            <text:p>0,0310942579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60]/[.B29]" office:value-type="float" office:value="0.0263157894736842" calcext:value-type="float">
            <text:p>0,0263157895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table:formula="of:=[.C61]/[.B30]" office:value-type="float" office:value="0.0120207927225471" calcext:value-type="float">
            <text:p>0,0120207927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table:formula="of:=[.C62]/[.B31]" office:value-type="float" office:value="0.00696469063816003" calcext:value-type="float">
            <text:p>0,0069646906</text:p>
          </table:table-cell>
        </table:table-row>
        <table:table-row table:style-name="ro2">
          <table:table-cell office:value-type="date" office:date-value="2020-05-05" calcext:value-type="date">
            <text:p>2020-05-05</text:p>
          </table:table-cell>
          <table:table-cell office:value-type="float" office:value="685" calcext:value-type="float">
            <text:p>685</text:p>
          </table:table-cell>
          <table:table-cell office:value-type="float" office:value="139" calcext:value-type="float">
            <text:p>139</text:p>
          </table:table-cell>
          <table:table-cell table:formula="of:=[.C63]/[.B32]" office:value-type="float" office:value="0.0228543242354489" calcext:value-type="float">
            <text:p>0,0228543242</text:p>
          </table:table-cell>
        </table:table-row>
        <table:table-row table:style-name="ro2">
          <table:table-cell office:value-type="date" office:date-value="2020-05-06" calcext:value-type="date">
            <text:p>2020-05-06</text:p>
          </table:table-cell>
          <table:table-cell office:value-type="float" office:value="1037" calcext:value-type="float">
            <text:p>1037</text:p>
          </table:table-cell>
          <table:table-cell office:value-type="float" office:value="165" calcext:value-type="float">
            <text:p>165</text:p>
          </table:table-cell>
          <table:table-cell table:formula="of:=[.C64]/[.B33]" office:value-type="float" office:value="0.0277964959568733" calcext:value-type="float">
            <text:p>0,027796496</text:p>
          </table:table-cell>
        </table:table-row>
        <table:table-row table:style-name="ro2">
          <table:table-cell office:value-type="date" office:date-value="2020-05-07" calcext:value-type="date">
            <text:p>2020-05-07</text:p>
          </table:table-cell>
          <table:table-cell office:value-type="float" office:value="1194" calcext:value-type="float">
            <text:p>1194</text:p>
          </table:table-cell>
          <table:table-cell office:value-type="float" office:value="123" calcext:value-type="float">
            <text:p>123</text:p>
          </table:table-cell>
          <table:table-cell table:formula="of:=[.C65]/[.B34]" office:value-type="float" office:value="0.0334511830296437" calcext:value-type="float">
            <text:p>0,033451183</text:p>
          </table:table-cell>
        </table:table-row>
        <table:table-row table:style-name="ro2">
          <table:table-cell office:value-type="date" office:date-value="2020-05-08" calcext:value-type="date">
            <text:p>2020-05-08</text:p>
          </table:table-cell>
          <table:table-cell office:value-type="float" office:value="1209" calcext:value-type="float">
            <text:p>1209</text:p>
          </table:table-cell>
          <table:table-cell office:value-type="float" office:value="147" calcext:value-type="float">
            <text:p>147</text:p>
          </table:table-cell>
          <table:table-cell table:formula="of:=[.C66]/[.B35]" office:value-type="float" office:value="0.0383411580594679" calcext:value-type="float">
            <text:p>0,0383411581</text:p>
          </table:table-cell>
        </table:table-row>
        <table:table-row table:style-name="ro2">
          <table:table-cell office:value-type="date" office:date-value="2020-05-09" calcext:value-type="date">
            <text:p>2020-05-09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table:formula="of:=[.C67]/[.B36]" office:value-type="float" office:value="0.0257307019735199" calcext:value-type="float">
            <text:p>0,025730702</text:p>
          </table:table-cell>
        </table:table-row>
        <table:table-row table:style-name="ro2">
          <table:table-cell office:value-type="date" office:date-value="2020-05-10" calcext:value-type="date">
            <text:p>2020-05-10</text:p>
          </table:table-cell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table:formula="of:=[.C68]/[.B37]" office:value-type="float" office:value="0.00522718134298351" calcext:value-type="float">
            <text:p>0,0052271813</text:p>
          </table:table-cell>
        </table:table-row>
        <table:table-row table:style-name="ro2">
          <table:table-cell office:value-type="date" office:date-value="2020-05-11" calcext:value-type="date">
            <text:p>2020-05-11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table:formula="of:=[.C69]/[.B38]" office:value-type="float" office:value="0.00413300770242345" calcext:value-type="float">
            <text:p>0,0041330077</text:p>
          </table:table-cell>
        </table:table-row>
        <table:table-row table:style-name="ro2">
          <table:table-cell office:value-type="date" office:date-value="2020-05-12" calcext:value-type="date">
            <text:p>2020-05-12</text:p>
          </table:table-cell>
          <table:table-cell office:value-type="float" office:value="933" calcext:value-type="float">
            <text:p>933</text:p>
          </table:table-cell>
          <table:table-cell office:value-type="float" office:value="116" calcext:value-type="float">
            <text:p>116</text:p>
          </table:table-cell>
          <table:table-cell table:formula="of:=[.C70]/[.B39]" office:value-type="float" office:value="0.0280667795789983" calcext:value-type="float">
            <text:p>0,0280667796</text:p>
          </table:table-cell>
        </table:table-row>
        <table:table-row table:style-name="ro2">
          <table:table-cell office:value-type="date" office:date-value="2020-05-13" calcext:value-type="date">
            <text:p>2020-05-13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table:formula="of:=[.C71]/[.B40]" office:value-type="float" office:value="0.0358029067706487" calcext:value-type="float">
            <text:p>0,0358029068</text:p>
          </table:table-cell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float" office:value="933" calcext:value-type="float">
            <text:p>933</text:p>
          </table:table-cell>
          <table:table-cell office:value-type="float" office:value="89" calcext:value-type="float">
            <text:p>89</text:p>
          </table:table-cell>
          <table:table-cell table:formula="of:=[.C72]/[.B41]" office:value-type="float" office:value="0.0350808040993299" calcext:value-type="float">
            <text:p>0,0350808041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table:formula="of:=[.C73]/[.B42]" office:value-type="float" office:value="0.0485110470701249" calcext:value-type="float">
            <text:p>0,0485110471</text:p>
          </table:table-cell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table:formula="of:=[.C74]/[.B43]" office:value-type="float" office:value="0.0229283990345937" calcext:value-type="float">
            <text:p>0,022928399</text:p>
          </table:table-cell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float" office:value="58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table:formula="of:=[.C75]/[.B44]" office:value-type="float" office:value="0.0115143056524773" calcext:value-type="float">
            <text:p>0,0115143057</text:p>
          </table:table-cell>
        </table:table-row>
        <table:table-row table:style-name="ro2">
          <table:table-cell office:value-type="date" office:date-value="2020-05-18" calcext:value-type="date">
            <text:p>2020-05-18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table:formula="of:=[.C76]/[.B45]" office:value-type="float" office:value="0.00621301775147929" calcext:value-type="float">
            <text:p>0,0062130178</text:p>
          </table:table-cell>
        </table:table-row>
        <table:table-row table:style-name="ro2">
          <table:table-cell office:value-type="date" office:date-value="2020-05-19" calcext:value-type="date">
            <text:p>2020-05-19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table:formula="of:=[.C77]/[.B46]" office:value-type="float" office:value="0.0199501246882793" calcext:value-type="float">
            <text:p>0,0199501247</text:p>
          </table:table-cell>
        </table:table-row>
        <table:table-row table:style-name="ro2">
          <table:table-cell office:value-type="date" office:date-value="2020-05-20" calcext:value-type="date">
            <text:p>2020-05-20</text:p>
          </table:table-cell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table:formula="of:=[.C78]/[.B47]" office:value-type="float" office:value="0.0337672904800651" calcext:value-type="float">
            <text:p>0,0337672905</text:p>
          </table:table-cell>
        </table:table-row>
        <table:table-row table:style-name="ro2">
          <table:table-cell office:value-type="date" office:date-value="2020-05-21" calcext:value-type="date">
            <text:p>2020-05-21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table:formula="of:=[.C79]/[.B48]" office:value-type="float" office:value="0.032112676056338" calcext:value-type="float">
            <text:p>0,0321126761</text:p>
          </table:table-cell>
        </table:table-row>
        <table:table-row table:style-name="ro2">
          <table:table-cell office:value-type="date" office:date-value="2020-05-22" calcext:value-type="date">
            <text:p>2020-05-22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table:formula="of:=[.C80]/[.B49]" office:value-type="float" office:value="0.0151260504201681" calcext:value-type="float">
            <text:p>0,0151260504</text:p>
          </table:table-cell>
        </table:table-row>
        <table:table-row table:style-name="ro2">
          <table:table-cell office:value-type="date" office:date-value="2020-05-23" calcext:value-type="date">
            <text:p>2020-05-23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table:formula="of:=[.C81]/[.B50]" office:value-type="float" office:value="0.0187751452838623" calcext:value-type="float">
            <text:p>0,0187751453</text:p>
          </table:table-cell>
        </table:table-row>
        <table:table-row table:style-name="ro2">
          <table:table-cell office:value-type="date" office:date-value="2020-05-24" calcext:value-type="date">
            <text:p>2020-05-24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table:formula="of:=[.C82]/[.B51]" office:value-type="float" office:value="0.0131802721088435" calcext:value-type="float">
            <text:p>0,0131802721</text:p>
          </table:table-cell>
        </table:table-row>
        <table:table-row table:style-name="ro2">
          <table:table-cell office:value-type="date" office:date-value="2020-05-25" calcext:value-type="date">
            <text:p>2020-05-25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table:formula="of:=[.C83]/[.B52]" office:value-type="float" office:value="0.00427899015832264" calcext:value-type="float">
            <text:p>0,0042789902</text:p>
          </table:table-cell>
        </table:table-row>
        <table:table-row table:style-name="ro2">
          <table:table-cell office:value-type="date" office:date-value="2020-05-26" calcext:value-type="date">
            <text:p>2020-05-26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table:formula="of:=[.C84]/[.B53]" office:value-type="float" office:value="0.0218978102189781" calcext:value-type="float">
            <text:p>0,0218978102</text:p>
          </table:table-cell>
        </table:table-row>
        <table:table-row table:style-name="ro2">
          <table:table-cell office:value-type="date" office:date-value="2020-05-27" calcext:value-type="date">
            <text:p>2020-05-27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table:formula="of:=[.C85]/[.B54]" office:value-type="float" office:value="0.0270581462291307" calcext:value-type="float">
            <text:p>0,0270581462</text:p>
          </table:table-cell>
        </table:table-row>
        <table:table-row table:style-name="ro2">
          <table:table-cell office:value-type="date" office:date-value="2020-05-28" calcext:value-type="date">
            <text:p>2020-05-28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table:formula="of:=[.C86]/[.B55]" office:value-type="float" office:value="0.0609037328094303" calcext:value-type="float">
            <text:p>0,0609037328</text:p>
          </table:table-cell>
        </table:table-row>
        <table:table-row table:style-name="ro2">
          <table:table-cell office:value-type="date" office:date-value="2020-05-29" calcext:value-type="date">
            <text:p>2020-05-29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table:formula="of:=[.C87]/[.B56]" office:value-type="float" office:value="0.0340909090909091" calcext:value-type="float">
            <text:p>0,0340909091</text:p>
          </table:table-cell>
        </table:table-row>
        <table:table-row table:style-name="ro2">
          <table:table-cell office:value-type="date" office:date-value="2020-05-30" calcext:value-type="date">
            <text:p>2020-05-30</text:p>
          </table:table-cell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table:formula="of:=[.C88]/[.B57]" office:value-type="float" office:value="0.0299079754601227" calcext:value-type="float">
            <text:p>0,0299079755</text:p>
          </table:table-cell>
        </table:table-row>
        <table:table-row table:style-name="ro2">
          <table:table-cell office:value-type="date" office:date-value="2020-05-31" calcext:value-type="date">
            <text:p>2020-05-31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formula="of:=[.C89]/[.B58]" office:value-type="float" office:value="0.0074424898511502" calcext:value-type="float">
            <text:p>0,0074424899</text:p>
          </table:table-cell>
        </table:table-row>
        <table:table-row table:style-name="ro2">
          <table:table-cell office:value-type="date" office:date-value="2020-06-01" calcext:value-type="date">
            <text:p>2020-06-01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[.C90]/[.B59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2" calcext:value-type="date">
            <text:p>2020-06-02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formula="of:=[.C91]/[.B60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3" calcext:value-type="date">
            <text:p>2020-06-0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table:formula="of:=[.C92]/[.B61]" office:value-type="float" office:value="0.0365699873896595" calcext:value-type="float">
            <text:p>0,0365699874</text:p>
          </table:table-cell>
        </table:table-row>
        <table:table-row table:style-name="ro2">
          <table:table-cell office:value-type="date" office:date-value="2020-06-04" calcext:value-type="date">
            <text:p>2020-06-04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table:formula="of:=[.C93]/[.B62]" office:value-type="float" office:value="0.0441826215022091" calcext:value-type="float">
            <text:p>0,0441826215</text:p>
          </table:table-cell>
        </table:table-row>
        <table:table-row table:style-name="ro2"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table:formula="of:=[.C94]/[.B63]" office:value-type="float" office:value="0.0467153284671533" calcext:value-type="float">
            <text:p>0,0467153285</text:p>
          </table:table-cell>
        </table:table-row>
        <table:table-row table:style-name="ro2">
          <table:table-cell office:value-type="date" office:date-value="2020-06-06" calcext:value-type="date">
            <text:p>2020-06-06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table:formula="of:=[.C95]/[.B64]" office:value-type="float" office:value="0.0318225650916104" calcext:value-type="float">
            <text:p>0,0318225651</text:p>
          </table:table-cell>
        </table:table-row>
        <table:table-row table:style-name="ro2">
          <table:table-cell office:value-type="date" office:date-value="2020-06-07" calcext:value-type="date">
            <text:p>2020-06-07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table:formula="of:=[.C96]/[.B65]" office:value-type="float" office:value="0.0184254606365159" calcext:value-type="float">
            <text:p>0,0184254606</text:p>
          </table:table-cell>
        </table:table-row>
        <table:table-row table:style-name="ro2">
          <table:table-cell office:value-type="date" office:date-value="2020-06-08" calcext:value-type="date">
            <text:p>2020-06-08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[.C97]/[.B66]" office:value-type="float" office:value="0.00496277915632754" calcext:value-type="float">
            <text:p>0,0049627792</text:p>
          </table:table-cell>
        </table:table-row>
        <table:table-row table:style-name="ro2">
          <table:table-cell office:value-type="date" office:date-value="2020-06-09" calcext:value-type="date">
            <text:p>2020-06-09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table:formula="of:=[.C98]/[.B67]" office:value-type="float" office:value="0.0295763389288569" calcext:value-type="float">
            <text:p>0,0295763389</text:p>
          </table:table-cell>
        </table:table-row>
        <table:table-row table:style-name="ro2">
          <table:table-cell office:value-type="date" office:date-value="2020-06-10" calcext:value-type="date">
            <text:p>2020-06-1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formula="of:=[.C99]/[.B68]" office:value-type="float" office:value="0.0269865067466267" calcext:value-type="float">
            <text:p>0,0269865067</text:p>
          </table:table-cell>
        </table:table-row>
        <table:table-row table:style-name="ro2">
          <table:table-cell office:value-type="date" office:date-value="2020-06-11" calcext:value-type="date">
            <text:p>2020-06-11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table:formula="of:=[.C100]/[.B69]" office:value-type="float" office:value="0.0728291316526611" calcext:value-type="float">
            <text:p>0,0728291317</text:p>
          </table:table-cell>
        </table:table-row>
        <table:table-row table:style-name="ro2">
          <table:table-cell office:value-type="date" office:date-value="2020-06-12" calcext:value-type="date">
            <text:p>2020-06-12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[.C101]/[.B70]" office:value-type="float" office:value="0.00857449088960343" calcext:value-type="float">
            <text:p>0,0085744909</text:p>
          </table:table-cell>
        </table:table-row>
        <table:table-row table:style-name="ro2">
          <table:table-cell office:value-type="date" office:date-value="2020-06-13" calcext:value-type="date">
            <text:p>2020-06-13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table:formula="of:=[.C102]/[.B71]" office:value-type="float" office:value="0.0225563909774436" calcext:value-type="float">
            <text:p>0,022556391</text:p>
          </table:table-cell>
        </table:table-row>
        <table:table-row table:style-name="ro2">
          <table:table-cell office:value-type="date" office:date-value="2020-06-14" calcext:value-type="date">
            <text:p>2020-06-14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formula="of:=[.C103]/[.B72]" office:value-type="float" office:value="0.00643086816720257" calcext:value-type="float">
            <text:p>0,0064308682</text:p>
          </table:table-cell>
        </table:table-row>
        <table:table-row table:style-name="ro2">
          <table:table-cell office:value-type="date" office:date-value="2020-06-15" calcext:value-type="date">
            <text:p>2020-06-1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04]/[.B73]" office:value-type="float" office:value="0.00438116100766703" calcext:value-type="float">
            <text:p>0,004381161</text:p>
          </table:table-cell>
        </table:table-row>
        <table:table-row table:style-name="ro2">
          <table:table-cell office:value-type="date" office:date-value="2020-06-16" calcext:value-type="date">
            <text:p>2020-06-16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table:formula="of:=[.C105]/[.B74]" office:value-type="float" office:value="0.0145161290322581" calcext:value-type="float">
            <text:p>0,014516129</text:p>
          </table:table-cell>
        </table:table-row>
        <table:table-row table:style-name="ro2">
          <table:table-cell office:value-type="date" office:date-value="2020-06-17" calcext:value-type="date">
            <text:p>2020-06-17</text:p>
          </table:table-cell>
          <table:table-cell office:value-type="float" office:value="345" calcext:value-type="float">
            <text:p>345</text:p>
          </table:table-cell>
          <table:table-cell office:value-type="float" office:value="30" calcext:value-type="float">
            <text:p>30</text:p>
          </table:table-cell>
          <table:table-cell table:formula="of:=[.C106]/[.B75]" office:value-type="float" office:value="0.0514579759862779" calcext:value-type="float">
            <text:p>0,051457976</text:p>
          </table:table-cell>
        </table:table-row>
        <table:table-row table:style-name="ro2">
          <table:table-cell office:value-type="date" office:date-value="2020-06-18" calcext:value-type="date">
            <text:p>2020-06-18</text:p>
          </table:table-cell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table:formula="of:=[.C107]/[.B76]" office:value-type="float" office:value="0.0760233918128655" calcext:value-type="float">
            <text:p>0,0760233918</text:p>
          </table:table-cell>
        </table:table-row>
        <table:table-row table:style-name="ro2">
          <table:table-cell office:value-type="date" office:date-value="2020-06-19" calcext:value-type="date">
            <text:p>2020-06-1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[.C108]/[.B77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6-20" calcext:value-type="date">
            <text:p>2020-06-20</text:p>
          </table:table-cell>
          <table:table-cell office:value-type="float" office:value="685" calcext:value-type="float">
            <text:p>685</text:p>
          </table:table-cell>
          <table:table-cell office:value-type="float" office:value="27" calcext:value-type="float">
            <text:p>27</text:p>
          </table:table-cell>
          <table:table-cell table:formula="of:=[.C109]/[.B78]" office:value-type="float" office:value="0.0338770388958595" calcext:value-type="float">
            <text:p>0,0338770389</text:p>
          </table:table-cell>
        </table:table-row>
        <table:table-row table:style-name="ro2">
          <table:table-cell office:value-type="date" office:date-value="2020-06-21" calcext:value-type="date">
            <text:p>2020-06-21</text:p>
          </table:table-cell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formula="of:=[.C110]/[.B79]" office:value-type="float" office:value="-0.00134228187919463" calcext:value-type="float">
            <text:p>-0,0013422819</text:p>
          </table:table-cell>
        </table:table-row>
        <table:table-row table:style-name="ro2">
          <table:table-cell office:value-type="date" office:date-value="2020-06-22" calcext:value-type="date">
            <text:p>2020-06-22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C111]/[.B80]" office:value-type="float" office:value="0.00652173913043478" calcext:value-type="float">
            <text:p>0,0065217391</text:p>
          </table:table-cell>
        </table:table-row>
        <table:table-row table:style-name="ro2">
          <table:table-cell office:value-type="date" office:date-value="2020-06-23" calcext:value-type="date">
            <text:p>2020-06-23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table:formula="of:=[.C112]/[.B81]" office:value-type="float" office:value="0.0156739811912226" calcext:value-type="float">
            <text:p>0,0156739812</text:p>
          </table:table-cell>
        </table:table-row>
        <table:table-row table:style-name="ro2">
          <table:table-cell office:value-type="date" office:date-value="2020-06-24" calcext:value-type="date">
            <text:p>2020-06-2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table:formula="of:=[.C113]/[.B82]" office:value-type="float" office:value="0.0440835266821346" calcext:value-type="float">
            <text:p>0,0440835267</text:p>
          </table:table-cell>
        </table:table-row>
        <table:table-row table:style-name="ro2">
          <table:table-cell office:value-type="date" office:date-value="2020-06-25" calcext:value-type="date">
            <text:p>2020-06-25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table:formula="of:=[.C114]/[.B83]" office:value-type="float" office:value="0.0449826989619377" calcext:value-type="float">
            <text:p>0,044982699</text:p>
          </table:table-cell>
        </table:table-row>
        <table:table-row table:style-name="ro2">
          <table:table-cell office:value-type="date" office:date-value="2020-06-26" calcext:value-type="date">
            <text:p>2020-06-26</text:p>
          </table:table-cell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  <table:table-cell table:formula="of:=[.C115]/[.B84]" office:value-type="float" office:value="0.0486111111111111" calcext:value-type="float">
            <text:p>0,0486111111</text:p>
          </table:table-cell>
        </table:table-row>
        <table:table-row table:style-name="ro2">
          <table:table-cell office:value-type="date" office:date-value="2020-06-27" calcext:value-type="date">
            <text:p>2020-06-27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table:formula="of:=[.C116]/[.B85]" office:value-type="float" office:value="0.0165745856353591" calcext:value-type="float">
            <text:p>0,0165745856</text:p>
          </table:table-cell>
        </table:table-row>
        <table:table-row table:style-name="ro2">
          <table:table-cell office:value-type="date" office:date-value="2020-06-28" calcext:value-type="date">
            <text:p>2020-06-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C117]/[.B86]" office:value-type="float" office:value="0.0084985835694051" calcext:value-type="float">
            <text:p>0,0084985836</text:p>
          </table:table-cell>
        </table:table-row>
        <table:table-row table:style-name="ro2">
          <table:table-cell office:value-type="date" office:date-value="2020-06-29" calcext:value-type="date">
            <text:p>2020-06-2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C118]/[.B87]" office:value-type="float" office:value="0.00539811066126856" calcext:value-type="float">
            <text:p>0,0053981107</text:p>
          </table:table-cell>
        </table:table-row>
        <table:table-row table:style-name="ro2">
          <table:table-cell office:value-type="date" office:date-value="2020-06-30" calcext:value-type="date">
            <text:p>2020-06-30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[.C119]/[.B88]" office:value-type="float" office:value="0.016260162601626" calcext:value-type="float">
            <text:p>0,0162601626</text:p>
          </table:table-cell>
        </table:table-row>
        <table:table-row table:style-name="ro2">
          <table:table-cell office:value-type="date" office:date-value="2020-07-01" calcext:value-type="date">
            <text:p>2020-07-01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table:formula="of:=[.C120]/[.B89]" office:value-type="float" office:value="0.0769230769230769" calcext:value-type="float">
            <text:p>0,0769230769</text:p>
          </table:table-cell>
        </table:table-row>
        <table:table-row table:style-name="ro2">
          <table:table-cell office:value-type="date" office:date-value="2020-07-02" calcext:value-type="date">
            <text:p>2020-07-02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[.C121]/[.B90]" office:value-type="float" office:value="-0.003003003003003" calcext:value-type="float">
            <text:p>-0,003003003</text:p>
          </table:table-cell>
        </table:table-row>
        <table:table-row table:style-name="ro2">
          <table:table-cell office:value-type="date" office:date-value="2020-07-03" calcext:value-type="date">
            <text:p>2020-07-03</text:p>
          </table:table-cell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table:formula="of:=[.C122]/[.B91]" office:value-type="float" office:value="0.0422535211267606" calcext:value-type="float">
            <text:p>0,0422535211</text:p>
          </table:table-cell>
        </table:table-row>
        <table:table-row table:style-name="ro2">
          <table:table-cell office:value-type="date" office:date-value="2020-07-04" calcext:value-type="date">
            <text:p>2020-07-04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table:formula="of:=[.C123]/[.B92]" office:value-type="float" office:value="0.0204678362573099" calcext:value-type="float">
            <text:p>0,0204678363</text:p>
          </table:table-cell>
        </table:table-row>
        <table:table-row table:style-name="ro2">
          <table:table-cell office:value-type="date" office:date-value="2020-07-05" calcext:value-type="date">
            <text:p>2020-07-0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.C124]/[.B93]" office:value-type="float" office:value="0.00507614213197969" calcext:value-type="float">
            <text:p>0,0050761421</text:p>
          </table:table-cell>
        </table:table-row>
        <table:table-row table:style-name="ro2">
          <table:table-cell office:value-type="date" office:date-value="2020-07-06" calcext:value-type="date">
            <text:p>2020-07-06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[.C125]/[.B94]" office:value-type="float" office:value="0.00788954635108481" calcext:value-type="float">
            <text:p>0,0078895464</text:p>
          </table:table-cell>
        </table:table-row>
        <table:table-row table:style-name="ro2">
          <table:table-cell office:value-type="date" office:date-value="2020-07-07" calcext:value-type="date">
            <text:p>2020-07-07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formula="of:=[.C126]/[.B95]" office:value-type="float" office:value="0.0196560196560197" calcext:value-type="float">
            <text:p>0,0196560197</text:p>
          </table:table-cell>
        </table:table-row>
        <table:table-row table:style-name="ro2">
          <table:table-cell office:value-type="date" office:date-value="2020-07-08" calcext:value-type="date">
            <text:p>2020-07-08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formula="of:=[.C127]/[.B96]" office:value-type="float" office:value="0.0398671096345515" calcext:value-type="float">
            <text:p>0,0398671096</text:p>
          </table:table-cell>
        </table:table-row>
        <table:table-row table:style-name="ro2">
          <table:table-cell office:value-type="date" office:date-value="2020-07-09" calcext:value-type="date">
            <text:p>2020-07-09</text:p>
          </table:table-cell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128]/[.B97]" office:value-type="float" office:value="0.0560747663551402" calcext:value-type="float">
            <text:p>0,0560747664</text:p>
          </table:table-cell>
        </table:table-row>
        <table:table-row table:style-name="ro2">
          <table:table-cell office:value-type="date" office:date-value="2020-07-10" calcext:value-type="date">
            <text:p>2020-07-1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formula="of:=[.C129]/[.B98]" office:value-type="float" office:value="0.0171428571428571" calcext:value-type="float">
            <text:p>0,0171428571</text:p>
          </table:table-cell>
        </table:table-row>
        <table:table-row table:style-name="ro2">
          <table:table-cell office:value-type="date" office:date-value="2020-07-11" calcext:value-type="date">
            <text:p>2020-07-11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formula="of:=[.C130]/[.B99]" office:value-type="float" office:value="0.0188679245283019" calcext:value-type="float">
            <text:p>0,0188679245</text:p>
          </table:table-cell>
        </table:table-row>
        <table:table-row table:style-name="ro2">
          <table:table-cell office:value-type="date" office:date-value="2020-07-12" calcext:value-type="date">
            <text:p>2020-07-1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formula="of:=[.C131]/[.B100]" office:value-type="float" office:value="0.00540540540540541" calcext:value-type="float">
            <text:p>0,0054054054</text:p>
          </table:table-cell>
        </table:table-row>
        <table:table-row table:style-name="ro2">
          <table:table-cell office:value-type="date" office:date-value="2020-07-13" calcext:value-type="date">
            <text:p>2020-07-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C132]/[.B101]" office:value-type="float" office:value="0.00387596899224806" calcext:value-type="float">
            <text:p>0,003875969</text:p>
          </table:table-cell>
        </table:table-row>
        <table:table-row table:style-name="ro2">
          <table:table-cell office:value-type="date" office:date-value="2020-07-14" calcext:value-type="date">
            <text:p>2020-07-14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formula="of:=[.C133]/[.B102]" office:value-type="float" office:value="0.0114942528735632" calcext:value-type="float">
            <text:p>0,0114942529</text:p>
          </table:table-cell>
        </table:table-row>
        <table:table-row table:style-name="ro2">
          <table:table-cell office:value-type="date" office:date-value="2020-07-15" calcext:value-type="date">
            <text:p>2020-07-15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formula="of:=[.C134]/[.B103]" office:value-type="float" office:value="0.0121457489878543" calcext:value-type="float">
            <text:p>0,012145749</text:p>
          </table:table-cell>
        </table:table-row>
        <table:table-row table:style-name="ro2">
          <table:table-cell office:value-type="date" office:date-value="2020-07-16" calcext:value-type="date">
            <text:p>2020-07-16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table:formula="of:=[.C135]/[.B104]" office:value-type="float" office:value="0.0364583333333333" calcext:value-type="float">
            <text:p>0,0364583333</text:p>
          </table:table-cell>
        </table:table-row>
        <table:table-row table:style-name="ro2">
          <table:table-cell office:value-type="date" office:date-value="2020-07-17" calcext:value-type="date">
            <text:p>2020-07-17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table:formula="of:=[.C136]/[.B105]" office:value-type="float" office:value="0.0105820105820106" calcext:value-type="float">
            <text:p>0,0105820106</text:p>
          </table:table-cell>
        </table:table-row>
        <table:table-row table:style-name="ro2">
          <table:table-cell office:value-type="date" office:date-value="2020-07-18" calcext:value-type="date">
            <text:p>2020-07-1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[.C137]/[.B106]" office:value-type="float" office:value="0.00289855072463768" calcext:value-type="float">
            <text:p>0,0028985507</text:p>
          </table:table-cell>
        </table:table-row>
        <table:table-row table:style-name="ro2">
          <table:table-cell office:value-type="date" office:date-value="2020-07-19" calcext:value-type="date">
            <text:p>2020-07-1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C138]/[.B107]" office:value-type="float" office:value="0.00172413793103448" calcext:value-type="float">
            <text:p>0,0017241379</text:p>
          </table:table-cell>
        </table:table-row>
        <table:table-row table:style-name="ro2">
          <table:table-cell office:value-type="date" office:date-value="2020-07-20" calcext:value-type="date">
            <text:p>2020-07-2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formula="of:=[.C139]/[.B108]" office:value-type="float" office:value="0.00291970802919708" calcext:value-type="float">
            <text:p>0,002919708</text:p>
          </table:table-cell>
        </table:table-row>
        <table:table-row table:style-name="ro2">
          <table:table-cell office:value-type="date" office:date-value="2020-07-21" calcext:value-type="date">
            <text:p>2020-07-2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formula="of:=[.C140]/[.B109]" office:value-type="float" office:value="0.00583941605839416" calcext:value-type="float">
            <text:p>0,0058394161</text:p>
          </table:table-cell>
        </table:table-row>
        <table:table-row table:style-name="ro2">
          <table:table-cell office:value-type="date" office:date-value="2020-07-22" calcext:value-type="date">
            <text:p>2020-07-22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formula="of:=[.C141]/[.B110]" office:value-type="float" office:value="0.00727802037845706" calcext:value-type="float">
            <text:p>0,0072780204</text:p>
          </table:table-cell>
        </table:table-row>
        <table:table-row table:style-name="ro2">
          <table:table-cell office:value-type="date" office:date-value="2020-07-23" calcext:value-type="date">
            <text:p>2020-07-23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table:formula="of:=[.C142]/[.B111]" office:value-type="float" office:value="0.0111731843575419" calcext:value-type="float">
            <text:p>0,0111731844</text:p>
          </table:table-cell>
        </table:table-row>
        <table:table-row table:style-name="ro2">
          <table:table-cell office:value-type="date" office:date-value="2020-07-24" calcext:value-type="date">
            <text:p>2020-07-24</text:p>
          </table:table-cell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table:formula="of:=[.C143]/[.B112]" office:value-type="float" office:value="0.0198807157057654" calcext:value-type="float">
            <text:p>0,0198807157</text:p>
          </table:table-cell>
        </table:table-row>
        <table:table-row table:style-name="ro2">
          <table:table-cell office:value-type="date" office:date-value="2020-07-25" calcext:value-type="date">
            <text:p>2020-07-25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table:formula="of:=[.C144]/[.B113]" office:value-type="float" office:value="0.0119250425894378" calcext:value-type="float">
            <text:p>0,0119250426</text:p>
          </table:table-cell>
        </table:table-row>
        <table:table-row table:style-name="ro2">
          <table:table-cell office:value-type="date" office:date-value="2020-07-26" calcext:value-type="date">
            <text:p>2020-07-2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C145]/[.B114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7" calcext:value-type="date">
            <text:p>2020-07-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C146]/[.B115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8" calcext:value-type="date">
            <text:p>2020-07-28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formula="of:=[.C147]/[.B116]" office:value-type="float" office:value="0.00582241630276565" calcext:value-type="float">
            <text:p>0,0058224163</text:p>
          </table:table-cell>
        </table:table-row>
        <table:table-row table:style-name="ro2">
          <table:table-cell office:value-type="date" office:date-value="2020-07-29" calcext:value-type="date">
            <text:p>2020-07-29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formula="of:=[.C148]/[.B117]" office:value-type="float" office:value="0.0234375" calcext:value-type="float">
            <text:p>0,0234375</text:p>
          </table:table-cell>
        </table:table-row>
        <table:table-row table:style-name="ro2">
          <table:table-cell office:value-type="date" office:date-value="2020-07-30" calcext:value-type="date">
            <text:p>2020-07-30</text:p>
          </table:table-cell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table:formula="of:=[.C149]/[.B118]" office:value-type="float" office:value="0.0229007633587786" calcext:value-type="float">
            <text:p>0,0229007634</text:p>
          </table:table-cell>
        </table:table-row>
        <table:table-row table:style-name="ro2">
          <table:table-cell office:value-type="date" office:date-value="2020-07-31" calcext:value-type="date">
            <text:p>2020-07-3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table:formula="of:=[.C150]/[.B119]" office:value-type="float" office:value="0.0140562248995984" calcext:value-type="float">
            <text:p>0,0140562249</text:p>
          </table:table-cell>
        </table:table-row>
        <table:table-row table:style-name="ro2">
          <table:table-cell office:value-type="date" office:date-value="2020-08-01" calcext:value-type="date">
            <text:p>2020-08-01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[.C151]/[.B120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2" calcext:value-type="date">
            <text:p>2020-08-0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152]/[.B121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3" calcext:value-type="date">
            <text:p>2020-08-03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[.C153]/[.B122]" office:value-type="float" office:value="0.015695067264574" calcext:value-type="float">
            <text:p>0,0156950673</text:p>
          </table:table-cell>
        </table:table-row>
        <table:table-row table:style-name="ro2">
          <table:table-cell office:value-type="date" office:date-value="2020-08-04" calcext:value-type="date">
            <text:p>2020-08-04</text:p>
          </table:table-cell>
          <table:table-cell office:value-type="float" office:value="879" calcext:value-type="float">
            <text:p>879</text:p>
          </table:table-cell>
          <table:table-cell office:value-type="float" office:value="8" calcext:value-type="float">
            <text:p>8</text:p>
          </table:table-cell>
          <table:table-cell table:formula="of:=[.C154]/[.B123]" office:value-type="float" office:value="0.018957345971564" calcext:value-type="float">
            <text:p>0,018957346</text:p>
          </table:table-cell>
        </table:table-row>
        <table:table-row table:style-name="ro2">
          <table:table-cell office:value-type="date" office:date-value="2020-08-05" calcext:value-type="date">
            <text:p>2020-08-05</text:p>
          </table:table-cell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formula="of:=[.C155]/[.B124]" office:value-type="float" office:value="0.0502092050209205" calcext:value-type="float">
            <text:p>0,050209205</text:p>
          </table:table-cell>
        </table:table-row>
        <table:table-row table:style-name="ro2">
          <table:table-cell office:value-type="date" office:date-value="2020-08-06" calcext:value-type="date">
            <text:p>2020-08-06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table:formula="of:=[.C156]/[.B125]" office:value-type="float" office:value="0.0319634703196347" calcext:value-type="float">
            <text:p>0,0319634703</text:p>
          </table:table-cell>
        </table:table-row>
        <table:table-row table:style-name="ro2">
          <table:table-cell office:value-type="date" office:date-value="2020-08-07" calcext:value-type="date">
            <text:p>2020-08-07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formula="of:=[.C157]/[.B126]" office:value-type="float" office:value="0.0205128205128205" calcext:value-type="float">
            <text:p>0,0205128205</text:p>
          </table:table-cell>
        </table:table-row>
        <table:table-row table:style-name="ro2">
          <table:table-cell office:value-type="date" office:date-value="2020-08-08" calcext:value-type="date">
            <text:p>2020-08-0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C158]/[.B127]" office:value-type="float" office:value="0.00503778337531486" calcext:value-type="float">
            <text:p>0,0050377834</text:p>
          </table:table-cell>
        </table:table-row>
      </table:table>
      <table:table table:name="Weekly summarizing" table:style-name="ta1">
        <table:table-column table:style-name="co11" table:default-cell-style-name="ce18"/>
        <table:table-column table:style-name="co13" table:default-cell-style-name="ce18"/>
        <table:table-row table:style-name="ro5">
          <table:table-cell office:value-type="string" calcext:value-type="string">
            <text:p>Week</text:p>
          </table:table-cell>
          <table:table-cell table:style-name="ce19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955+240+509+879+741+1045+1147" office:value-type="float" office:value="5516" calcext:value-type="float">
            <text:p>5516</text:p>
          </table:table-cell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1122+555+436+966+1296+1445" office:value-type="float" office:value="5820" calcext:value-type="float">
            <text:p>5820</text:p>
          </table:table-cell>
        </table:table-row>
      </table:table>
      <table:table table:name="Rate compare" table:style-name="ta1">
        <table:shapes>
          <draw:frame draw:z-index="0" draw:style-name="gr1" draw:text-style-name="P1" svg:width="185mm" svg:height="160.85mm" svg:x="176.93mm" svg:y="123.52mm">
            <loext:p draw:notify-on-update-of-ranges="'Rate compare'.F2:'Rate compare'.F22 'Rate compare'.I1:'Rate compare'.I1 'Rate compare'.I2:'Rate compare'.I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70.08mm" svg:height="156.98mm" svg:x="16.76mm" svg:y="127.76mm">
            <loext:p draw:notify-on-update-of-ranges="'Rate compare'.B2:'Rate compare'.B20 'Rate compare'.E1:'Rate compare'.E1 'Rate compare'.E2:'Rate compare'.E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row table:style-name="ro2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 (delayed 3 weeks)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IFR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7408" calcext:value-type="float">
            <text:p>37408</text:p>
          </table:table-cell>
          <table:table-cell office:value-type="float" office:value="3" calcext:value-type="float">
            <text:p>3</text:p>
          </table:table-cell>
          <table:table-cell table:formula="of:=[.D2]/[.C2]" office:value-type="float" office:value="0.000080196749358426" calcext:value-type="float">
            <text:p>8,0196749358426E-05</text:p>
          </table:table-cell>
          <table:table-cell office:value-type="float" office:value="11" calcext:value-type="float">
            <text:p>11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table:formula="of:=[.H2]/[.G2]" office:value-type="float" office:value="0.00229885057471264" calcext:value-type="float">
            <text:p>0,0022988506</text:p>
          </table:table-cell>
        </table:table-row>
        <table:table-row table:style-name="ro2">
          <table:table-cell/>
          <table:table-cell table:formula="of:=[.B2]+1" office:value-type="float" office:value="14" calcext:value-type="float">
            <text:p>14</text:p>
          </table:table-cell>
          <table:table-cell office:value-type="float" office:value="31880" calcext:value-type="float">
            <text:p>31880</text:p>
          </table:table-cell>
          <table:table-cell office:value-type="float" office:value="14" calcext:value-type="float">
            <text:p>14</text:p>
          </table:table-cell>
          <table:table-cell table:formula="of:=[.D3]/[.C3]" office:value-type="float" office:value="0.000439146800501882" calcext:value-type="float">
            <text:p>0,0004391468</text:p>
          </table:table-cell>
          <table:table-cell office:value-type="float" office:value="12" calcext:value-type="float">
            <text:p>12</text:p>
          </table:table-cell>
          <table:table-cell office:value-type="float" office:value="8630" calcext:value-type="float">
            <text:p>8630</text:p>
          </table:table-cell>
          <table:table-cell office:value-type="float" office:value="14" calcext:value-type="float">
            <text:p>14</text:p>
          </table:table-cell>
          <table:table-cell table:formula="of:=[.H3]/[.G3]" office:value-type="float" office:value="0.00162224797219003" calcext:value-type="float">
            <text:p>0,001622248</text:p>
          </table:table-cell>
        </table:table-row>
        <table:table-row table:style-name="ro2">
          <table:table-cell/>
          <table:table-cell table:formula="of:=[.B3]+1" office:value-type="float" office:value="15" calcext:value-type="float">
            <text:p>15</text:p>
          </table:table-cell>
          <table:table-cell office:value-type="float" office:value="19418" calcext:value-type="float">
            <text:p>19418</text:p>
          </table:table-cell>
          <table:table-cell office:value-type="float" office:value="280" calcext:value-type="float">
            <text:p>280</text:p>
          </table:table-cell>
          <table:table-cell table:formula="of:=[.D4]/[.C4]" office:value-type="float" office:value="0.0144196106705119" calcext:value-type="float">
            <text:p>0,0144196107</text:p>
          </table:table-cell>
          <table:table-cell office:value-type="float" office:value="13" calcext:value-type="float">
            <text:p>13</text:p>
          </table:table-cell>
          <table:table-cell office:value-type="float" office:value="30259" calcext:value-type="float">
            <text:p>30259</text:p>
          </table:table-cell>
          <table:table-cell office:value-type="float" office:value="280" calcext:value-type="float">
            <text:p>280</text:p>
          </table:table-cell>
          <table:table-cell table:formula="of:=[.H4]/[.G4]" office:value-type="float" office:value="0.00925344525595691" calcext:value-type="float">
            <text:p>0,0092534453</text:p>
          </table:table-cell>
        </table:table-row>
        <table:table-row table:style-name="ro2">
          <table:table-cell/>
          <table:table-cell table:formula="of:=[.B4]+1" office:value-type="float" office:value="16" calcext:value-type="float">
            <text:p>16</text:p>
          </table:table-cell>
          <table:table-cell office:value-type="float" office:value="13521" calcext:value-type="float">
            <text:p>13521</text:p>
          </table:table-cell>
          <table:table-cell office:value-type="float" office:value="953" calcext:value-type="float">
            <text:p>953</text:p>
          </table:table-cell>
          <table:table-cell table:formula="of:=[.D5]/[.C5]" office:value-type="float" office:value="0.0704829524443458" calcext:value-type="float">
            <text:p>0,0704829524</text:p>
          </table:table-cell>
          <table:table-cell office:value-type="float" office:value="14" calcext:value-type="float">
            <text:p>14</text:p>
          </table:table-cell>
          <table:table-cell office:value-type="float" office:value="39167" calcext:value-type="float">
            <text:p>39167</text:p>
          </table:table-cell>
          <table:table-cell office:value-type="float" office:value="953" calcext:value-type="float">
            <text:p>953</text:p>
          </table:table-cell>
          <table:table-cell table:formula="of:=[.H5]/[.G5]" office:value-type="float" office:value="0.0243317078152526" calcext:value-type="float">
            <text:p>0,0243317078</text:p>
          </table:table-cell>
        </table:table-row>
        <table:table-row table:style-name="ro2">
          <table:table-cell/>
          <table:table-cell table:formula="of:=[.B5]+1" office:value-type="float" office:value="17" calcext:value-type="float">
            <text:p>17</text:p>
          </table:table-cell>
          <table:table-cell office:value-type="float" office:value="7523" calcext:value-type="float">
            <text:p>7523</text:p>
          </table:table-cell>
          <table:table-cell office:value-type="float" office:value="1365" calcext:value-type="float">
            <text:p>1365</text:p>
          </table:table-cell>
          <table:table-cell table:formula="of:=[.D6]/[.C6]" office:value-type="float" office:value="0.181443573042669" calcext:value-type="float">
            <text:p>0,181443573</text:p>
          </table:table-cell>
          <table:table-cell office:value-type="float" office:value="15" calcext:value-type="float">
            <text:p>15</text:p>
          </table:table-cell>
          <table:table-cell office:value-type="float" office:value="27625" calcext:value-type="float">
            <text:p>27625</text:p>
          </table:table-cell>
          <table:table-cell office:value-type="float" office:value="1365" calcext:value-type="float">
            <text:p>1365</text:p>
          </table:table-cell>
          <table:table-cell table:formula="of:=[.H6]/[.G6]" office:value-type="float" office:value="0.0494117647058823" calcext:value-type="float">
            <text:p>0,0494117647</text:p>
          </table:table-cell>
        </table:table-row>
        <table:table-row table:style-name="ro2">
          <table:table-cell/>
          <table:table-cell table:formula="of:=[.B6]+1" office:value-type="float" office:value="18" calcext:value-type="float">
            <text:p>18</text:p>
          </table:table-cell>
          <table:table-cell office:value-type="float" office:value="6409" calcext:value-type="float">
            <text:p>6409</text:p>
          </table:table-cell>
          <table:table-cell office:value-type="float" office:value="1629" calcext:value-type="float">
            <text:p>1629</text:p>
          </table:table-cell>
          <table:table-cell table:formula="of:=[.D7]/[.C7]" office:value-type="float" office:value="0.254173818068341" calcext:value-type="float">
            <text:p>0,2541738181</text:p>
          </table:table-cell>
          <table:table-cell office:value-type="float" office:value="16" calcext:value-type="float">
            <text:p>16</text:p>
          </table:table-cell>
          <table:table-cell office:value-type="float" office:value="18359" calcext:value-type="float">
            <text:p>18359</text:p>
          </table:table-cell>
          <table:table-cell office:value-type="float" office:value="1629" calcext:value-type="float">
            <text:p>1629</text:p>
          </table:table-cell>
          <table:table-cell table:formula="of:=[.H7]/[.G7]" office:value-type="float" office:value="0.0887303230023422" calcext:value-type="float">
            <text:p>0,088730323</text:p>
          </table:table-cell>
        </table:table-row>
        <table:table-row table:style-name="ro2">
          <table:table-cell/>
          <table:table-cell table:formula="of:=[.B7]+1" office:value-type="float" office:value="19" calcext:value-type="float">
            <text:p>19</text:p>
          </table:table-cell>
          <table:table-cell office:value-type="float" office:value="4513" calcext:value-type="float">
            <text:p>4513</text:p>
          </table:table-cell>
          <table:table-cell office:value-type="float" office:value="1236" calcext:value-type="float">
            <text:p>1236</text:p>
          </table:table-cell>
          <table:table-cell table:formula="of:=[.D8]/[.C8]" office:value-type="float" office:value="0.273875470861954" calcext:value-type="float">
            <text:p>0,2738754709</text:p>
          </table:table-cell>
          <table:table-cell office:value-type="float" office:value="17" calcext:value-type="float">
            <text:p>17</text:p>
          </table:table-cell>
          <table:table-cell office:value-type="float" office:value="11947" calcext:value-type="float">
            <text:p>11947</text:p>
          </table:table-cell>
          <table:table-cell office:value-type="float" office:value="1236" calcext:value-type="float">
            <text:p>1236</text:p>
          </table:table-cell>
          <table:table-cell table:formula="of:=[.H8]/[.G8]" office:value-type="float" office:value="0.103456934795346" calcext:value-type="float">
            <text:p>0,1034569348</text:p>
          </table:table-cell>
        </table:table-row>
        <table:table-row table:style-name="ro2">
          <table:table-cell/>
          <table:table-cell table:formula="of:=[.B8]+1" office:value-type="float" office:value="20" calcext:value-type="float">
            <text:p>20</text:p>
          </table:table-cell>
          <table:table-cell office:value-type="float" office:value="3246" calcext:value-type="float">
            <text:p>3246</text:p>
          </table:table-cell>
          <table:table-cell office:value-type="float" office:value="831" calcext:value-type="float">
            <text:p>831</text:p>
          </table:table-cell>
          <table:table-cell table:formula="of:=[.D9]/[.C9]" office:value-type="float" office:value="0.256007393715342" calcext:value-type="float">
            <text:p>0,2560073937</text:p>
          </table:table-cell>
          <table:table-cell office:value-type="float" office:value="18" calcext:value-type="float">
            <text:p>18</text:p>
          </table:table-cell>
          <table:table-cell office:value-type="float" office:value="6972" calcext:value-type="float">
            <text:p>6972</text:p>
          </table:table-cell>
          <table:table-cell office:value-type="float" office:value="552" calcext:value-type="float">
            <text:p>552</text:p>
          </table:table-cell>
          <table:table-cell table:formula="of:=[.H9]/[.G9]" office:value-type="float" office:value="0.0791738382099828" calcext:value-type="float">
            <text:p>0,0791738382</text:p>
          </table:table-cell>
        </table:table-row>
        <table:table-row table:style-name="ro2">
          <table:table-cell/>
          <table:table-cell table:formula="of:=[.B9]+1" office:value-type="float" office:value="21" calcext:value-type="float">
            <text:p>21</text:p>
          </table:table-cell>
          <table:table-cell office:value-type="float" office:value="2482" calcext:value-type="float">
            <text:p>2482</text:p>
          </table:table-cell>
          <table:table-cell office:value-type="float" office:value="558" calcext:value-type="float">
            <text:p>558</text:p>
          </table:table-cell>
          <table:table-cell table:formula="of:=[.D10]/[.C10]" office:value-type="float" office:value="0.224818694601128" calcext:value-type="float">
            <text:p>0,2248186946</text:p>
          </table:table-cell>
          <table:table-cell office:value-type="float" office:value="19" calcext:value-type="float">
            <text:p>19</text:p>
          </table:table-cell>
          <table:table-cell office:value-type="float" office:value="5852" calcext:value-type="float">
            <text:p>5852</text:p>
          </table:table-cell>
          <table:table-cell office:value-type="float" office:value="638" calcext:value-type="float">
            <text:p>638</text:p>
          </table:table-cell>
          <table:table-cell table:formula="of:=[.H10]/[.G10]" office:value-type="float" office:value="0.109022556390977" calcext:value-type="float">
            <text:p>0,1090225564</text:p>
          </table:table-cell>
        </table:table-row>
        <table:table-row table:style-name="ro2">
          <table:table-cell/>
          <table:table-cell table:formula="of:=[.B10]+1" office:value-type="float" office:value="22" calcext:value-type="float">
            <text:p>22</text:p>
          </table:table-cell>
          <table:table-cell office:value-type="float" office:value="2290" calcext:value-type="float">
            <text:p>2290</text:p>
          </table:table-cell>
          <table:table-cell office:value-type="float" office:value="335" calcext:value-type="float">
            <text:p>335</text:p>
          </table:table-cell>
          <table:table-cell table:formula="of:=[.D11]/[.C11]" office:value-type="float" office:value="0.146288209606987" calcext:value-type="float">
            <text:p>0,1462882096</text:p>
          </table:table-cell>
          <table:table-cell office:value-type="float" office:value="20" calcext:value-type="float">
            <text:p>20</text:p>
          </table:table-cell>
          <table:table-cell office:value-type="float" office:value="4078" calcext:value-type="float">
            <text:p>4078</text:p>
          </table:table-cell>
          <table:table-cell office:value-type="float" office:value="424" calcext:value-type="float">
            <text:p>424</text:p>
          </table:table-cell>
          <table:table-cell table:formula="of:=[.H11]/[.G11]" office:value-type="float" office:value="0.103972535556645" calcext:value-type="float">
            <text:p>0,1039725356</text:p>
          </table:table-cell>
        </table:table-row>
        <table:table-row table:style-name="ro2">
          <table:table-cell/>
          <table:table-cell table:formula="of:=[.B11]+1" office:value-type="float" office:value="23" calcext:value-type="float">
            <text:p>23</text:p>
          </table:table-cell>
          <table:table-cell office:value-type="float" office:value="3897" calcext:value-type="float">
            <text:p>3897</text:p>
          </table:table-cell>
          <table:table-cell office:value-type="float" office:value="253" calcext:value-type="float">
            <text:p>253</text:p>
          </table:table-cell>
          <table:table-cell table:formula="of:=[.D12]/[.C12]" office:value-type="float" office:value="0.0649217346676931" calcext:value-type="float">
            <text:p>0,0649217347</text:p>
          </table:table-cell>
          <table:table-cell office:value-type="float" office:value="21" calcext:value-type="float">
            <text:p>21</text:p>
          </table:table-cell>
          <table:table-cell office:value-type="float" office:value="3201" calcext:value-type="float">
            <text:p>3201</text:p>
          </table:table-cell>
          <table:table-cell office:value-type="float" office:value="276" calcext:value-type="float">
            <text:p>276</text:p>
          </table:table-cell>
          <table:table-cell table:formula="of:=[.H12]/[.G12]" office:value-type="float" office:value="0.0862230552952202" calcext:value-type="float">
            <text:p>0,0862230553</text:p>
          </table:table-cell>
        </table:table-row>
        <table:table-row table:style-name="ro2">
          <table:table-cell/>
          <table:table-cell table:formula="of:=[.B12]+1" office:value-type="float" office:value="24" calcext:value-type="float">
            <text:p>24</text:p>
          </table:table-cell>
          <table:table-cell office:value-type="float" office:value="3397" calcext:value-type="float">
            <text:p>3397</text:p>
          </table:table-cell>
          <table:table-cell office:value-type="float" office:value="163" calcext:value-type="float">
            <text:p>163</text:p>
          </table:table-cell>
          <table:table-cell table:formula="of:=[.D13]/[.C13]" office:value-type="float" office:value="0.0479835148660583" calcext:value-type="float">
            <text:p>0,0479835149</text:p>
          </table:table-cell>
          <table:table-cell office:value-type="float" office:value="22" calcext:value-type="float">
            <text:p>22</text:p>
          </table:table-cell>
          <table:table-cell office:value-type="float" office:value="2378" calcext:value-type="float">
            <text:p>2378</text:p>
          </table:table-cell>
          <table:table-cell office:value-type="float" office:value="157" calcext:value-type="float">
            <text:p>157</text:p>
          </table:table-cell>
          <table:table-cell table:formula="of:=[.H13]/[.G13]" office:value-type="float" office:value="0.0660218671152229" calcext:value-type="float">
            <text:p>0,0660218671</text:p>
          </table:table-cell>
        </table:table-row>
        <table:table-row table:style-name="ro2">
          <table:table-cell/>
          <table:table-cell table:formula="of:=[.B13]+1" office:value-type="float" office:value="25" calcext:value-type="float">
            <text:p>25</text:p>
          </table:table-cell>
          <table:table-cell office:value-type="float" office:value="2616" calcext:value-type="float">
            <text:p>2616</text:p>
          </table:table-cell>
          <table:table-cell office:value-type="float" office:value="89" calcext:value-type="float">
            <text:p>89</text:p>
          </table:table-cell>
          <table:table-cell table:formula="of:=[.D14]/[.C14]" office:value-type="float" office:value="0.0340214067278287" calcext:value-type="float">
            <text:p>0,0340214067</text:p>
          </table:table-cell>
          <table:table-cell office:value-type="float" office:value="23" calcext:value-type="float">
            <text:p>23</text:p>
          </table:table-cell>
          <table:table-cell office:value-type="float" office:value="2296" calcext:value-type="float">
            <text:p>2296</text:p>
          </table:table-cell>
          <table:table-cell office:value-type="float" office:value="119" calcext:value-type="float">
            <text:p>119</text:p>
          </table:table-cell>
          <table:table-cell table:formula="of:=[.H14]/[.G14]" office:value-type="float" office:value="0.0518292682926829" calcext:value-type="float">
            <text:p>0,0518292683</text:p>
          </table:table-cell>
        </table:table-row>
        <table:table-row table:style-name="ro2">
          <table:table-cell/>
          <table:table-cell table:formula="of:=[.B14]+1" office:value-type="float" office:value="26" calcext:value-type="float">
            <text:p>26</text:p>
          </table:table-cell>
          <table:table-cell office:value-type="float" office:value="2477" calcext:value-type="float">
            <text:p>2477</text:p>
          </table:table-cell>
          <table:table-cell office:value-type="float" office:value="84" calcext:value-type="float">
            <text:p>84</text:p>
          </table:table-cell>
          <table:table-cell table:formula="of:=[.D15]/[.C15]" office:value-type="float" office:value="0.0339119903108599" calcext:value-type="float">
            <text:p>0,0339119903</text:p>
          </table:table-cell>
          <table:table-cell office:value-type="float" office:value="24" calcext:value-type="float">
            <text:p>24</text:p>
          </table:table-cell>
          <table:table-cell office:value-type="float" office:value="4264" calcext:value-type="float">
            <text:p>4264</text:p>
          </table:table-cell>
          <table:table-cell office:value-type="float" office:value="94" calcext:value-type="float">
            <text:p>94</text:p>
          </table:table-cell>
          <table:table-cell table:formula="of:=[.H15]/[.G15]" office:value-type="float" office:value="0.0220450281425891" calcext:value-type="float">
            <text:p>0,0220450281</text:p>
          </table:table-cell>
        </table:table-row>
        <table:table-row table:style-name="ro2">
          <table:table-cell/>
          <table:table-cell table:formula="of:=[.B15]+1" office:value-type="float" office:value="27" calcext:value-type="float">
            <text:p>27</text:p>
          </table:table-cell>
          <table:table-cell office:value-type="float" office:value="3340" calcext:value-type="float">
            <text:p>3340</text:p>
          </table:table-cell>
          <table:table-cell office:value-type="float" office:value="67" calcext:value-type="float">
            <text:p>67</text:p>
          </table:table-cell>
          <table:table-cell table:formula="of:=[.D16]/[.C16]" office:value-type="float" office:value="0.020059880239521" calcext:value-type="float">
            <text:p>0,0200598802</text:p>
          </table:table-cell>
          <table:table-cell office:value-type="float" office:value="25" calcext:value-type="float">
            <text:p>25</text:p>
          </table:table-cell>
          <table:table-cell office:value-type="float" office:value="3149" calcext:value-type="float">
            <text:p>3149</text:p>
          </table:table-cell>
          <table:table-cell office:value-type="float" office:value="78" calcext:value-type="float">
            <text:p>78</text:p>
          </table:table-cell>
          <table:table-cell table:formula="of:=[.H16]/[.G16]" office:value-type="float" office:value="0.0247697681803747" calcext:value-type="float">
            <text:p>0,0247697682</text:p>
          </table:table-cell>
        </table:table-row>
        <table:table-row table:style-name="ro2">
          <table:table-cell/>
          <table:table-cell table:formula="of:=[.B16]+1" office:value-type="float" office:value="28" calcext:value-type="float">
            <text:p>28</text:p>
          </table:table-cell>
          <table:table-cell office:value-type="float" office:value="4689" calcext:value-type="float">
            <text:p>4689</text:p>
          </table:table-cell>
          <table:table-cell office:value-type="float" office:value="51" calcext:value-type="float">
            <text:p>51</text:p>
          </table:table-cell>
          <table:table-cell table:formula="of:=[.D17]/[.C17]" office:value-type="float" office:value="0.0108765195137556" calcext:value-type="float">
            <text:p>0,0108765195</text:p>
          </table:table-cell>
          <table:table-cell office:value-type="float" office:value="26" calcext:value-type="float">
            <text:p>26</text:p>
          </table:table-cell>
          <table:table-cell office:value-type="float" office:value="2504" calcext:value-type="float">
            <text:p>2504</text:p>
          </table:table-cell>
          <table:table-cell office:value-type="float" office:value="41" calcext:value-type="float">
            <text:p>41</text:p>
          </table:table-cell>
          <table:table-cell table:formula="of:=[.H17]/[.G17]" office:value-type="float" office:value="0.0163738019169329" calcext:value-type="float">
            <text:p>0,0163738019</text:p>
          </table:table-cell>
        </table:table-row>
        <table:table-row table:style-name="ro2">
          <table:table-cell/>
          <table:table-cell table:formula="of:=[.B17]+1" office:value-type="float" office:value="29" calcext:value-type="float">
            <text:p>29</text:p>
          </table:table-cell>
          <table:table-cell office:value-type="float" office:value="5998" calcext:value-type="float">
            <text:p>5998</text:p>
          </table:table-cell>
          <table:table-cell office:value-type="float" office:value="23" calcext:value-type="float">
            <text:p>23</text:p>
          </table:table-cell>
          <table:table-cell table:formula="of:=[.D18]/[.C18]" office:value-type="float" office:value="0.00383461153717906" calcext:value-type="float">
            <text:p>0,0038346115</text:p>
          </table:table-cell>
          <table:table-cell office:value-type="float" office:value="27" calcext:value-type="float">
            <text:p>27</text:p>
          </table:table-cell>
          <table:table-cell office:value-type="float" office:value="2816" calcext:value-type="float">
            <text:p>2816</text:p>
          </table:table-cell>
          <table:table-cell office:value-type="float" office:value="30" calcext:value-type="float">
            <text:p>30</text:p>
          </table:table-cell>
          <table:table-cell table:formula="of:=[.H18]/[.G18]" office:value-type="float" office:value="0.0106534090909091" calcext:value-type="float">
            <text:p>0,0106534091</text:p>
          </table:table-cell>
        </table:table-row>
        <table:table-row table:style-name="ro2">
          <table:table-cell/>
          <table:table-cell table:formula="of:=[.B18]+1" office:value-type="float" office:value="30" calcext:value-type="float">
            <text:p>30</text:p>
          </table:table-cell>
          <table:table-cell office:value-type="float" office:value="7687" calcext:value-type="float">
            <text:p>7687</text:p>
          </table:table-cell>
          <table:table-cell office:value-type="float" office:value="34" calcext:value-type="float">
            <text:p>34</text:p>
          </table:table-cell>
          <table:table-cell table:formula="of:=[.D19]/[.C19]" office:value-type="float" office:value="0.00442305190581501" calcext:value-type="float">
            <text:p>0,0044230519</text:p>
          </table:table-cell>
          <table:table-cell office:value-type="float" office:value="28" calcext:value-type="float">
            <text:p>28</text:p>
          </table:table-cell>
          <table:table-cell office:value-type="float" office:value="3695" calcext:value-type="float">
            <text:p>3695</text:p>
          </table:table-cell>
          <table:table-cell office:value-type="float" office:value="29" calcext:value-type="float">
            <text:p>29</text:p>
          </table:table-cell>
          <table:table-cell table:formula="of:=[.H19]/[.G19]" office:value-type="float" office:value="0.00784844384303112" calcext:value-type="float">
            <text:p>0,0078484438</text:p>
          </table:table-cell>
        </table:table-row>
        <table:table-row table:style-name="ro2">
          <table:table-cell/>
          <table:table-cell table:formula="of:=[.B19]+1" office:value-type="float" office:value="31" calcext:value-type="float">
            <text:p>31</text:p>
          </table:table-cell>
          <table:table-cell office:value-type="float" office:value="3217" calcext:value-type="float">
            <text:p>3217</text:p>
          </table:table-cell>
          <table:table-cell office:value-type="float" office:value="10" calcext:value-type="float">
            <text:p>10</text:p>
          </table:table-cell>
          <table:table-cell table:formula="of:=[.D20]/[.C20]" office:value-type="float" office:value="0.00310848616723656" calcext:value-type="float">
            <text:p>0,0031084862</text:p>
          </table:table-cell>
          <table:table-cell office:value-type="float" office:value="29" calcext:value-type="float">
            <text:p>29</text:p>
          </table:table-cell>
          <table:table-cell office:value-type="float" office:value="4793" calcext:value-type="float">
            <text:p>4793</text:p>
          </table:table-cell>
          <table:table-cell office:value-type="float" office:value="23" calcext:value-type="float">
            <text:p>23</text:p>
          </table:table-cell>
          <table:table-cell table:formula="of:=[.H20]/[.G20]" office:value-type="float" office:value="0.00479866471938243" calcext:value-type="float">
            <text:p>0,0047986647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MIN</text:p>
          </table:table-cell>
          <table:table-cell table:style-name="ce20" table:formula="of:=MIN([.E2:.E20])*100" office:value-type="float" office:value="0.0080196749358426" calcext:value-type="float">
            <text:p>0,0080196749</text:p>
          </table:table-cell>
          <table:table-cell office:value-type="float" office:value="30" calcext:value-type="float">
            <text:p>30</text:p>
          </table:table-cell>
          <table:table-cell office:value-type="float" office:value="6012" calcext:value-type="float">
            <text:p>6012</text:p>
          </table:table-cell>
          <table:table-cell office:value-type="float" office:value="45" calcext:value-type="float">
            <text:p>45</text:p>
          </table:table-cell>
          <table:table-cell table:formula="of:=[.H21]/[.G21]" office:value-type="float" office:value="0.00748502994011976" calcext:value-type="float">
            <text:p>0,0074850299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MAX</text:p>
          </table:table-cell>
          <table:table-cell table:style-name="ce20" table:formula="of:=MAX([.E2:.E20])*100" office:value-type="float" office:value="27.3875470861954" calcext:value-type="float">
            <text:p>27,3875470862</text:p>
          </table:table-cell>
          <table:table-cell office:value-type="float" office:value="31" calcext:value-type="float">
            <text:p>31</text:p>
          </table:table-cell>
          <table:table-cell office:value-type="float" office:value="8395" calcext:value-type="float">
            <text:p>8395</text:p>
          </table:table-cell>
          <table:table-cell office:value-type="float" office:value="35" calcext:value-type="float">
            <text:p>35</text:p>
          </table:table-cell>
          <table:table-cell table:formula="of:=[.H22]/[.G22]" office:value-type="float" office:value="0.00416914830256105" calcext:value-type="float">
            <text:p>0,0041691483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AV</text:p>
          </table:table-cell>
          <table:table-cell table:style-name="ce20" table:formula="of:=AVERAGE([.E2:.E20])*100" office:value-type="float" office:value="8.65879085524783" calcext:value-type="float">
            <text:p>8,6587908552</text:p>
          </table:table-cell>
          <table:table-cell table:number-columns-repeated="2"/>
          <table:table-cell table:style-name="ce20" office:value-type="string" calcext:value-type="string">
            <text:p>MIN</text:p>
          </table:table-cell>
          <table:table-cell table:style-name="ce20" table:formula="of:=MIN([.I2:.I22])*100" office:value-type="float" office:value="0.162224797219003" calcext:value-type="float">
            <text:p>0,1622247972</text:p>
          </table:table-cell>
        </table:table-row>
        <table:table-row table:style-name="ro2">
          <table:table-cell table:number-columns-repeated="7"/>
          <table:table-cell table:style-name="ce20" office:value-type="string" calcext:value-type="string">
            <text:p>MAX</text:p>
          </table:table-cell>
          <table:table-cell table:style-name="ce20" table:formula="of:=MAX([.I2:.I22])*100" office:value-type="float" office:value="10.9022556390977" calcext:value-type="float">
            <text:p>10,9022556391</text:p>
          </table:table-cell>
        </table:table-row>
        <table:table-row table:style-name="ro2">
          <table:table-cell table:number-columns-repeated="4"/>
          <table:table-cell table:formula="of:=[.E21]/100" office:value-type="float" office:value="0.000080196749358426" calcext:value-type="float">
            <text:p>8,0196749358426E-05</text:p>
          </table:table-cell>
          <table:table-cell table:number-columns-repeated="2"/>
          <table:table-cell table:style-name="ce20" office:value-type="string" calcext:value-type="string">
            <text:p>AV</text:p>
          </table:table-cell>
          <table:table-cell table:style-name="ce20" table:formula="of:=AVERAGE([.I2:.I22])*100" office:value-type="float" office:value="4.15948423389674" calcext:value-type="float">
            <text:p>4,1594842339</text:p>
          </table:table-cell>
        </table:table-row>
        <table:table-row table:style-name="ro2">
          <table:table-cell table:number-columns-repeated="4"/>
          <table:table-cell table:formula="of:=[.E22]/100" office:value-type="float" office:value="0.273875470861954" calcext:value-type="float">
            <text:p>0,273875470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23]/100" office:value-type="float" office:value="0.0865879085524783" calcext:value-type="float">
            <text:p>0,0865879086</text:p>
          </table:table-cell>
          <table:table-cell table:number-columns-repeated="4"/>
        </table:table-row>
      </table:table>
      <table:table table:name="Intensiv" table:style-name="ta1">
        <office:forms form:automatic-focus="false" form:apply-design-mode="false"/>
        <table:shapes>
          <draw:frame draw:z-index="0" draw:style-name="gr1" draw:text-style-name="P1" svg:width="159.99mm" svg:height="89.99mm" svg:x="1mm" svg:y="10.04mm">
            <loext:p draw:notify-on-update-of-ranges="Intensiv.A1:Intensiv.B1 Intensiv.A2:Intensiv.B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number-columns-repeated="2" table:default-cell-style-name="Default"/>
        <table:table-row table:style-name="ro2">
          <table:table-cell office:value-type="string" calcext:value-type="string">
            <text:p>Betten insgesamt</text:p>
          </table:table-cell>
          <table:table-cell office:value-type="string" calcext:value-type="string">
            <text:p>Covid-19-Fälle</text:p>
          </table:table-cell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470" calcext:value-type="float">
            <text:p>470</text:p>
          </table:table-cell>
        </table:table-row>
      </table:table>
      <table:table table:name="PCR-Test situation" table:style-name="ta1">
        <office:forms form:automatic-focus="false" form:apply-design-mode="false"/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9 'PCR-Test situation'.E1:'PCR-Test situation'.E1 'PCR-Test situation'.E2:'PCR-Test situation'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7.32mm" svg:height="129.69mm" svg:x="9.29mm" svg:y="295.04mm">
            <loext:p draw:notify-on-update-of-ranges="'PCR-Test situation'.A2:'PCR-Test situation'.A23 'PCR-Test situation'.C1:'PCR-Test situation'.C1 'PCR-Test situation'.C2:'PCR-Test situation'.C23 'PCR-Test situation'.D1:'PCR-Test situation'.D1 'PCR-Test situation'.D2:'PCR-Test situation'.D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79.87mm" svg:height="107.54mm" svg:x="25.91mm" svg:y="1mm">
            <loext:p draw:notify-on-update-of-ranges="'PCR-Test situation'.A1:'PCR-Test situation'.A1 'PCR-Test situation'.A2:'PCR-Test situation'.A31 'PCR-Test situation'.B1:'PCR-Test situation'.B1 'PCR-Test situation'.B2:'PCR-Test situation'.B31 'PCR-Test situation'.C1:'PCR-Test situation'.C1 'PCR-Test situation'.C2:'PCR-Test situation'.C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1" table:default-cell-style-name="ce16"/>
        <table:table-column table:style-name="co19" table:default-cell-style-name="Default"/>
        <table:table-column table:style-name="co11" table:default-cell-style-name="Default"/>
        <table:table-column table:style-name="co20" table:default-cell-style-name="ce16"/>
        <table:table-column table:style-name="co11" table:number-columns-repeated="1015" table:default-cell-style-name="Default"/>
        <table:table-row table:style-name="ro2">
          <table:table-cell table:style-name="ce21" office:value-type="string" calcext:value-type="string">
            <text:p>KW</text:p>
          </table:table-cell>
          <table:table-cell table:style-name="ce23" office:value-type="string" calcext:value-type="string">
            <text:p>Tests gesamt</text:p>
          </table:table-cell>
          <table:table-cell table:style-name="ce25" office:value-type="string" calcext:value-type="string">
            <text:p>Positive Tests</text:p>
          </table:table-cell>
          <table:table-cell table:style-name="ce27" office:value-type="string" calcext:value-type="string">
            <text:p>Erwartet falsch-positive Tests bei <text:s/>99% Spezifität</text:p>
          </table:table-cell>
          <table:table-cell table:style-name="ce29" office:value-type="string" calcext:value-type="string">
            <text:p>Positivenrate</text:p>
          </table:table-cell>
          <table:table-cell table:style-name="ce31" office:value-type="string" calcext:value-type="string">
            <text:p>Labore</text:p>
          </table:table-cell>
          <table:table-cell table:style-name="ce20" office:value-type="string" calcext:value-type="string">
            <text:p>Hospitalisiert in %</text:p>
          </table:table-cell>
          <table:table-cell table:style-name="ce20" office:value-type="string" calcext:value-type="string">
            <text:p>Hospitalisiert Anzahl</text:p>
          </table:table-cell>
          <table:table-cell table:style-name="ce34" office:value-type="string" calcext:value-type="string">
            <text:p>Verstorben in %</text:p>
          </table:table-cell>
          <table:table-cell table:style-name="ce20" table:number-columns-repeated="1015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127457" calcext:value-type="float">
            <text:p>127457</text:p>
          </table:table-cell>
          <table:table-cell table:style-name="ce26" office:value-type="float" office:value="7582" calcext:value-type="float">
            <text:p>7582</text:p>
          </table:table-cell>
          <table:table-cell table:style-name="ce28" table:formula="of:=[.B2]/100" office:value-type="float" office:value="1274.57" calcext:value-type="float">
            <text:p>1275</text:p>
          </table:table-cell>
          <table:table-cell table:style-name="ce30" table:formula="of:=[.C2]/[.B2]*100" office:value-type="float" office:value="5.94867288575755" calcext:value-type="float">
            <text:p>5,95</text:p>
          </table:table-cell>
          <table:table-cell table:style-name="ce32"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style-name="ce33" table:formula="of:=[.C2]*([.G2]/100)" office:value-type="float" office:value="682.38" calcext:value-type="float">
            <text:p>682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348619" calcext:value-type="float">
            <text:p>348619</text:p>
          </table:table-cell>
          <table:table-cell table:style-name="ce26" office:value-type="float" office:value="23820" calcext:value-type="float">
            <text:p>23820</text:p>
          </table:table-cell>
          <table:table-cell table:style-name="ce28" table:formula="of:=[.B3]/100" office:value-type="float" office:value="3486.19" calcext:value-type="float">
            <text:p>3486</text:p>
          </table:table-cell>
          <table:table-cell table:style-name="ce30" table:formula="of:=[.C3]/[.B3]*100" office:value-type="float" office:value="6.8326740653837" calcext:value-type="float">
            <text:p>6,83</text:p>
          </table:table-cell>
          <table:table-cell table:style-name="ce32"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style-name="ce33" table:formula="of:=[.C3]*([.G3]/100)" office:value-type="float" office:value="2620.2" calcext:value-type="float">
            <text:p>2620</text:p>
          </table:table-cell>
          <table:table-cell office:value-type="float" office:value="2.1" calcext:value-type="float">
            <text:p>2,1</text:p>
          </table:table-cell>
          <table:table-cell table:number-columns-repeated="1015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4" office:value-type="float" office:value="361515" calcext:value-type="float">
            <text:p>361515</text:p>
          </table:table-cell>
          <table:table-cell table:style-name="ce26" office:value-type="float" office:value="31414" calcext:value-type="float">
            <text:p>31414</text:p>
          </table:table-cell>
          <table:table-cell table:style-name="ce28" table:formula="of:=[.B4]/100" office:value-type="float" office:value="3615.15" calcext:value-type="float">
            <text:p>3615</text:p>
          </table:table-cell>
          <table:table-cell table:style-name="ce30" table:formula="of:=[.C4]/[.B4]*100" office:value-type="float" office:value="8.68954261925508" calcext:value-type="float">
            <text:p>8,69</text:p>
          </table:table-cell>
          <table:table-cell table:style-name="ce32"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style-name="ce33" table:formula="of:=[.C4]*([.G4]/100)" office:value-type="float" office:value="5340.38" calcext:value-type="float">
            <text:p>5340</text:p>
          </table:table-cell>
          <table:table-cell office:value-type="float" office:value="4.2" calcext:value-type="float">
            <text:p>4,2</text:p>
          </table:table-cell>
          <table:table-cell table:number-columns-repeated="1015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style-name="ce24" office:value-type="float" office:value="408348" calcext:value-type="float">
            <text:p>408348</text:p>
          </table:table-cell>
          <table:table-cell table:style-name="ce26" office:value-type="float" office:value="36885" calcext:value-type="float">
            <text:p>36885</text:p>
          </table:table-cell>
          <table:table-cell table:style-name="ce28" table:formula="of:=[.B5]/100" office:value-type="float" office:value="4083.48" calcext:value-type="float">
            <text:p>4083</text:p>
          </table:table-cell>
          <table:table-cell table:style-name="ce30" table:formula="of:=[.C5]/[.B5]*100" office:value-type="float" office:value="9.03273678333187" calcext:value-type="float">
            <text:p>9,03</text:p>
          </table:table-cell>
          <table:table-cell table:style-name="ce32"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style-name="ce33" table:formula="of:=[.C5]*([.G5]/100)" office:value-type="float" office:value="7008.15" calcext:value-type="float">
            <text:p>7008</text:p>
          </table:table-cell>
          <table:table-cell office:value-type="float" office:value="6.2" calcext:value-type="float">
            <text:p>6,2</text:p>
          </table:table-cell>
          <table:table-cell table:number-columns-repeated="1015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80197" calcext:value-type="float">
            <text:p>380197</text:p>
          </table:table-cell>
          <table:table-cell table:style-name="ce26" office:value-type="float" office:value="30791" calcext:value-type="float">
            <text:p>30791</text:p>
          </table:table-cell>
          <table:table-cell table:style-name="ce28" table:formula="of:=[.B6]/100" office:value-type="float" office:value="3801.97" calcext:value-type="float">
            <text:p>3802</text:p>
          </table:table-cell>
          <table:table-cell table:style-name="ce30" table:formula="of:=[.C6]/[.B6]*100" office:value-type="float" office:value="8.098696202232" calcext:value-type="float">
            <text:p>8,10</text:p>
          </table:table-cell>
          <table:table-cell table:style-name="ce32"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style-name="ce33" table:formula="of:=[.C6]*([.G6]/100)" office:value-type="float" office:value="5850.29" calcext:value-type="float">
            <text:p>5850</text:p>
          </table:table-cell>
          <table:table-cell office:value-type="float" office:value="6.8" calcext:value-type="float">
            <text:p>6,8</text:p>
          </table:table-cell>
          <table:table-cell table:number-columns-repeated="1015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style-name="ce24" office:value-type="float" office:value="331902" calcext:value-type="float">
            <text:p>331902</text:p>
          </table:table-cell>
          <table:table-cell table:style-name="ce26" office:value-type="float" office:value="22082" calcext:value-type="float">
            <text:p>22082</text:p>
          </table:table-cell>
          <table:table-cell table:style-name="ce28" table:formula="of:=[.B7]/100" office:value-type="float" office:value="3319.02" calcext:value-type="float">
            <text:p>3319</text:p>
          </table:table-cell>
          <table:table-cell table:style-name="ce30" table:formula="of:=[.C7]/[.B7]*100" office:value-type="float" office:value="6.65316870642539" calcext:value-type="float">
            <text:p>6,65</text:p>
          </table:table-cell>
          <table:table-cell table:style-name="ce32"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style-name="ce33" table:formula="of:=[.C7]*([.G7]/100)" office:value-type="float" office:value="4858.04" calcext:value-type="float">
            <text:p>4858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style-name="ce24" office:value-type="float" office:value="363890" calcext:value-type="float">
            <text:p>363890</text:p>
          </table:table-cell>
          <table:table-cell table:style-name="ce26" office:value-type="float" office:value="18083" calcext:value-type="float">
            <text:p>18083</text:p>
          </table:table-cell>
          <table:table-cell table:style-name="ce28" table:formula="of:=[.B8]/100" office:value-type="float" office:value="3638.9" calcext:value-type="float">
            <text:p>3639</text:p>
          </table:table-cell>
          <table:table-cell table:style-name="ce30" table:formula="of:=[.C8]/[.B8]*100" office:value-type="float" office:value="4.96935887218665" calcext:value-type="float">
            <text:p>4,97</text:p>
          </table:table-cell>
          <table:table-cell table:style-name="ce32"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style-name="ce33" table:formula="of:=[.C8]*([.G8]/100)" office:value-type="float" office:value="3616.6" calcext:value-type="float">
            <text:p>3617</text:p>
          </table:table-cell>
          <table:table-cell office:value-type="float" office:value="5.8" calcext:value-type="float">
            <text:p>5,8</text:p>
          </table:table-cell>
          <table:table-cell table:number-columns-repeated="1015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style-name="ce24" office:value-type="float" office:value="326788" calcext:value-type="float">
            <text:p>326788</text:p>
          </table:table-cell>
          <table:table-cell table:style-name="ce26" office:value-type="float" office:value="12608" calcext:value-type="float">
            <text:p>12608</text:p>
          </table:table-cell>
          <table:table-cell table:style-name="ce28" table:formula="of:=[.B9]/100" office:value-type="float" office:value="3267.88" calcext:value-type="float">
            <text:p>3268</text:p>
          </table:table-cell>
          <table:table-cell table:style-name="ce30" table:formula="of:=[.C9]/[.B9]*100" office:value-type="float" office:value="3.85815880632092" calcext:value-type="float">
            <text:p>3,86</text:p>
          </table:table-cell>
          <table:table-cell table:style-name="ce32"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style-name="ce33" table:formula="of:=[.C9]*([.G9]/100)" office:value-type="float" office:value="2521.6" calcext:value-type="float">
            <text:p>252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24" office:value-type="float" office:value="403875" calcext:value-type="float">
            <text:p>403875</text:p>
          </table:table-cell>
          <table:table-cell table:style-name="ce26" office:value-type="float" office:value="10755" calcext:value-type="float">
            <text:p>10755</text:p>
          </table:table-cell>
          <table:table-cell table:style-name="ce28" table:formula="of:=[.B10]/100" office:value-type="float" office:value="4038.75" calcext:value-type="float">
            <text:p>4039</text:p>
          </table:table-cell>
          <table:table-cell table:style-name="ce30" table:formula="of:=[.C10]/[.B10]*100" office:value-type="float" office:value="2.66295264623955" calcext:value-type="float">
            <text:p>2,66</text:p>
          </table:table-cell>
          <table:table-cell table:style-name="ce32"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style-name="ce33" table:formula="of:=[.C10]*([.G10]/100)" office:value-type="float" office:value="2043.45" calcext:value-type="float">
            <text:p>204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style-name="ce24" office:value-type="float" office:value="432666" calcext:value-type="float">
            <text:p>432666</text:p>
          </table:table-cell>
          <table:table-cell table:style-name="ce26" office:value-type="float" office:value="7233" calcext:value-type="float">
            <text:p>7233</text:p>
          </table:table-cell>
          <table:table-cell table:style-name="ce28" table:formula="of:=[.B11]/100" office:value-type="float" office:value="4326.66" calcext:value-type="float">
            <text:p>4327</text:p>
          </table:table-cell>
          <table:table-cell table:style-name="ce30" table:formula="of:=[.C11]/[.B11]*100" office:value-type="float" office:value="1.67172830774778" calcext:value-type="float">
            <text:p>1,67</text:p>
          </table:table-cell>
          <table:table-cell table:style-name="ce32"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style-name="ce33" table:formula="of:=[.C11]*([.G11]/100)" office:value-type="float" office:value="1229.61" calcext:value-type="float">
            <text:p>1230</text:p>
          </table:table-cell>
          <table:table-cell office:value-type="float" office:value="3.3" calcext:value-type="float">
            <text:p>3,3</text:p>
          </table:table-cell>
          <table:table-cell table:number-columns-repeated="1015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style-name="ce24" office:value-type="float" office:value="353467" calcext:value-type="float">
            <text:p>353467</text:p>
          </table:table-cell>
          <table:table-cell table:style-name="ce26" office:value-type="float" office:value="5218" calcext:value-type="float">
            <text:p>5218</text:p>
          </table:table-cell>
          <table:table-cell table:style-name="ce28" table:formula="of:=[.B12]/100" office:value-type="float" office:value="3534.67" calcext:value-type="float">
            <text:p>3535</text:p>
          </table:table-cell>
          <table:table-cell table:style-name="ce30" table:formula="of:=[.C12]/[.B12]*100" office:value-type="float" office:value="1.47623399072615" calcext:value-type="float">
            <text:p>1,48</text:p>
          </table:table-cell>
          <table:table-cell table:style-name="ce32"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table:style-name="ce33" table:formula="of:=[.C12]*([.G12]/100)" office:value-type="float" office:value="834.88" calcext:value-type="float">
            <text:p>835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4" office:value-type="float" office:value="405269" calcext:value-type="float">
            <text:p>405269</text:p>
          </table:table-cell>
          <table:table-cell table:style-name="ce26" office:value-type="float" office:value="4310" calcext:value-type="float">
            <text:p>4310</text:p>
          </table:table-cell>
          <table:table-cell table:style-name="ce28" table:formula="of:=[.B13]/100" office:value-type="float" office:value="4052.69" calcext:value-type="float">
            <text:p>4053</text:p>
          </table:table-cell>
          <table:table-cell table:style-name="ce30" table:formula="of:=[.C13]/[.B13]*100" office:value-type="float" office:value="1.06349116265986" calcext:value-type="float">
            <text:p>1,06</text:p>
          </table:table-cell>
          <table:table-cell table:style-name="ce32"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style-name="ce33" table:formula="of:=[.C13]*([.G13]/100)" office:value-type="float" office:value="646.5" calcext:value-type="float">
            <text:p>647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4" office:value-type="float" office:value="340986" calcext:value-type="float">
            <text:p>340986</text:p>
          </table:table-cell>
          <table:table-cell table:style-name="ce26" office:value-type="float" office:value="3208" calcext:value-type="float">
            <text:p>3208</text:p>
          </table:table-cell>
          <table:table-cell table:style-name="ce28" table:formula="of:=[.B14]/100" office:value-type="float" office:value="3409.86" calcext:value-type="float">
            <text:p>3410</text:p>
          </table:table-cell>
          <table:table-cell table:style-name="ce30" table:formula="of:=[.C14]/[.B14]*100" office:value-type="float" office:value="0.940801088607743" calcext:value-type="float">
            <text:p>0,94</text:p>
          </table:table-cell>
          <table:table-cell table:style-name="ce32"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style-name="ce33" table:formula="of:=[.C14]*([.G14]/100)" office:value-type="float" office:value="481.2" calcext:value-type="float">
            <text:p>481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4" office:value-type="float" office:value="325430" calcext:value-type="float">
            <text:p>325430</text:p>
          </table:table-cell>
          <table:table-cell table:style-name="ce26" office:value-type="float" office:value="2713" calcext:value-type="float">
            <text:p>2713</text:p>
          </table:table-cell>
          <table:table-cell table:style-name="ce28" table:formula="of:=[.B15]/100" office:value-type="float" office:value="3254.3" calcext:value-type="float">
            <text:p>3254</text:p>
          </table:table-cell>
          <table:table-cell table:style-name="ce30" table:formula="of:=[.C15]/[.B15]*100" office:value-type="float" office:value="0.833666226223765" calcext:value-type="float">
            <text:p>0,83</text:p>
          </table:table-cell>
          <table:table-cell table:style-name="ce32"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style-name="ce33" table:formula="of:=[.C15]*([.G15]/100)" office:value-type="float" office:value="379.82" calcext:value-type="float">
            <text:p>380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4" office:value-type="float" office:value="384142" calcext:value-type="float">
            <text:p>384142</text:p>
          </table:table-cell>
          <table:table-cell table:style-name="ce26" office:value-type="float" office:value="5135" calcext:value-type="float">
            <text:p>5135</text:p>
          </table:table-cell>
          <table:table-cell table:style-name="ce28" table:formula="of:=[.B16]/100" office:value-type="float" office:value="3841.42" calcext:value-type="float">
            <text:p>3841</text:p>
          </table:table-cell>
          <table:table-cell table:style-name="ce30" table:formula="of:=[.C16]/[.B16]*100" office:value-type="float" office:value="1.33674526607348" calcext:value-type="float">
            <text:p>1,34</text:p>
          </table:table-cell>
          <table:table-cell table:style-name="ce32"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style-name="ce33" table:formula="of:=[.C16]*([.G16]/100)" office:value-type="float" office:value="410.8" calcext:value-type="float">
            <text:p>411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4" office:value-type="float" office:value="462641" calcext:value-type="float">
            <text:p>462641</text:p>
          </table:table-cell>
          <table:table-cell table:style-name="ce26" office:value-type="float" office:value="3601" calcext:value-type="float">
            <text:p>3601</text:p>
          </table:table-cell>
          <table:table-cell table:style-name="ce28" table:formula="of:=[.B17]/100" office:value-type="float" office:value="4626.41" calcext:value-type="float">
            <text:p>4626</text:p>
          </table:table-cell>
          <table:table-cell table:style-name="ce30" table:formula="of:=[.C17]/[.B17]*100" office:value-type="float" office:value="0.778357300801269" calcext:value-type="float">
            <text:p>0,78</text:p>
          </table:table-cell>
          <table:table-cell table:style-name="ce32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style-name="ce33" table:formula="of:=[.C17]*([.G17]/100)" office:value-type="float" office:value="360.1" calcext:value-type="float">
            <text:p>360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4" office:value-type="float" office:value="499486" calcext:value-type="float">
            <text:p>499486</text:p>
          </table:table-cell>
          <table:table-cell table:style-name="ce26" office:value-type="float" office:value="3011" calcext:value-type="float">
            <text:p>3011</text:p>
          </table:table-cell>
          <table:table-cell table:style-name="ce28" table:formula="of:=[.B18]/100" office:value-type="float" office:value="4994.86" calcext:value-type="float">
            <text:p>4995</text:p>
          </table:table-cell>
          <table:table-cell table:style-name="ce30" table:formula="of:=[.C18]/[.B18]*100" office:value-type="float" office:value="0.602819698650212" calcext:value-type="float">
            <text:p>0,60</text:p>
          </table:table-cell>
          <table:table-cell table:style-name="ce32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style-name="ce33" table:formula="of:=[.C18]*([.G18]/100)" office:value-type="float" office:value="301.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4" office:value-type="float" office:value="503220" calcext:value-type="float">
            <text:p>503220</text:p>
          </table:table-cell>
          <table:table-cell table:style-name="ce26" office:value-type="float" office:value="2933" calcext:value-type="float">
            <text:p>2933</text:p>
          </table:table-cell>
          <table:table-cell table:style-name="ce28" table:formula="of:=[.B19]/100" office:value-type="float" office:value="5032.2" calcext:value-type="float">
            <text:p>5032</text:p>
          </table:table-cell>
          <table:table-cell table:style-name="ce30" table:formula="of:=[.C19]/[.B19]*100" office:value-type="float" office:value="0.582846468741306" calcext:value-type="float">
            <text:p>0,58</text:p>
          </table:table-cell>
          <table:table-cell table:style-name="ce32"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table:style-name="ce33" table:formula="of:=[.C19]*([.G19]/100)" office:value-type="float" office:value="322.6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4" office:value-type="float" office:value="531571" calcext:value-type="float">
            <text:p>531571</text:p>
          </table:table-cell>
          <table:table-cell table:style-name="ce26" office:value-type="float" office:value="3408" calcext:value-type="float">
            <text:p>3408</text:p>
          </table:table-cell>
          <table:table-cell table:style-name="ce28" table:formula="of:=[.B20]/100" office:value-type="float" office:value="5315.71" calcext:value-type="float">
            <text:p>5316</text:p>
          </table:table-cell>
          <table:table-cell table:style-name="ce30" table:formula="of:=[.C20]/[.B20]*100" office:value-type="float" office:value="0.641118495929989" calcext:value-type="float">
            <text:p>0,64</text:p>
          </table:table-cell>
          <table:table-cell table:style-name="ce32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style-name="ce33" table:formula="of:=[.C20]*([.G20]/100)" office:value-type="float" office:value="408.96" calcext:value-type="float">
            <text:p>409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style-name="ce24" office:value-type="float" office:value="570691" calcext:value-type="float">
            <text:p>570691</text:p>
          </table:table-cell>
          <table:table-cell table:style-name="ce26" office:value-type="float" office:value="4464" calcext:value-type="float">
            <text:p>4464</text:p>
          </table:table-cell>
          <table:table-cell table:style-name="ce28" table:formula="of:=[.B21]/100" office:value-type="float" office:value="5706.91" calcext:value-type="float">
            <text:p>5707</text:p>
          </table:table-cell>
          <table:table-cell table:style-name="ce30" table:formula="of:=[.C21]/[.B21]*100" office:value-type="float" office:value="0.782209637089073" calcext:value-type="float">
            <text:p>0,78</text:p>
          </table:table-cell>
          <table:table-cell table:style-name="ce32"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style-name="ce33" table:formula="of:=[.C21]*([.G21]/100)" office:value-type="float" office:value="401.76" calcext:value-type="float">
            <text:p>402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style-name="ce24" office:value-type="float" office:value="577916" calcext:value-type="float">
            <text:p>577916</text:p>
          </table:table-cell>
          <table:table-cell table:style-name="ce26" office:value-type="float" office:value="5634" calcext:value-type="float">
            <text:p>5634</text:p>
          </table:table-cell>
          <table:table-cell table:style-name="ce28" table:formula="of:=[.B22]/100" office:value-type="float" office:value="5779.16" calcext:value-type="float">
            <text:p>5779</text:p>
          </table:table-cell>
          <table:table-cell table:style-name="ce30" table:formula="of:=[.C22]/[.B22]*100" office:value-type="float" office:value="0.974882162805667" calcext:value-type="float">
            <text:p>0,97</text:p>
          </table:table-cell>
          <table:table-cell table:style-name="ce32"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table:style-name="ce33" table:formula="of:=[.C22]*([.G22]/100)" office:value-type="float" office:value="507.06" calcext:value-type="float">
            <text:p>507</text:p>
          </table:table-cell>
          <table:table-cell office:value-type="float" office:value="0.3" calcext:value-type="float">
            <text:p>0,3</text:p>
          </table:table-cell>
          <table:table-cell table:number-columns-repeated="1015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4" office:value-type="float" office:value="672171" calcext:value-type="float">
            <text:p>672171</text:p>
          </table:table-cell>
          <table:table-cell table:style-name="ce26" office:value-type="float" office:value="7318" calcext:value-type="float">
            <text:p>7318</text:p>
          </table:table-cell>
          <table:table-cell table:style-name="ce28" table:formula="of:=[.B23]/100" office:value-type="float" office:value="6721.71" calcext:value-type="float">
            <text:p>6722</text:p>
          </table:table-cell>
          <table:table-cell table:style-name="ce30" table:formula="of:=[.C23]/[.B23]*100" office:value-type="float" office:value="1.08871105715659" calcext:value-type="float">
            <text:p>1,09</text:p>
          </table:table-cell>
          <table:table-cell table:style-name="ce32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style-name="ce33" table:formula="of:=[.C23]*([.G23]/100)" office:value-type="float" office:value="439.08" calcext:value-type="float">
            <text:p>439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4" office:value-type="float" office:value="891988" calcext:value-type="float">
            <text:p>891988</text:p>
          </table:table-cell>
          <table:table-cell table:style-name="ce26" office:value-type="float" office:value="8661" calcext:value-type="float">
            <text:p>8661</text:p>
          </table:table-cell>
          <table:table-cell table:style-name="ce28" table:formula="of:=[.B24]/100" office:value-type="float" office:value="8919.88" calcext:value-type="float">
            <text:p>8920</text:p>
          </table:table-cell>
          <table:table-cell table:style-name="ce30" table:formula="of:=[.C24]/[.B24]*100" office:value-type="float" office:value="0.97097718803392" calcext:value-type="float">
            <text:p>0,97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style-name="ce24" office:value-type="float" office:value="1055662" calcext:value-type="float">
            <text:p>1055662</text:p>
          </table:table-cell>
          <table:table-cell table:style-name="ce26" office:value-type="float" office:value="8921" calcext:value-type="float">
            <text:p>8921</text:p>
          </table:table-cell>
          <table:table-cell table:style-name="ce28" table:formula="of:=[.B25]/100" office:value-type="float" office:value="10556.62" calcext:value-type="float">
            <text:p>10557</text:p>
          </table:table-cell>
          <table:table-cell table:style-name="ce30" table:formula="of:=[.C25]/[.B25]*100" office:value-type="float" office:value="0.84506215057471" calcext:value-type="float">
            <text:p>0,85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office:value-type="float" office:value="1101299" calcext:value-type="float">
            <text:p>1101299</text:p>
          </table:table-cell>
          <table:table-cell office:value-type="float" office:value="8178" calcext:value-type="float">
            <text:p>8178</text:p>
          </table:table-cell>
          <table:table-cell table:style-name="ce28" table:formula="of:=[.B26]/100" office:value-type="float" office:value="11012.99" calcext:value-type="float">
            <text:p>11013</text:p>
          </table:table-cell>
          <table:table-cell table:style-name="ce30" table:formula="of:=[.C26]/[.B26]*100" office:value-type="float" office:value="0.742577628782011" calcext:value-type="float">
            <text:p>0,74</text:p>
          </table:table-cell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office:value-type="float" office:value="1051125" calcext:value-type="float">
            <text:p>1051125</text:p>
          </table:table-cell>
          <table:table-cell office:value-type="float" office:value="7754" calcext:value-type="float">
            <text:p>7754</text:p>
          </table:table-cell>
          <table:table-cell table:style-name="ce28" table:formula="of:=[.B27]/100" office:value-type="float" office:value="10511.25" calcext:value-type="float">
            <text:p>10511</text:p>
          </table:table-cell>
          <table:table-cell table:style-name="ce30" table:formula="of:=[.C27]/[.B27]*100" office:value-type="float" office:value="0.737685812819598" calcext:value-type="float">
            <text:p>0,74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office:value-type="float" office:value="1120835" calcext:value-type="float">
            <text:p>1120835</text:p>
          </table:table-cell>
          <table:table-cell office:value-type="float" office:value="9675" calcext:value-type="float">
            <text:p>9675</text:p>
          </table:table-cell>
          <table:table-cell table:style-name="ce28" table:formula="of:=[.B28]/100" office:value-type="float" office:value="11208.35" calcext:value-type="float">
            <text:p>11208</text:p>
          </table:table-cell>
          <table:table-cell table:style-name="ce30" table:formula="of:=[.C28]/[.B28]*100" office:value-type="float" office:value="0.863195742459862" calcext:value-type="float">
            <text:p>0,86</text:p>
          </table:table-cell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office:value-type="float" office:value="1085518" calcext:value-type="float">
            <text:p>1085518</text:p>
          </table:table-cell>
          <table:table-cell office:value-type="float" office:value="12917" calcext:value-type="float">
            <text:p>12917</text:p>
          </table:table-cell>
          <table:table-cell table:style-name="ce28" table:formula="of:=[.B29]/100" office:value-type="float" office:value="10855.18" calcext:value-type="float">
            <text:p>10855</text:p>
          </table:table-cell>
          <table:table-cell table:style-name="ce30" table:formula="of:=[.C29]/[.B29]*100" office:value-type="float" office:value="1.18993881262218" calcext:value-type="float">
            <text:p>1,19</text:p>
          </table:table-cell>
          <table:table-cell office:value-type="float" office:value="193" calcext:value-type="float">
            <text:p>193</text:p>
          </table:table-cell>
          <table:table-cell table:number-columns-repeated="1018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office:value-type="float" office:value="1168390" calcext:value-type="float">
            <text:p>1168390</text:p>
          </table:table-cell>
          <table:table-cell office:value-type="float" office:value="14301" calcext:value-type="float">
            <text:p>14301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95858" calcext:value-type="float">
            <text:p>1095858</text:p>
          </table:table-cell>
          <table:table-cell office:value-type="float" office:value="17964" calcext:value-type="float">
            <text:p>17964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00.00.0000</text:date>, <text:time style:data-style-name="N2" text:time-value="21:43:56.1768403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10-10T22:37:26.672104036</dc:date>
    <meta:editing-duration>P2DT12H7M32S</meta:editing-duration>
    <meta:editing-cycles>394</meta:editing-cycles>
    <meta:generator>LibreOffice/5.1.2.2$Linux_X86_64 LibreOffice_project/10m0$Build-2</meta:generator>
    <meta:document-statistic meta:table-count="7" meta:cell-count="417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4.002cm" style:legend-expansion="high" chart:style-name="ch2"/>
        <chart:plot-area chart:style-name="ch3" table:cell-range-address="'Deceased per week'.A1:'Deceased per week'.B32" chart:data-source-has-labels="both" svg:x="0.32cm" svg:y="0.18cm" svg:width="9.518cm" svg:height="8.64cm">
          <chartooo:coordinate-region svg:x="1.127cm" svg:y="0.379cm" svg:width="8.387cm" svg:height="7.649cm"/>
          <chart:axis chart:dimension="x" chart:name="primary-x" chart:style-name="ch4" chartooo:axis-type="auto">
            <chartooo:date-scale/>
            <chart:categories table:cell-range-address="'Deceased per week'.A2:'Deceased per week'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ceased per week'.B2:'Deceased per week'.B32" chart:label-cell-address="'Deceased per week'.B1:'Deceased per week'.B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deceased persons accumulated per week</text:p>
                <draw:g>
                  <svg:desc>'Deceased per week'.B1:'Deceased per week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Deceased per week'.A2:'Deceased per week'.A32</svg:desc>
                </draw:g>
              </table:table-cell>
              <table:table-cell office:value-type="float" office:value="2">
                <text:p>2</text:p>
                <draw:g>
                  <svg:desc>'Deceased per week'.B2:'Deceased per week'.B3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9 'PCR-Test situation'.E1:'PCR-Test situation'.E19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9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E2:'PCR-Test situation'.E19" chart:label-cell-address="'PCR-Test situation'.E1:'PCR-Test situation'.E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E1:'PCR-Test situation'.E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E2:'PCR-Test situation'.E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85815880632092">
                <text:p>3.85815880632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88cm" svg:height="10.755cm" xlink:href=".." xlink:type="simple" chart:class="chart:line" chart:style-name="ch1">
        <chart:legend chart:legend-position="end" svg:x="14.501cm" svg:y="4.829cm" style:legend-expansion="high" chart:style-name="ch2"/>
        <chart:plot-area chart:style-name="ch3" table:cell-range-address="'PCR-Test situation'.A1:'PCR-Test situation'.C31" chart:data-source-has-labels="both" svg:x="0.359cm" svg:y="0.215cm" svg:width="13.783cm" svg:height="10.325cm">
          <chartooo:coordinate-region svg:x="1.906cm" svg:y="0.414cm" svg:width="11.058cm" svg:height="9.479cm"/>
          <chart:axis chart:dimension="x" chart:name="primary-x" chart:style-name="ch4" chartooo:axis-type="auto">
            <chartooo:date-scale/>
            <chart:categories table:cell-range-address="'PCR-Test situation'.A2:'PCR-Test situation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CR-Test situation'.B2:'PCR-Test situation'.B31" chart:label-cell-address="'PCR-Test situation'.B1:'PCR-Test situation'.B1" chart:class="chart:line">
            <chart:data-point chart:repeated="30"/>
          </chart:series>
          <chart:series chart:attached-axis="secondary-y" chart:style-name="ch8" chart:values-cell-range-address="'PCR-Test situation'.C2:'PCR-Test situation'.C31" chart:label-cell-address="'PCR-Test situation'.C1:'PCR-Test situation'.C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s gesamt</text:p>
                <draw:g>
                  <svg:desc>'PCR-Test situation'.B1:'PCR-Test situation'.B1</svg:desc>
                </draw:g>
              </table:table-cell>
              <table:table-cell office:value-type="string">
                <text:p>Positive Tests</text:p>
                <draw:g>
                  <svg:desc>'PCR-Test situation'.C1:'PCR-Test situation'.C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31</svg:desc>
                </draw:g>
              </table:table-cell>
              <table:table-cell office:value-type="float" office:value="127457">
                <text:p>127457</text:p>
                <draw:g>
                  <svg:desc>'PCR-Test situation'.B2:'PCR-Test situation'.B31</svg:desc>
                </draw:g>
              </table:table-cell>
              <table:table-cell office:value-type="float" office:value="7582">
                <text:p>7582</text:p>
                <draw:g>
                  <svg:desc>'PCR-Test situation'.C2:'PCR-Test situation'.C31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8619">
                <text:p>348619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1515">
                <text:p>361515</text:p>
              </table:table-cell>
              <table:table-cell office:value-type="float" office:value="31414">
                <text:p>314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8348">
                <text:p>408348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0197">
                <text:p>380197</text:p>
              </table:table-cell>
              <table:table-cell office:value-type="float" office:value="30791">
                <text:p>30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1902">
                <text:p>331902</text:p>
              </table:table-cell>
              <table:table-cell office:value-type="float" office:value="22082">
                <text:p>220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3890">
                <text:p>363890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6788">
                <text:p>326788</text:p>
              </table:table-cell>
              <table:table-cell office:value-type="float" office:value="12608">
                <text:p>126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3875">
                <text:p>403875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2666">
                <text:p>432666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3467">
                <text:p>353467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5269">
                <text:p>405269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0986">
                <text:p>3409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5430">
                <text:p>32543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4142">
                <text:p>384142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2641">
                <text:p>462641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9486">
                <text:p>49948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3220">
                <text:p>503220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1571">
                <text:p>531571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0691">
                <text:p>570691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77916">
                <text:p>577916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72171">
                <text:p>672171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91988">
                <text:p>891988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55662">
                <text:p>1055662</text:p>
              </table:table-cell>
              <table:table-cell office:value-type="float" office:value="8921">
                <text:p>89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1299">
                <text:p>1101299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51125">
                <text:p>1051125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20835">
                <text:p>1120835</text:p>
              </table:table-cell>
              <table:table-cell office:value-type="float" office:value="9675">
                <text:p>96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85518">
                <text:p>1085518</text:p>
              </table:table-cell>
              <table:table-cell office:value-type="float" office:value="12917">
                <text:p>129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68390">
                <text:p>1168390</text:p>
              </table:table-cell>
              <table:table-cell office:value-type="float" office:value="14301">
                <text:p>143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5858">
                <text:p>1095858</text:p>
              </table:table-cell>
              <table:table-cell office:value-type="float" office:value="17964">
                <text:p>179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33cm" svg:y="0.316cm" chart:style-name="ch2">
          <text:p>Covid-19 Deutschland - Intensivbetten</text:p>
        </chart:title>
        <chart:plot-area chart:style-name="ch3" table:cell-range-address="Intensiv.A1:Intensiv.B2" chart:data-source-has-labels="row" svg:x="1.331cm" svg:y="1.275cm" svg:width="14.349cm" svg:height="6.564cm">
          <chartooo:coordinate-region svg:x="2.508cm" svg:y="1.474cm" svg:width="13.172cm" svg:height="5.718cm"/>
          <chart:axis chart:dimension="x" chart:name="primary-x" chart:style-name="ch4" chartooo:axis-type="auto">
            <chartooo:date-scale/>
            <chart:title svg:x="7.985cm" svg:y="8.019cm" chart:style-name="ch5">
              <text:p>Betten</text:p>
            </chart:title>
            <chart:categories table:cell-range-address="Intensiv.A1:Intensiv.B1"/>
          </chart:axis>
          <chart:axis chart:dimension="y" chart:name="primary-y" chart:style-name="ch6">
            <chart:title svg:x="0.451cm" svg:y="5.117cm" chart:style-name="ch7">
              <text:p>Anzahl</text:p>
            </chart:title>
            <chart:grid chart:style-name="ch8" chart:class="major"/>
          </chart:axis>
          <chart:series chart:style-name="ch9" chart:values-cell-range-address="Intensiv.A2:Intensiv.B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tten insgesamt</text:p>
                <draw:g>
                  <svg:desc>Intensiv.A1:Intensiv.B1</svg:desc>
                </draw:g>
              </table:table-cell>
              <table:table-cell office:value-type="string">
                <text:p>Covid-19-Fälle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33000">
                <text:p>33000</text:p>
                <draw:g>
                  <svg:desc>Intensiv.A2:Intensiv.B2</svg:desc>
                </draw:g>
              </table:table-cell>
              <table:table-cell office:value-type="float" office:value="470">
                <text:p>4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33cm" svg:height="12.97cm" xlink:href=".." xlink:type="simple" chart:class="chart:line" chart:style-name="ch1">
        <chart:legend chart:legend-position="end" svg:x="14.436cm" svg:y="5.738cm" style:legend-expansion="high" chart:style-name="ch2"/>
        <chart:plot-area chart:style-name="ch3" table:cell-range-address="'PCR-Test situation'.A2:'PCR-Test situation'.A23 'PCR-Test situation'.C1:'PCR-Test situation'.D23" chart:data-source-has-labels="both" svg:x="0.434cm" svg:y="0.259cm" svg:width="13.568cm" svg:height="12.452cm">
          <chartooo:coordinate-region svg:x="1.611cm" svg:y="0.458cm" svg:width="12.204cm" svg:height="11.606cm"/>
          <chart:axis chart:dimension="x" chart:name="primary-x" chart:style-name="ch4" chartooo:axis-type="auto">
            <chartooo:date-scale/>
            <chart:categories table:cell-range-address="'PCR-Test situation'.A2:'PCR-Test situation'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C2:'PCR-Test situation'.C23" chart:label-cell-address="'PCR-Test situation'.C1:'PCR-Test situation'.C1" chart:class="chart:line">
            <chart:data-point chart:repeated="22"/>
          </chart:series>
          <chart:series chart:style-name="ch7" chart:values-cell-range-address="'PCR-Test situation'.D2:'PCR-Test situation'.D23" chart:label-cell-address="'PCR-Test situation'.D1:'PCR-Test situation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Tests</text:p>
                <draw:g>
                  <svg:desc>'PCR-Test situation'.C1:'PCR-Test situation'.C1</svg:desc>
                </draw:g>
              </table:table-cell>
              <table:table-cell office:value-type="string">
                <text:p>Erwartet falsch-positive Tests bei  99% Spezifität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23</svg:desc>
                </draw:g>
              </table:table-cell>
              <table:table-cell office:value-type="float" office:value="7582">
                <text:p>7582</text:p>
                <draw:g>
                  <svg:desc>'PCR-Test situation'.C2:'PCR-Test situation'.C23</svg:desc>
                </draw:g>
              </table:table-cell>
              <table:table-cell office:value-type="float" office:value="1274.57">
                <text:p>1274.57</text:p>
                <draw:g>
                  <svg:desc>'PCR-Test situation'.D2:'PCR-Test situation'.D2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820">
                <text:p>23820</text:p>
              </table:table-cell>
              <table:table-cell office:value-type="float" office:value="3486.19">
                <text:p>3486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414">
                <text:p>31414</text:p>
              </table:table-cell>
              <table:table-cell office:value-type="float" office:value="3615.15">
                <text:p>3615.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885">
                <text:p>36885</text:p>
              </table:table-cell>
              <table:table-cell office:value-type="float" office:value="4083.48">
                <text:p>4083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791">
                <text:p>30791</text:p>
              </table:table-cell>
              <table:table-cell office:value-type="float" office:value="3801.97">
                <text:p>3801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082">
                <text:p>22082</text:p>
              </table:table-cell>
              <table:table-cell office:value-type="float" office:value="3319.02">
                <text:p>3319.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083">
                <text:p>18083</text:p>
              </table:table-cell>
              <table:table-cell office:value-type="float" office:value="3638.9">
                <text:p>3638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608">
                <text:p>12608</text:p>
              </table:table-cell>
              <table:table-cell office:value-type="float" office:value="3267.88">
                <text:p>3267.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755">
                <text:p>10755</text:p>
              </table:table-cell>
              <table:table-cell office:value-type="float" office:value="4038.75">
                <text:p>4038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33">
                <text:p>7233</text:p>
              </table:table-cell>
              <table:table-cell office:value-type="float" office:value="4326.66">
                <text:p>4326.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18">
                <text:p>5218</text:p>
              </table:table-cell>
              <table:table-cell office:value-type="float" office:value="3534.67">
                <text:p>3534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10">
                <text:p>4310</text:p>
              </table:table-cell>
              <table:table-cell office:value-type="float" office:value="4052.69">
                <text:p>4052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08">
                <text:p>3208</text:p>
              </table:table-cell>
              <table:table-cell office:value-type="float" office:value="3409.86">
                <text:p>3409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3254.3">
                <text:p>3254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35">
                <text:p>5135</text:p>
              </table:table-cell>
              <table:table-cell office:value-type="float" office:value="3841.42">
                <text:p>3841.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1">
                <text:p>3601</text:p>
              </table:table-cell>
              <table:table-cell office:value-type="float" office:value="4626.41">
                <text:p>4626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11">
                <text:p>3011</text:p>
              </table:table-cell>
              <table:table-cell office:value-type="float" office:value="4994.86">
                <text:p>4994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33">
                <text:p>2933</text:p>
              </table:table-cell>
              <table:table-cell office:value-type="float" office:value="5032.2">
                <text:p>5032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08">
                <text:p>3408</text:p>
              </table:table-cell>
              <table:table-cell office:value-type="float" office:value="5315.71">
                <text:p>5315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64">
                <text:p>4464</text:p>
              </table:table-cell>
              <table:table-cell office:value-type="float" office:value="5706.91">
                <text:p>5706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34">
                <text:p>5634</text:p>
              </table:table-cell>
              <table:table-cell office:value-type="float" office:value="5779.16">
                <text:p>5779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18">
                <text:p>7318</text:p>
              </table:table-cell>
              <table:table-cell office:value-type="float" office:value="6721.71">
                <text:p>6721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1cm" svg:height="16.086cm" xlink:href=".." xlink:type="simple" chart:class="chart:line" chart:style-name="ch1">
        <chart:title svg:x="5.119cm" svg:y="0.457cm" chart:style-name="ch2">
          <text:p>Covid-19 Germany - Infected fatality rate</text:p>
        </chart:title>
        <chart:subtitle svg:x="8.121cm" svg:y="1.557cm" chart:style-name="ch3">
          <text:p>non-delayed</text:p>
        </chart:subtitle>
        <chart:plot-area chart:style-name="ch4" table:cell-range-address="'Rate compare'.F2:'Rate compare'.F22 'Rate compare'.I1:'Rate compare'.I22" chart:data-source-has-labels="both" svg:x="1.381cm" svg:y="2.561cm" svg:width="16.75cm" svg:height="12.223cm">
          <chartooo:coordinate-region svg:x="2.293cm" svg:y="2.76cm" svg:width="15.651cm" svg:height="11.377cm"/>
          <chart:axis chart:dimension="x" chart:name="primary-x" chart:style-name="ch5" chartooo:axis-type="auto">
            <chartooo:date-scale/>
            <chart:title svg:x="9.302cm" svg:y="15.105cm" chart:style-name="ch6">
              <text:p>Week</text:p>
            </chart:title>
            <chart:categories table:cell-range-address="'Rate compare'.F2:'Rate compare'.F22"/>
          </chart:axis>
          <chart:axis chart:dimension="y" chart:name="primary-y" chart:style-name="ch5">
            <chart:title svg:x="0.451cm" svg:y="9.43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I2:'Rate compare'.I22" chart:label-cell-address="'Rate compare'.I1:'Rate compare'.I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FR</text:p>
                <draw:g>
                  <svg:desc>'Rate compare'.I1:'Rate compare'.I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Rate compare'.F2:'Rate compare'.F22</svg:desc>
                </draw:g>
              </table:table-cell>
              <table:table-cell office:value-type="float" office:value="0.00229885057471264">
                <text:p>0.00229885057471264</text:p>
                <draw:g>
                  <svg:desc>'Rate compare'.I2:'Rate compare'.I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62224797219003">
                <text:p>0.00162224797219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25344525595691">
                <text:p>0.009253445255956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43317078152526">
                <text:p>0.02433170781525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4117647058823">
                <text:p>0.04941176470588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87303230023422">
                <text:p>0.08873032300234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3456934795346">
                <text:p>0.1034569347953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91738382099828">
                <text:p>0.07917383820998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9022556390977">
                <text:p>0.1090225563909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3972535556645">
                <text:p>0.1039725355566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62230552952202">
                <text:p>0.0862230552952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660218671152229">
                <text:p>0.06602186711522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518292682926829">
                <text:p>0.05182926829268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0450281425891">
                <text:p>0.02204502814258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47697681803747">
                <text:p>0.02476976818037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63738019169329">
                <text:p>0.01637380191693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6534090909091">
                <text:p>0.01065340909090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84844384303112">
                <text:p>0.007848443843031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79866471938243">
                <text:p>0.00479866471938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8502994011976">
                <text:p>0.007485029940119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16914830256105">
                <text:p>0.004169148302561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9cm" svg:height="15.699cm" xlink:href=".." xlink:type="simple" chart:class="chart:line" chart:style-name="ch1">
        <chart:title svg:x="4.373cm" svg:y="0.449cm" chart:style-name="ch2">
          <text:p>Covid-19 Germany - Infected fatality rate</text:p>
        </chart:title>
        <chart:subtitle svg:x="7.19cm" svg:y="1.541cm" chart:style-name="ch3">
          <text:p>3 weeks delay</text:p>
        </chart:subtitle>
        <chart:plot-area chart:style-name="ch4" table:cell-range-address="'Rate compare'.B2:'Rate compare'.B20 'Rate compare'.E1:'Rate compare'.E20" chart:data-source-has-labels="both" svg:x="1.351cm" svg:y="2.537cm" svg:width="15.318cm" svg:height="11.868cm">
          <chartooo:coordinate-region svg:x="2.263cm" svg:y="2.737cm" svg:width="14.219cm" svg:height="11.021cm"/>
          <chart:axis chart:dimension="x" chart:name="primary-x" chart:style-name="ch5" chartooo:axis-type="auto">
            <chartooo:date-scale/>
            <chart:title svg:x="8.556cm" svg:y="14.718cm" chart:style-name="ch6">
              <text:p>Week</text:p>
            </chart:title>
            <chart:categories table:cell-range-address="'Rate compare'.B2:'Rate compare'.B20"/>
          </chart:axis>
          <chart:axis chart:dimension="y" chart:name="primary-y" chart:style-name="ch5">
            <chart:title svg:x="0.451cm" svg:y="9.229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E2:'Rate compare'.E20" chart:label-cell-address="'Rate compare'.E1:'Rate compare'.E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R</text:p>
                <draw:g>
                  <svg:desc>'Rate compare'.E1:'Rate compare'.E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'Rate compare'.B2:'Rate compare'.B20</svg:desc>
                </draw:g>
              </table:table-cell>
              <table:table-cell office:value-type="float" office:value="0.000080196749358426">
                <text:p>0.000080196749358426</text:p>
                <draw:g>
                  <svg:desc>'Rate compare'.E2:'Rate compare'.E2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439146800501882">
                <text:p>0.0004391468005018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44196106705119">
                <text:p>0.01441961067051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04829524443458">
                <text:p>0.07048295244434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81443573042669">
                <text:p>0.181443573042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4173818068341">
                <text:p>0.2541738180683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3875470861954">
                <text:p>0.2738754708619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56007393715342">
                <text:p>0.2560073937153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24818694601128">
                <text:p>0.2248186946011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6288209606987">
                <text:p>0.1462882096069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49217346676931">
                <text:p>0.0649217346676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79835148660583">
                <text:p>0.04798351486605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40214067278287">
                <text:p>0.0340214067278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39119903108599">
                <text:p>0.03391199031085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20059880239521">
                <text:p>0.0200598802395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08765195137556">
                <text:p>0.0108765195137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83461153717906">
                <text:p>0.00383461153717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2305190581501">
                <text:p>0.004423051905815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10848616723656">
                <text:p>0.003108486167236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